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09ff1c7" officeooo:paragraph-rsid="00a1d04f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officeooo:rsid="007d92ff" officeooo:paragraph-rsid="007d92ff"/>
    </style:style>
    <style:style style:name="P519" style:family="paragraph" style:parent-style-name="Standard">
      <style:text-properties style:use-window-font-color="true" officeooo:paragraph-rsid="007d92ff"/>
    </style:style>
    <style:style style:name="P520" style:family="paragraph" style:parent-style-name="Standard">
      <style:text-properties officeooo:paragraph-rsid="003c1931"/>
    </style:style>
    <style:style style:name="P521" style:family="paragraph" style:parent-style-name="Standard">
      <style:text-properties officeooo:paragraph-rsid="003fcbcf"/>
    </style:style>
    <style:style style:name="P522" style:family="paragraph" style:parent-style-name="Standard">
      <style:text-properties officeooo:paragraph-rsid="00432526"/>
    </style:style>
    <style:style style:name="P523" style:family="paragraph" style:parent-style-name="Standard">
      <style:text-properties officeooo:paragraph-rsid="004566c5"/>
    </style:style>
    <style:style style:name="P524" style:family="paragraph" style:parent-style-name="Standard">
      <style:text-properties officeooo:paragraph-rsid="004b8029"/>
    </style:style>
    <style:style style:name="P525" style:family="paragraph" style:parent-style-name="Standard">
      <style:text-properties officeooo:paragraph-rsid="0050b57f"/>
    </style:style>
    <style:style style:name="P526" style:family="paragraph" style:parent-style-name="Standard">
      <style:text-properties officeooo:rsid="00523bf9" officeooo:paragraph-rsid="00523bf9"/>
    </style:style>
    <style:style style:name="P527" style:family="paragraph" style:parent-style-name="Standard">
      <style:text-properties officeooo:paragraph-rsid="0055a125"/>
    </style:style>
    <style:style style:name="P528" style:family="paragraph" style:parent-style-name="Standard">
      <style:text-properties officeooo:paragraph-rsid="00572cb0"/>
    </style:style>
    <style:style style:name="P529" style:family="paragraph" style:parent-style-name="Standard">
      <style:text-properties officeooo:paragraph-rsid="005c5090"/>
    </style:style>
    <style:style style:name="P53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1" style:family="paragraph" style:parent-style-name="Standard">
      <style:text-properties fo:font-weight="bold" style:font-weight-asian="bold" style:font-weight-complex="bold"/>
    </style:style>
    <style:style style:name="P53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4" style:family="paragraph" style:parent-style-name="Standard">
      <style:text-properties fo:font-weight="bold" officeooo:paragraph-rsid="012e9465" style:font-weight-asian="bold" style:font-weight-complex="bold"/>
    </style:style>
    <style:style style:name="P535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6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7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8" style:family="paragraph" style:parent-style-name="Standard">
      <style:text-properties officeooo:rsid="001e2fb9" officeooo:paragraph-rsid="001e2fb9"/>
    </style:style>
    <style:style style:name="P539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0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1" style:family="paragraph" style:parent-style-name="Standard">
      <style:text-properties officeooo:paragraph-rsid="005f2637"/>
    </style:style>
    <style:style style:name="P542" style:family="paragraph" style:parent-style-name="Standard">
      <style:text-properties officeooo:rsid="005fb5cb" officeooo:paragraph-rsid="005fb5cb"/>
    </style:style>
    <style:style style:name="P543" style:family="paragraph" style:parent-style-name="Standard">
      <style:text-properties officeooo:paragraph-rsid="00607814"/>
    </style:style>
    <style:style style:name="P544" style:family="paragraph" style:parent-style-name="Standard">
      <style:text-properties officeooo:paragraph-rsid="0063f681"/>
    </style:style>
    <style:style style:name="P545" style:family="paragraph" style:parent-style-name="Standard">
      <style:text-properties officeooo:rsid="00644350" officeooo:paragraph-rsid="00644350"/>
    </style:style>
    <style:style style:name="P546" style:family="paragraph" style:parent-style-name="Standard">
      <style:text-properties officeooo:paragraph-rsid="00644350"/>
    </style:style>
    <style:style style:name="P547" style:family="paragraph" style:parent-style-name="Standard">
      <style:text-properties officeooo:paragraph-rsid="006579dd"/>
    </style:style>
    <style:style style:name="P548" style:family="paragraph" style:parent-style-name="Standard">
      <style:text-properties officeooo:paragraph-rsid="0066c57e"/>
    </style:style>
    <style:style style:name="P549" style:family="paragraph" style:parent-style-name="Standard">
      <style:text-properties officeooo:paragraph-rsid="0069643a"/>
    </style:style>
    <style:style style:name="P550" style:family="paragraph" style:parent-style-name="Standard">
      <style:text-properties officeooo:paragraph-rsid="0069ae1a"/>
    </style:style>
    <style:style style:name="P551" style:family="paragraph" style:parent-style-name="Standard">
      <style:text-properties officeooo:rsid="006f66ec" officeooo:paragraph-rsid="006f66ec"/>
    </style:style>
    <style:style style:name="P552" style:family="paragraph" style:parent-style-name="Standard">
      <style:text-properties officeooo:paragraph-rsid="006f66ec"/>
    </style:style>
    <style:style style:name="P553" style:family="paragraph" style:parent-style-name="Standard">
      <style:text-properties officeooo:paragraph-rsid="0071baff"/>
    </style:style>
    <style:style style:name="P554" style:family="paragraph" style:parent-style-name="Standard">
      <style:text-properties officeooo:rsid="0072cdc4" officeooo:paragraph-rsid="00751d17"/>
    </style:style>
    <style:style style:name="P555" style:family="paragraph" style:parent-style-name="Standard">
      <style:text-properties officeooo:paragraph-rsid="00751d17"/>
    </style:style>
    <style:style style:name="P556" style:family="paragraph" style:parent-style-name="Standard">
      <style:text-properties officeooo:rsid="00793c0d" officeooo:paragraph-rsid="00793c0d"/>
    </style:style>
    <style:style style:name="P557" style:family="paragraph" style:parent-style-name="Standard">
      <style:paragraph-properties fo:line-height="115%"/>
      <style:text-properties officeooo:rsid="00793c0d" officeooo:paragraph-rsid="00793c0d"/>
    </style:style>
    <style:style style:name="P558" style:family="paragraph" style:parent-style-name="Standard">
      <style:text-properties officeooo:rsid="00793c0d" officeooo:paragraph-rsid="007b2101"/>
    </style:style>
    <style:style style:name="P559" style:family="paragraph" style:parent-style-name="Standard">
      <style:text-properties officeooo:paragraph-rsid="00793c0d"/>
    </style:style>
    <style:style style:name="P560" style:family="paragraph" style:parent-style-name="Standard">
      <style:text-properties officeooo:paragraph-rsid="007b2101"/>
    </style:style>
    <style:style style:name="P561" style:family="paragraph" style:parent-style-name="Standard">
      <style:text-properties officeooo:rsid="007d92ff" officeooo:paragraph-rsid="007d92ff"/>
    </style:style>
    <style:style style:name="P562" style:family="paragraph" style:parent-style-name="Standard">
      <style:text-properties officeooo:paragraph-rsid="007d92ff"/>
    </style:style>
    <style:style style:name="P563" style:family="paragraph" style:parent-style-name="Standard">
      <style:text-properties officeooo:paragraph-rsid="0053faec"/>
    </style:style>
    <style:style style:name="P564" style:family="paragraph" style:parent-style-name="Standard">
      <style:text-properties officeooo:paragraph-rsid="008478a0"/>
    </style:style>
    <style:style style:name="P565" style:family="paragraph" style:parent-style-name="Standard">
      <style:text-properties officeooo:paragraph-rsid="008eeb87"/>
    </style:style>
    <style:style style:name="P566" style:family="paragraph" style:parent-style-name="Standard">
      <style:text-properties officeooo:paragraph-rsid="00905987"/>
    </style:style>
    <style:style style:name="P567" style:family="paragraph" style:parent-style-name="Standard">
      <style:text-properties officeooo:paragraph-rsid="00939859"/>
    </style:style>
    <style:style style:name="P568" style:family="paragraph" style:parent-style-name="Standard">
      <style:text-properties officeooo:paragraph-rsid="0097dc17"/>
    </style:style>
    <style:style style:name="P569" style:family="paragraph" style:parent-style-name="Standard">
      <style:text-properties officeooo:rsid="009d5b59" officeooo:paragraph-rsid="009d5b59"/>
    </style:style>
    <style:style style:name="P570" style:family="paragraph" style:parent-style-name="Standard">
      <style:text-properties officeooo:rsid="009d5b59" officeooo:paragraph-rsid="009ec4fc"/>
    </style:style>
    <style:style style:name="P571" style:family="paragraph" style:parent-style-name="Standard">
      <style:text-properties officeooo:paragraph-rsid="009d5b59"/>
    </style:style>
    <style:style style:name="P572" style:family="paragraph" style:parent-style-name="Standard">
      <style:text-properties officeooo:paragraph-rsid="009ec4fc"/>
    </style:style>
    <style:style style:name="P573" style:family="paragraph" style:parent-style-name="Standard">
      <style:text-properties officeooo:paragraph-rsid="009f187e"/>
    </style:style>
    <style:style style:name="P574" style:family="paragraph" style:parent-style-name="Standard">
      <style:text-properties officeooo:paragraph-rsid="007fd79d"/>
    </style:style>
    <style:style style:name="P575" style:family="paragraph" style:parent-style-name="Standard">
      <style:text-properties officeooo:paragraph-rsid="00a1d04f"/>
    </style:style>
    <style:style style:name="P576" style:family="paragraph" style:parent-style-name="Standard">
      <style:text-properties officeooo:rsid="00a6f347" officeooo:paragraph-rsid="00a6f347"/>
    </style:style>
    <style:style style:name="P577" style:family="paragraph" style:parent-style-name="Standard">
      <style:text-properties officeooo:paragraph-rsid="00aa7e9e"/>
    </style:style>
    <style:style style:name="P578" style:family="paragraph" style:parent-style-name="Standard">
      <style:text-properties officeooo:paragraph-rsid="00acfb9d"/>
    </style:style>
    <style:style style:name="P579" style:family="paragraph" style:parent-style-name="Standard">
      <style:text-properties officeooo:paragraph-rsid="00a1e031"/>
    </style:style>
    <style:style style:name="P580" style:family="paragraph" style:parent-style-name="Standard">
      <style:text-properties officeooo:paragraph-rsid="00635f1a"/>
    </style:style>
    <style:style style:name="P581" style:family="paragraph" style:parent-style-name="Standard">
      <style:text-properties officeooo:paragraph-rsid="00ba819c"/>
    </style:style>
    <style:style style:name="P582" style:family="paragraph" style:parent-style-name="Standard">
      <style:paragraph-properties fo:line-height="100%"/>
      <style:text-properties officeooo:rsid="00ba819c" officeooo:paragraph-rsid="00c12d1c"/>
    </style:style>
    <style:style style:name="P583" style:family="paragraph" style:parent-style-name="Standard">
      <style:text-properties officeooo:paragraph-rsid="00bc5e43"/>
    </style:style>
    <style:style style:name="P584" style:family="paragraph" style:parent-style-name="Standard">
      <style:text-properties officeooo:paragraph-rsid="00c50878"/>
    </style:style>
    <style:style style:name="P585" style:family="paragraph" style:parent-style-name="Standard">
      <style:text-properties officeooo:paragraph-rsid="00c7021f"/>
    </style:style>
    <style:style style:name="P586" style:family="paragraph" style:parent-style-name="Standard">
      <style:text-properties officeooo:paragraph-rsid="00c88326"/>
    </style:style>
    <style:style style:name="P587" style:family="paragraph" style:parent-style-name="Standard">
      <style:text-properties officeooo:paragraph-rsid="00af3424"/>
    </style:style>
    <style:style style:name="P588" style:family="paragraph" style:parent-style-name="Standard">
      <style:text-properties officeooo:paragraph-rsid="00cfa052"/>
    </style:style>
    <style:style style:name="P589" style:family="paragraph" style:parent-style-name="Standard">
      <style:text-properties officeooo:paragraph-rsid="00d63bc5"/>
    </style:style>
    <style:style style:name="P590" style:family="paragraph" style:parent-style-name="Standard">
      <style:text-properties officeooo:paragraph-rsid="00d833d3"/>
    </style:style>
    <style:style style:name="P591" style:family="paragraph" style:parent-style-name="Standard">
      <style:text-properties officeooo:paragraph-rsid="00dd44af"/>
    </style:style>
    <style:style style:name="P592" style:family="paragraph" style:parent-style-name="Standard">
      <style:text-properties officeooo:paragraph-rsid="00e1ae30"/>
    </style:style>
    <style:style style:name="P593" style:family="paragraph" style:parent-style-name="Standard">
      <style:text-properties officeooo:paragraph-rsid="00e56ddc"/>
    </style:style>
    <style:style style:name="P594" style:family="paragraph" style:parent-style-name="Standard">
      <style:text-properties officeooo:paragraph-rsid="00e6e228"/>
    </style:style>
    <style:style style:name="P595" style:family="paragraph" style:parent-style-name="Standard">
      <style:text-properties officeooo:paragraph-rsid="00e9938e"/>
    </style:style>
    <style:style style:name="P596" style:family="paragraph" style:parent-style-name="Standard">
      <style:text-properties officeooo:paragraph-rsid="00eb49f4"/>
    </style:style>
    <style:style style:name="P597" style:family="paragraph" style:parent-style-name="Standard">
      <style:text-properties officeooo:paragraph-rsid="00ec9cc0"/>
    </style:style>
    <style:style style:name="P598" style:family="paragraph" style:parent-style-name="Standard">
      <style:text-properties officeooo:paragraph-rsid="00f4c6c5"/>
    </style:style>
    <style:style style:name="P599" style:family="paragraph" style:parent-style-name="Standard">
      <style:text-properties officeooo:rsid="00f4c6c5" officeooo:paragraph-rsid="00f4c6c5"/>
    </style:style>
    <style:style style:name="P600" style:family="paragraph" style:parent-style-name="Standard">
      <style:text-properties officeooo:rsid="00f68ffb" officeooo:paragraph-rsid="00f68ffb"/>
    </style:style>
    <style:style style:name="P601" style:family="paragraph" style:parent-style-name="Standard">
      <style:text-properties officeooo:paragraph-rsid="00f9fdc0"/>
    </style:style>
    <style:style style:name="P602" style:family="paragraph" style:parent-style-name="Standard">
      <style:text-properties officeooo:paragraph-rsid="00fb5f7f"/>
    </style:style>
    <style:style style:name="P603" style:family="paragraph" style:parent-style-name="Standard">
      <style:text-properties officeooo:paragraph-rsid="00fc67ff"/>
    </style:style>
    <style:style style:name="P604" style:family="paragraph" style:parent-style-name="Standard">
      <style:text-properties officeooo:paragraph-rsid="00fdd6a8"/>
    </style:style>
    <style:style style:name="P605" style:family="paragraph" style:parent-style-name="Standard">
      <style:text-properties officeooo:rsid="010639c7" officeooo:paragraph-rsid="01078b3d"/>
    </style:style>
    <style:style style:name="P606" style:family="paragraph" style:parent-style-name="Standard">
      <style:text-properties officeooo:rsid="010639c7" officeooo:paragraph-rsid="01078ca1"/>
    </style:style>
    <style:style style:name="P607" style:family="paragraph" style:parent-style-name="Standard">
      <style:text-properties officeooo:paragraph-rsid="010639c7"/>
    </style:style>
    <style:style style:name="P608" style:family="paragraph" style:parent-style-name="Standard">
      <style:text-properties officeooo:paragraph-rsid="010c3ac9"/>
    </style:style>
    <style:style style:name="P609" style:family="paragraph" style:parent-style-name="Standard">
      <style:text-properties officeooo:paragraph-rsid="010f5523"/>
    </style:style>
    <style:style style:name="P610" style:family="paragraph" style:parent-style-name="Standard">
      <style:text-properties officeooo:paragraph-rsid="010ff277"/>
    </style:style>
    <style:style style:name="P611" style:family="paragraph" style:parent-style-name="Standard">
      <style:text-properties officeooo:paragraph-rsid="0111d037"/>
    </style:style>
    <style:style style:name="P612" style:family="paragraph" style:parent-style-name="Standard">
      <style:text-properties officeooo:paragraph-rsid="01148430"/>
    </style:style>
    <style:style style:name="P613" style:family="paragraph" style:parent-style-name="Standard">
      <style:text-properties officeooo:paragraph-rsid="01190d75"/>
    </style:style>
    <style:style style:name="P614" style:family="paragraph" style:parent-style-name="Standard">
      <style:text-properties officeooo:rsid="011e7671" officeooo:paragraph-rsid="011e7671"/>
    </style:style>
    <style:style style:name="P615" style:family="paragraph" style:parent-style-name="Standard">
      <style:text-properties officeooo:paragraph-rsid="011e7671"/>
    </style:style>
    <style:style style:name="P616" style:family="paragraph" style:parent-style-name="Standard">
      <style:text-properties officeooo:paragraph-rsid="01206a6e"/>
    </style:style>
    <style:style style:name="P617" style:family="paragraph" style:parent-style-name="Standard">
      <style:text-properties officeooo:paragraph-rsid="008c034a"/>
    </style:style>
    <style:style style:name="P618" style:family="paragraph" style:parent-style-name="Standard">
      <style:text-properties officeooo:paragraph-rsid="012b24b3"/>
    </style:style>
    <style:style style:name="P619" style:family="paragraph" style:parent-style-name="Standard">
      <style:text-properties officeooo:paragraph-rsid="012e9465"/>
    </style:style>
    <style:style style:name="P62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2" style:family="paragraph" style:parent-style-name="Standard">
      <style:text-properties officeooo:paragraph-rsid="01401741"/>
    </style:style>
    <style:style style:name="P623" style:family="paragraph" style:parent-style-name="Standard">
      <style:text-properties officeooo:paragraph-rsid="01466326"/>
    </style:style>
    <style:style style:name="P62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officeooo:paragraph-rsid="00d459e3"/>
    </style:style>
    <style:style style:name="P626" style:family="paragraph" style:parent-style-name="Standard">
      <style:text-properties officeooo:paragraph-rsid="0149fc19"/>
    </style:style>
    <style:style style:name="P627" style:family="paragraph" style:parent-style-name="Standard">
      <style:text-properties officeooo:paragraph-rsid="01078ca1"/>
    </style:style>
    <style:style style:name="P628" style:family="paragraph" style:parent-style-name="Standard">
      <style:text-properties officeooo:paragraph-rsid="010ab710"/>
    </style:style>
    <style:style style:name="P629" style:family="paragraph" style:parent-style-name="Standard">
      <style:text-properties officeooo:paragraph-rsid="014be95f"/>
    </style:style>
    <style:style style:name="P630" style:family="paragraph" style:parent-style-name="Standard">
      <style:text-properties officeooo:paragraph-rsid="014f285e"/>
    </style:style>
    <style:style style:name="P631" style:family="paragraph" style:parent-style-name="Standard">
      <style:text-properties officeooo:rsid="01528202" officeooo:paragraph-rsid="016331b0"/>
    </style:style>
    <style:style style:name="P632" style:family="paragraph" style:parent-style-name="Standard">
      <style:text-properties officeooo:paragraph-rsid="01549026"/>
    </style:style>
    <style:style style:name="P633" style:family="paragraph" style:parent-style-name="Standard">
      <style:text-properties officeooo:paragraph-rsid="015882c3"/>
    </style:style>
    <style:style style:name="P634" style:family="paragraph" style:parent-style-name="Standard">
      <style:text-properties officeooo:paragraph-rsid="015ee267"/>
    </style:style>
    <style:style style:name="P635" style:family="paragraph" style:parent-style-name="Standard">
      <style:text-properties officeooo:paragraph-rsid="01604964"/>
    </style:style>
    <style:style style:name="P636" style:family="paragraph" style:parent-style-name="Standard">
      <style:text-properties officeooo:paragraph-rsid="016331b0"/>
    </style:style>
    <style:style style:name="P637" style:family="paragraph" style:parent-style-name="Standard">
      <style:paragraph-properties fo:line-height="150%"/>
      <style:text-properties officeooo:paragraph-rsid="0166b397"/>
    </style:style>
    <style:style style:name="P638" style:family="paragraph" style:parent-style-name="Standard">
      <style:text-properties officeooo:paragraph-rsid="01770822"/>
    </style:style>
    <style:style style:name="P639" style:family="paragraph" style:parent-style-name="Standard">
      <style:text-properties officeooo:paragraph-rsid="0179bfd9"/>
    </style:style>
    <style:style style:name="P640" style:family="paragraph" style:parent-style-name="Standard">
      <style:text-properties officeooo:paragraph-rsid="017e219d"/>
    </style:style>
    <style:style style:name="P64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67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69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50%" fo:break-before="page"/>
      <style:text-properties officeooo:paragraph-rsid="0166b397"/>
    </style:style>
    <style:style style:name="P673" style:family="paragraph" style:parent-style-name="Standard">
      <style:paragraph-properties fo:line-height="150%" fo:break-before="page"/>
      <style:text-properties officeooo:paragraph-rsid="0169df86"/>
    </style:style>
    <style:style style:name="P674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5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6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87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88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0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2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4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5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6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698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699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1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2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3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4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5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06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07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08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09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0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1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2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3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4" style:family="paragraph" style:parent-style-name="Standard" style:list-style-name="L1">
      <style:text-properties officeooo:paragraph-rsid="001c5680"/>
    </style:style>
    <style:style style:name="P715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16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17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18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19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0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1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2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3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4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5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26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28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29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0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2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3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4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5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36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37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38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39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0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1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2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3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4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5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46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47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48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49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0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1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2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3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4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5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56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7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8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9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0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1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2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3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4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65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66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67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68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69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0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1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2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3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4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5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76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7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8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9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0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1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2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5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6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8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88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89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0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1" style:family="paragraph" style:parent-style-name="Standard" style:list-style-name="L29">
      <style:text-properties officeooo:paragraph-rsid="00a8ca1b"/>
    </style:style>
    <style:style style:name="P792" style:family="paragraph" style:parent-style-name="Standard" style:list-style-name="L38">
      <style:text-properties officeooo:paragraph-rsid="00f9fdc0"/>
    </style:style>
    <style:style style:name="P793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94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795" style:family="paragraph" style:parent-style-name="Standard" style:list-style-name="L63">
      <style:text-properties officeooo:paragraph-rsid="013e50cb"/>
    </style:style>
    <style:style style:name="P796" style:family="paragraph" style:parent-style-name="Standard" style:list-style-name="L63">
      <style:text-properties officeooo:paragraph-rsid="01401741"/>
    </style:style>
    <style:style style:name="P797" style:family="paragraph" style:parent-style-name="Standard" style:list-style-name="L63">
      <style:text-properties officeooo:paragraph-rsid="013db3b4"/>
    </style:style>
    <style:style style:name="P79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99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0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1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2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3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04" style:family="paragraph" style:parent-style-name="Standard">
      <style:text-properties officeooo:paragraph-rsid="0179bfd9"/>
    </style:style>
    <style:style style:name="P805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style:font-style-asian="italic" style:font-style-complex="italic"/>
    </style:style>
    <style:style style:name="T112" style:family="text">
      <style:text-properties fo:font-style="italic" style:text-underline-style="none" officeooo:rsid="010f422a" style:font-style-asian="italic" style:font-style-complex="italic"/>
    </style:style>
    <style:style style:name="T113" style:family="text">
      <style:text-properties fo:font-style="italic" style:text-underline-style="none" officeooo:rsid="004caf23" style:font-style-asian="italic" style:font-style-complex="italic"/>
    </style:style>
    <style:style style:name="T114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5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6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17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2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3" style:family="text">
      <style:text-properties officeooo:rsid="0010e9b7"/>
    </style:style>
    <style:style style:name="T134" style:family="text">
      <style:text-properties fo:color="#ff0000"/>
    </style:style>
    <style:style style:name="T135" style:family="text">
      <style:text-properties fo:color="#ff0000" fo:font-style="italic" officeooo:rsid="0011b025" style:font-style-asian="italic" style:font-style-complex="italic"/>
    </style:style>
    <style:style style:name="T136" style:family="text">
      <style:text-properties fo:color="#ff0000" fo:font-style="italic" officeooo:rsid="00186c3f" style:font-style-asian="italic" style:font-style-complex="italic"/>
    </style:style>
    <style:style style:name="T137" style:family="text">
      <style:text-properties fo:color="#ff0000" officeooo:rsid="0013daba"/>
    </style:style>
    <style:style style:name="T138" style:family="text">
      <style:text-properties fo:color="#ff0000" officeooo:rsid="00186c3f"/>
    </style:style>
    <style:style style:name="T139" style:family="text">
      <style:text-properties fo:color="#ff0000" officeooo:rsid="00acfb9d"/>
    </style:style>
    <style:style style:name="T140" style:family="text">
      <style:text-properties fo:color="#ff0000" fo:font-weight="normal" style:font-weight-asian="normal" style:font-weight-complex="normal"/>
    </style:style>
    <style:style style:name="T141" style:family="text">
      <style:text-properties fo:color="#ff0000" fo:font-weight="normal" officeooo:rsid="014d6fa3" style:font-weight-asian="normal" style:font-weight-complex="normal"/>
    </style:style>
    <style:style style:name="T142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3" style:family="text">
      <style:text-properties fo:color="#0000ff"/>
    </style:style>
    <style:style style:name="T144" style:family="text">
      <style:text-properties fo:color="#0000ff" fo:font-style="italic" officeooo:rsid="0011b025" style:font-style-asian="italic" style:font-style-complex="italic"/>
    </style:style>
    <style:style style:name="T145" style:family="text">
      <style:text-properties fo:color="#0000ff" fo:font-style="italic" officeooo:rsid="0013daba" style:font-style-asian="italic" style:font-style-complex="italic"/>
    </style:style>
    <style:style style:name="T146" style:family="text">
      <style:text-properties fo:color="#0000ff" fo:font-style="italic" officeooo:rsid="00186c3f" style:font-style-asian="italic" style:font-style-complex="italic"/>
    </style:style>
    <style:style style:name="T147" style:family="text">
      <style:text-properties fo:color="#0000ff" fo:font-style="italic" officeooo:rsid="0012a0dc" style:font-style-asian="italic" style:font-style-complex="italic"/>
    </style:style>
    <style:style style:name="T148" style:family="text">
      <style:text-properties fo:color="#0000ff" fo:font-style="italic" officeooo:rsid="009f187e" style:font-style-asian="italic" style:font-style-complex="italic"/>
    </style:style>
    <style:style style:name="T149" style:family="text">
      <style:text-properties fo:color="#0000ff" officeooo:rsid="0013daba"/>
    </style:style>
    <style:style style:name="T150" style:family="text">
      <style:text-properties fo:color="#0000ff" officeooo:rsid="00186c3f"/>
    </style:style>
    <style:style style:name="T151" style:family="text">
      <style:text-properties fo:color="#0000ff" fo:background-color="transparent" loext:char-shading-value="0"/>
    </style:style>
    <style:style style:name="T152" style:family="text">
      <style:text-properties fo:color="#0000ff" officeooo:rsid="00acfb9d"/>
    </style:style>
    <style:style style:name="T153" style:family="text">
      <style:text-properties fo:color="#0000ff" fo:font-weight="normal" style:font-weight-asian="normal" style:font-weight-complex="normal"/>
    </style:style>
    <style:style style:name="T154" style:family="text">
      <style:text-properties fo:color="#0000ff" fo:font-weight="normal" officeooo:rsid="014d6fa3" style:font-weight-asian="normal" style:font-weight-complex="normal"/>
    </style:style>
    <style:style style:name="T155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56" style:family="text">
      <style:text-properties fo:color="#008000"/>
    </style:style>
    <style:style style:name="T157" style:family="text">
      <style:text-properties fo:color="#008000" fo:font-style="italic" style:font-style-asian="italic" style:font-style-complex="italic"/>
    </style:style>
    <style:style style:name="T158" style:family="text">
      <style:text-properties fo:color="#008000" fo:font-style="italic" officeooo:rsid="0011b025" style:font-style-asian="italic" style:font-style-complex="italic"/>
    </style:style>
    <style:style style:name="T159" style:family="text">
      <style:text-properties fo:color="#008000" fo:font-style="italic" officeooo:rsid="0013daba" style:font-style-asian="italic" style:font-style-complex="italic"/>
    </style:style>
    <style:style style:name="T160" style:family="text">
      <style:text-properties fo:color="#008000" fo:font-style="italic" officeooo:rsid="009f187e" style:font-style-asian="italic" style:font-style-complex="italic"/>
    </style:style>
    <style:style style:name="T161" style:family="text">
      <style:text-properties fo:color="#008000" officeooo:rsid="0013daba"/>
    </style:style>
    <style:style style:name="T162" style:family="text">
      <style:text-properties fo:color="#008000" officeooo:rsid="00acfb9d"/>
    </style:style>
    <style:style style:name="T163" style:family="text">
      <style:text-properties fo:color="#008000" fo:font-weight="normal" officeooo:rsid="007ca694" style:font-weight-asian="normal" style:font-weight-complex="normal"/>
    </style:style>
    <style:style style:name="T164" style:family="text">
      <style:text-properties fo:color="#ff00ff"/>
    </style:style>
    <style:style style:name="T165" style:family="text">
      <style:text-properties fo:color="#ff00ff" fo:font-style="italic" officeooo:rsid="0011b025" style:font-style-asian="italic" style:font-style-complex="italic"/>
    </style:style>
    <style:style style:name="T166" style:family="text">
      <style:text-properties fo:color="#ff00ff" fo:font-style="italic" officeooo:rsid="0013daba" style:font-style-asian="italic" style:font-style-complex="italic"/>
    </style:style>
    <style:style style:name="T167" style:family="text">
      <style:text-properties fo:color="#ff00ff" fo:font-style="italic" officeooo:rsid="00186c3f" style:font-style-asian="italic" style:font-style-complex="italic"/>
    </style:style>
    <style:style style:name="T168" style:family="text">
      <style:text-properties fo:color="#ff00ff" officeooo:rsid="00186c3f"/>
    </style:style>
    <style:style style:name="T169" style:family="text">
      <style:text-properties fo:color="#ff00ff" officeooo:rsid="00acfb9d"/>
    </style:style>
    <style:style style:name="T170" style:family="text">
      <style:text-properties fo:color="#1e90ff"/>
    </style:style>
    <style:style style:name="T171" style:family="text">
      <style:text-properties fo:color="#1e90ff" fo:font-style="italic" style:font-style-asian="italic" style:font-style-complex="italic"/>
    </style:style>
    <style:style style:name="T172" style:family="text">
      <style:text-properties fo:color="#1e90ff" fo:font-style="italic" officeooo:rsid="0013daba" style:font-style-asian="italic" style:font-style-complex="italic"/>
    </style:style>
    <style:style style:name="T173" style:family="text">
      <style:text-properties fo:color="#1e90ff" fo:font-style="italic" officeooo:rsid="00186c3f" style:font-style-asian="italic" style:font-style-complex="italic"/>
    </style:style>
    <style:style style:name="T174" style:family="text">
      <style:text-properties fo:color="#1e90ff" fo:font-style="italic" officeooo:rsid="0011b025" style:font-style-asian="italic" style:font-style-complex="italic"/>
    </style:style>
    <style:style style:name="T175" style:family="text">
      <style:text-properties fo:color="#1e90ff" officeooo:rsid="0013daba"/>
    </style:style>
    <style:style style:name="T176" style:family="text">
      <style:text-properties fo:color="#1e90ff" officeooo:rsid="00186c3f"/>
    </style:style>
    <style:style style:name="T177" style:family="text">
      <style:text-properties officeooo:rsid="0013daba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style="normal" officeooo:rsid="00134990" style:font-style-asian="normal" style:font-style-complex="normal"/>
    </style:style>
    <style:style style:name="T180" style:family="text">
      <style:text-properties fo:font-style="normal" officeooo:rsid="0013daba" style:font-style-asian="normal" style:font-style-complex="normal"/>
    </style:style>
    <style:style style:name="T181" style:family="text">
      <style:text-properties fo:font-style="normal" officeooo:rsid="00154f37" style:font-style-asian="normal" style:font-style-complex="normal"/>
    </style:style>
    <style:style style:name="T182" style:family="text">
      <style:text-properties fo:font-style="normal" officeooo:rsid="001819bc" style:font-style-asian="normal" style:font-style-complex="normal"/>
    </style:style>
    <style:style style:name="T183" style:family="text">
      <style:text-properties fo:font-style="normal" officeooo:rsid="00186c3f" style:font-style-asian="normal" style:font-style-complex="normal"/>
    </style:style>
    <style:style style:name="T184" style:family="text">
      <style:text-properties fo:font-style="normal" officeooo:rsid="0018e013" style:font-style-asian="normal" style:font-style-complex="normal"/>
    </style:style>
    <style:style style:name="T185" style:family="text">
      <style:text-properties fo:font-style="normal" officeooo:rsid="001c0ef5" style:font-style-asian="normal" style:font-style-complex="normal"/>
    </style:style>
    <style:style style:name="T186" style:family="text">
      <style:text-properties fo:font-style="normal" officeooo:rsid="0055a125" style:font-style-asian="normal" style:font-style-complex="normal"/>
    </style:style>
    <style:style style:name="T187" style:family="text">
      <style:text-properties fo:font-style="normal" officeooo:rsid="005fb5cb" style:font-style-asian="normal" style:font-style-complex="normal"/>
    </style:style>
    <style:style style:name="T188" style:family="text">
      <style:text-properties fo:font-style="normal" officeooo:rsid="00607814" style:font-style-asian="normal" style:font-style-complex="normal"/>
    </style:style>
    <style:style style:name="T189" style:family="text">
      <style:text-properties fo:font-style="normal" officeooo:rsid="00616041" style:font-style-asian="normal" style:font-style-complex="normal"/>
    </style:style>
    <style:style style:name="T190" style:family="text">
      <style:text-properties fo:font-style="normal" officeooo:rsid="0063f681" style:font-style-asian="normal" style:font-style-complex="normal"/>
    </style:style>
    <style:style style:name="T191" style:family="text">
      <style:text-properties fo:font-style="normal" officeooo:rsid="00644350" style:font-style-asian="normal" style:font-style-complex="normal"/>
    </style:style>
    <style:style style:name="T192" style:family="text">
      <style:text-properties fo:font-style="normal" officeooo:rsid="006579dd" style:font-style-asian="normal" style:font-style-complex="normal"/>
    </style:style>
    <style:style style:name="T193" style:family="text">
      <style:text-properties fo:font-style="normal" officeooo:rsid="0068aca7" style:font-style-asian="normal" style:font-style-complex="normal"/>
    </style:style>
    <style:style style:name="T194" style:family="text">
      <style:text-properties fo:font-style="normal" officeooo:rsid="0069ae1a" style:font-style-asian="normal" style:font-style-complex="normal"/>
    </style:style>
    <style:style style:name="T195" style:family="text">
      <style:text-properties fo:font-style="normal" officeooo:rsid="006b8991" style:font-style-asian="normal" style:font-style-complex="normal"/>
    </style:style>
    <style:style style:name="T196" style:family="text">
      <style:text-properties fo:font-style="normal" officeooo:rsid="0069643a" style:font-style-asian="normal" style:font-style-complex="normal"/>
    </style:style>
    <style:style style:name="T197" style:family="text">
      <style:text-properties fo:font-style="normal" officeooo:rsid="006f66ec" style:font-style-asian="normal" style:font-style-complex="normal"/>
    </style:style>
    <style:style style:name="T198" style:family="text">
      <style:text-properties fo:font-style="normal" officeooo:rsid="006d78d1" style:font-style-asian="normal" style:font-style-complex="normal"/>
    </style:style>
    <style:style style:name="T199" style:family="text">
      <style:text-properties fo:font-style="normal" officeooo:rsid="0071baff" style:font-style-asian="normal" style:font-style-complex="normal"/>
    </style:style>
    <style:style style:name="T200" style:family="text">
      <style:text-properties fo:font-style="normal" officeooo:rsid="00751d17" style:font-style-asian="normal" style:font-style-complex="normal"/>
    </style:style>
    <style:style style:name="T201" style:family="text">
      <style:text-properties fo:font-style="normal" officeooo:rsid="0075c7db" style:font-style-asian="normal" style:font-style-complex="normal"/>
    </style:style>
    <style:style style:name="T202" style:family="text">
      <style:text-properties fo:font-style="normal" officeooo:rsid="007b2101" style:font-style-asian="normal" style:font-style-complex="normal"/>
    </style:style>
    <style:style style:name="T203" style:family="text">
      <style:text-properties fo:font-style="normal" officeooo:rsid="007d92ff" style:font-style-asian="normal" style:font-style-complex="normal"/>
    </style:style>
    <style:style style:name="T204" style:family="text">
      <style:text-properties fo:font-style="normal" officeooo:rsid="00819260" style:font-style-asian="normal" style:font-style-complex="normal"/>
    </style:style>
    <style:style style:name="T205" style:family="text">
      <style:text-properties fo:font-style="normal" officeooo:rsid="008478a0" style:font-style-asian="normal" style:font-style-complex="normal"/>
    </style:style>
    <style:style style:name="T206" style:family="text">
      <style:text-properties fo:font-style="normal" officeooo:rsid="0085ac68" style:font-style-asian="normal" style:font-style-complex="normal"/>
    </style:style>
    <style:style style:name="T207" style:family="text">
      <style:text-properties fo:font-style="normal" officeooo:rsid="00941a11" style:font-style-asian="normal" style:font-style-complex="normal"/>
    </style:style>
    <style:style style:name="T208" style:family="text">
      <style:text-properties fo:font-style="normal" officeooo:rsid="009d5b59" style:font-style-asian="normal" style:font-style-complex="normal"/>
    </style:style>
    <style:style style:name="T209" style:family="text">
      <style:text-properties fo:font-style="normal" officeooo:rsid="009ec4fc" style:font-style-asian="normal" style:font-style-complex="normal"/>
    </style:style>
    <style:style style:name="T210" style:family="text">
      <style:text-properties fo:font-style="normal" officeooo:rsid="00a6f347" style:font-style-asian="normal" style:font-style-complex="normal"/>
    </style:style>
    <style:style style:name="T211" style:family="text">
      <style:text-properties fo:font-style="normal" officeooo:rsid="00a1e031" style:font-style-asian="normal" style:font-style-complex="normal"/>
    </style:style>
    <style:style style:name="T212" style:family="text">
      <style:text-properties fo:font-style="normal" officeooo:rsid="00acfb9d" style:font-style-asian="normal" style:font-style-complex="normal"/>
    </style:style>
    <style:style style:name="T213" style:family="text">
      <style:text-properties fo:font-style="normal" officeooo:rsid="00af3424" style:font-style-asian="normal" style:font-style-complex="normal"/>
    </style:style>
    <style:style style:name="T214" style:family="text">
      <style:text-properties fo:font-style="normal" officeooo:rsid="00ba819c" style:font-style-asian="normal" style:font-style-complex="normal"/>
    </style:style>
    <style:style style:name="T215" style:family="text">
      <style:text-properties fo:font-style="normal" officeooo:rsid="00bbf4cd" style:font-style-asian="normal" style:font-style-complex="normal"/>
    </style:style>
    <style:style style:name="T216" style:family="text">
      <style:text-properties fo:font-style="normal" officeooo:rsid="00bc5e43" style:font-style-asian="normal" style:font-style-complex="normal"/>
    </style:style>
    <style:style style:name="T217" style:family="text">
      <style:text-properties fo:font-style="normal" officeooo:rsid="00bdd473" style:font-style-asian="normal" style:font-style-complex="normal"/>
    </style:style>
    <style:style style:name="T218" style:family="text">
      <style:text-properties fo:font-style="normal" officeooo:rsid="00c12d1c" style:font-style-asian="normal" style:font-style-complex="normal"/>
    </style:style>
    <style:style style:name="T219" style:family="text">
      <style:text-properties fo:font-style="normal" officeooo:rsid="00c2c999" style:font-style-asian="normal" style:font-style-complex="normal"/>
    </style:style>
    <style:style style:name="T220" style:family="text">
      <style:text-properties fo:font-style="normal" officeooo:rsid="00c495da" style:font-style-asian="normal" style:font-style-complex="normal"/>
    </style:style>
    <style:style style:name="T221" style:family="text">
      <style:text-properties fo:font-style="normal" officeooo:rsid="00c50878" style:font-style-asian="normal" style:font-style-complex="normal"/>
    </style:style>
    <style:style style:name="T222" style:family="text">
      <style:text-properties fo:font-style="normal" officeooo:rsid="0066b31e" style:font-style-asian="normal" style:font-style-complex="normal"/>
    </style:style>
    <style:style style:name="T223" style:family="text">
      <style:text-properties fo:font-style="normal" officeooo:rsid="00684bfc" style:font-style-asian="normal" style:font-style-complex="normal"/>
    </style:style>
    <style:style style:name="T224" style:family="text">
      <style:text-properties fo:font-style="normal" officeooo:rsid="00c7021f" style:font-style-asian="normal" style:font-style-complex="normal"/>
    </style:style>
    <style:style style:name="T225" style:family="text">
      <style:text-properties fo:font-style="normal" officeooo:rsid="00c7cebc" style:font-style-asian="normal" style:font-style-complex="normal"/>
    </style:style>
    <style:style style:name="T226" style:family="text">
      <style:text-properties fo:font-style="normal" officeooo:rsid="00c88326" style:font-style-asian="normal" style:font-style-complex="normal"/>
    </style:style>
    <style:style style:name="T227" style:family="text">
      <style:text-properties fo:font-style="normal" officeooo:rsid="00d63bc5" style:font-style-asian="normal" style:font-style-complex="normal"/>
    </style:style>
    <style:style style:name="T228" style:family="text">
      <style:text-properties fo:font-style="normal" officeooo:rsid="00dd44af" style:font-style-asian="normal" style:font-style-complex="normal"/>
    </style:style>
    <style:style style:name="T229" style:family="text">
      <style:text-properties fo:font-style="normal" officeooo:rsid="00eb49f4" style:font-style-asian="normal" style:font-style-complex="normal"/>
    </style:style>
    <style:style style:name="T230" style:family="text">
      <style:text-properties fo:font-style="normal" officeooo:rsid="010c3ac9" style:font-style-asian="normal" style:font-style-complex="normal"/>
    </style:style>
    <style:style style:name="T231" style:family="text">
      <style:text-properties fo:font-style="normal" officeooo:rsid="010c4cb4" style:font-style-asian="normal" style:font-style-complex="normal"/>
    </style:style>
    <style:style style:name="T232" style:family="text">
      <style:text-properties fo:font-style="normal" officeooo:rsid="010da598" style:font-style-asian="normal" style:font-style-complex="normal"/>
    </style:style>
    <style:style style:name="T233" style:family="text">
      <style:text-properties fo:font-style="normal" officeooo:rsid="010f5523" style:font-style-asian="normal" style:font-style-complex="normal"/>
    </style:style>
    <style:style style:name="T234" style:family="text">
      <style:text-properties fo:font-style="normal" officeooo:rsid="0111d037" style:font-style-asian="normal" style:font-style-complex="normal"/>
    </style:style>
    <style:style style:name="T235" style:family="text">
      <style:text-properties fo:font-style="normal" officeooo:rsid="01148430" style:font-style-asian="normal" style:font-style-complex="normal"/>
    </style:style>
    <style:style style:name="T236" style:family="text">
      <style:text-properties fo:font-style="normal" officeooo:rsid="01190d75" style:font-style-asian="normal" style:font-style-complex="normal"/>
    </style:style>
    <style:style style:name="T237" style:family="text">
      <style:text-properties fo:font-style="normal" officeooo:rsid="011511c0" style:font-style-asian="normal" style:font-style-complex="normal"/>
    </style:style>
    <style:style style:name="T238" style:family="text">
      <style:text-properties fo:font-style="normal" officeooo:rsid="011e7671" style:font-style-asian="normal" style:font-style-complex="normal"/>
    </style:style>
    <style:style style:name="T239" style:family="text">
      <style:text-properties fo:font-style="normal" officeooo:rsid="01206a6e" style:font-style-asian="normal" style:font-style-complex="normal"/>
    </style:style>
    <style:style style:name="T240" style:family="text">
      <style:text-properties fo:font-style="normal" officeooo:rsid="008c034a" style:font-style-asian="normal" style:font-style-complex="normal"/>
    </style:style>
    <style:style style:name="T241" style:family="text">
      <style:text-properties fo:font-style="normal" officeooo:rsid="0128c6e8" style:font-style-asian="normal" style:font-style-complex="normal"/>
    </style:style>
    <style:style style:name="T242" style:family="text">
      <style:text-properties fo:font-style="normal" officeooo:rsid="012b24b3" style:font-style-asian="normal" style:font-style-complex="normal"/>
    </style:style>
    <style:style style:name="T243" style:family="text">
      <style:text-properties fo:font-style="normal" officeooo:rsid="012cecd7" style:font-style-asian="normal" style:font-style-complex="normal"/>
    </style:style>
    <style:style style:name="T244" style:family="text">
      <style:text-properties fo:font-style="normal" officeooo:rsid="012e9465" style:font-style-asian="normal" style:font-style-complex="normal"/>
    </style:style>
    <style:style style:name="T245" style:family="text">
      <style:text-properties fo:font-style="normal" officeooo:rsid="01305c41" style:font-style-asian="normal" style:font-style-complex="normal"/>
    </style:style>
    <style:style style:name="T246" style:family="text">
      <style:text-properties fo:font-style="normal" officeooo:rsid="01494a68" style:font-style-asian="normal" style:font-style-complex="normal"/>
    </style:style>
    <style:style style:name="T247" style:family="text">
      <style:text-properties fo:font-style="normal" officeooo:rsid="014be95f" style:font-style-asian="normal" style:font-style-complex="normal"/>
    </style:style>
    <style:style style:name="T248" style:family="text">
      <style:text-properties fo:font-style="normal" officeooo:rsid="000fecca" style:font-style-asian="normal" style:font-style-complex="normal"/>
    </style:style>
    <style:style style:name="T249" style:family="text">
      <style:text-properties fo:font-style="normal" officeooo:rsid="00b41267" style:font-style-asian="normal" style:font-style-complex="normal"/>
    </style:style>
    <style:style style:name="T250" style:family="text">
      <style:text-properties fo:font-style="normal" officeooo:rsid="0174886a" style:font-style-asian="normal" style:font-style-complex="normal"/>
    </style:style>
    <style:style style:name="T2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113860e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style:font-style-asian="normal" style:font-style-complex="normal"/>
    </style:style>
    <style:style style:name="T342" style:family="text">
      <style:text-properties fo:font-style="normal" style:text-underline-style="none" officeooo:rsid="00bbbf73" style:font-style-asian="normal" style:font-style-complex="normal"/>
    </style:style>
    <style:style style:name="T343" style:family="text">
      <style:text-properties fo:font-style="normal" style:text-underline-style="none" officeooo:rsid="08e9819c" style:font-style-asian="normal" style:font-style-complex="normal"/>
    </style:style>
    <style:style style:name="T344" style:family="text">
      <style:text-properties fo:font-style="normal" style:text-underline-style="none" officeooo:rsid="00be4749" style:font-style-asian="normal" style:font-style-complex="normal"/>
    </style:style>
    <style:style style:name="T345" style:family="text">
      <style:text-properties fo:font-style="normal" style:text-underline-style="none" officeooo:rsid="00d708a6" style:font-style-asian="normal" style:font-style-complex="normal"/>
    </style:style>
    <style:style style:name="T346" style:family="text">
      <style:text-properties fo:font-style="normal" style:text-underline-style="none" officeooo:rsid="00ec1e8c" style:font-style-asian="normal" style:font-style-complex="normal"/>
    </style:style>
    <style:style style:name="T347" style:family="text">
      <style:text-properties fo:font-style="normal" style:text-underline-style="none" officeooo:rsid="00d9c9e4" style:font-style-asian="normal" style:font-style-complex="normal"/>
    </style:style>
    <style:style style:name="T348" style:family="text">
      <style:text-properties fo:font-style="normal" style:text-underline-style="none" officeooo:rsid="08f0811a" style:font-style-asian="normal" style:font-style-complex="normal"/>
    </style:style>
    <style:style style:name="T349" style:family="text">
      <style:text-properties fo:font-style="normal" style:text-underline-style="none" officeooo:rsid="010f422a" style:font-style-asian="normal" style:font-style-complex="normal"/>
    </style:style>
    <style:style style:name="T350" style:family="text">
      <style:text-properties fo:font-style="normal" style:text-underline-style="none" officeooo:rsid="00476ae1" style:font-style-asian="normal" style:font-style-complex="normal"/>
    </style:style>
    <style:style style:name="T351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56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57" style:family="text">
      <style:text-properties officeooo:rsid="00154f37"/>
    </style:style>
    <style:style style:name="T358" style:family="text">
      <style:text-properties officeooo:rsid="0016b56f"/>
    </style:style>
    <style:style style:name="T359" style:family="text">
      <style:text-properties officeooo:rsid="00186c3f"/>
    </style:style>
    <style:style style:name="T360" style:family="text">
      <style:text-properties fo:color="#228b22" fo:font-style="italic" officeooo:rsid="00186c3f" style:font-style-asian="italic" style:font-style-complex="italic"/>
    </style:style>
    <style:style style:name="T361" style:family="text">
      <style:text-properties fo:color="#8b4513"/>
    </style:style>
    <style:style style:name="T362" style:family="text">
      <style:text-properties fo:color="#8b4513" officeooo:rsid="00186c3f"/>
    </style:style>
    <style:style style:name="T363" style:family="text">
      <style:text-properties officeooo:rsid="00205d85"/>
    </style:style>
    <style:style style:name="T364" style:family="text">
      <style:text-properties officeooo:rsid="001c5680"/>
    </style:style>
    <style:style style:name="T365" style:family="text">
      <style:text-properties officeooo:rsid="001e2fb9"/>
    </style:style>
    <style:style style:name="T36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67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officeooo:rsid="00a75993" style:font-weight-asian="bold" style:font-weight-complex="bold"/>
    </style:style>
    <style:style style:name="T370" style:family="text">
      <style:text-properties fo:font-weight="bold" officeooo:rsid="00beb82f" style:font-weight-asian="bold" style:font-weight-complex="bold"/>
    </style:style>
    <style:style style:name="T371" style:family="text">
      <style:text-properties fo:font-weight="bold" officeooo:rsid="00476ae1" style:font-weight-asian="bold" style:font-weight-complex="bold"/>
    </style:style>
    <style:style style:name="T372" style:family="text">
      <style:text-properties fo:font-weight="bold" officeooo:rsid="013013d9" style:font-weight-asian="bold" style:font-weight-complex="bold"/>
    </style:style>
    <style:style style:name="T373" style:family="text">
      <style:text-properties fo:font-weight="bold" officeooo:rsid="0053faec" style:font-weight-asian="bold" style:font-weight-complex="bold"/>
    </style:style>
    <style:style style:name="T374" style:family="text">
      <style:text-properties fo:font-weight="bold" officeooo:rsid="00bfa17d" style:font-weight-asian="bold" style:font-weight-complex="bold"/>
    </style:style>
    <style:style style:name="T375" style:family="text">
      <style:text-properties fo:font-weight="bold" officeooo:rsid="02a94de9" style:font-weight-asian="bold" style:font-weight-complex="bold"/>
    </style:style>
    <style:style style:name="T376" style:family="text">
      <style:text-properties fo:font-weight="bold" officeooo:rsid="00912fec" style:font-weight-asian="bold" style:font-weight-complex="bold"/>
    </style:style>
    <style:style style:name="T377" style:family="text">
      <style:text-properties fo:font-weight="bold" officeooo:rsid="008eb3ea" style:font-weight-asian="bold" style:font-weight-complex="bold"/>
    </style:style>
    <style:style style:name="T378" style:family="text">
      <style:text-properties fo:font-weight="bold" officeooo:rsid="00939859" style:font-weight-asian="bold" style:font-weight-complex="bold"/>
    </style:style>
    <style:style style:name="T379" style:family="text">
      <style:text-properties fo:font-weight="bold" officeooo:rsid="00a35d76" style:font-weight-asian="bold" style:font-weight-complex="bold"/>
    </style:style>
    <style:style style:name="T380" style:family="text">
      <style:text-properties fo:font-weight="bold" officeooo:rsid="00a6f347" style:font-weight-asian="bold" style:font-weight-complex="bold"/>
    </style:style>
    <style:style style:name="T381" style:family="text">
      <style:text-properties fo:font-weight="bold" officeooo:rsid="00ba819c" style:font-weight-asian="bold" style:font-weight-complex="bold"/>
    </style:style>
    <style:style style:name="T382" style:family="text">
      <style:text-properties fo:font-weight="bold" officeooo:rsid="00c50878" style:font-weight-asian="bold" style:font-weight-complex="bold"/>
    </style:style>
    <style:style style:name="T383" style:family="text">
      <style:text-properties fo:font-weight="bold" officeooo:rsid="00dd44af" style:font-weight-asian="bold" style:font-weight-complex="bold"/>
    </style:style>
    <style:style style:name="T384" style:family="text">
      <style:text-properties fo:font-weight="bold" officeooo:rsid="00f4c6c5" style:font-weight-asian="bold" style:font-weight-complex="bold"/>
    </style:style>
    <style:style style:name="T385" style:family="text">
      <style:text-properties fo:font-weight="bold" officeooo:rsid="00fc67ff" style:font-weight-asian="bold" style:font-weight-complex="bold"/>
    </style:style>
    <style:style style:name="T386" style:family="text">
      <style:text-properties fo:font-weight="bold" officeooo:rsid="00751d17" style:font-weight-asian="bold" style:font-weight-complex="bold"/>
    </style:style>
    <style:style style:name="T387" style:family="text">
      <style:text-properties fo:font-weight="bold" officeooo:rsid="0134038e" style:font-weight-asian="bold" style:font-weight-complex="bold"/>
    </style:style>
    <style:style style:name="T388" style:family="text">
      <style:text-properties fo:font-weight="bold" officeooo:rsid="01305c41" style:font-weight-asian="bold" style:font-weight-complex="bold"/>
    </style:style>
    <style:style style:name="T389" style:family="text">
      <style:text-properties fo:font-weight="bold" officeooo:rsid="02070606" style:font-weight-asian="bold" style:font-weight-complex="bold"/>
    </style:style>
    <style:style style:name="T390" style:family="text">
      <style:text-properties fo:font-weight="bold" officeooo:rsid="0206e857" style:font-weight-asian="bold" style:font-weight-complex="bold"/>
    </style:style>
    <style:style style:name="T391" style:family="text">
      <style:text-properties officeooo:rsid="0034ed8b"/>
    </style:style>
    <style:style style:name="T392" style:family="text">
      <style:text-properties fo:font-weight="normal" style:font-weight-asian="normal" style:font-weight-complex="normal"/>
    </style:style>
    <style:style style:name="T393" style:family="text">
      <style:text-properties fo:font-weight="normal" officeooo:rsid="00912fec" style:font-weight-asian="normal" style:font-weight-complex="normal"/>
    </style:style>
    <style:style style:name="T394" style:family="text">
      <style:text-properties fo:font-weight="normal" officeooo:rsid="02b807dc" style:font-weight-asian="normal" style:font-weight-complex="normal"/>
    </style:style>
    <style:style style:name="T395" style:family="text">
      <style:text-properties fo:font-weight="normal" officeooo:rsid="00bbbf73" style:font-weight-asian="normal" style:font-weight-complex="normal"/>
    </style:style>
    <style:style style:name="T396" style:family="text">
      <style:text-properties fo:font-weight="normal" officeooo:rsid="002ba0e7" style:font-weight-asian="normal" style:font-weight-complex="normal"/>
    </style:style>
    <style:style style:name="T397" style:family="text">
      <style:text-properties fo:font-weight="normal" officeooo:rsid="00bfa17d" style:font-weight-asian="normal" style:font-weight-complex="normal"/>
    </style:style>
    <style:style style:name="T398" style:family="text">
      <style:text-properties fo:font-weight="normal" officeooo:rsid="02a94de9" style:font-weight-asian="normal" style:font-weight-complex="normal"/>
    </style:style>
    <style:style style:name="T399" style:family="text">
      <style:text-properties fo:font-weight="normal" officeooo:rsid="004450ff" style:font-weight-asian="normal" style:font-weight-complex="normal"/>
    </style:style>
    <style:style style:name="T400" style:family="text">
      <style:text-properties fo:font-weight="normal" officeooo:rsid="01113d34" style:font-weight-asian="normal" style:font-weight-complex="normal"/>
    </style:style>
    <style:style style:name="T401" style:family="text">
      <style:text-properties fo:font-weight="normal" officeooo:rsid="00476ae1" style:font-weight-asian="normal" style:font-weight-complex="normal"/>
    </style:style>
    <style:style style:name="T402" style:family="text">
      <style:text-properties fo:font-weight="normal" officeooo:rsid="08ad15c9" style:font-weight-asian="normal" style:font-weight-complex="normal"/>
    </style:style>
    <style:style style:name="T403" style:family="text">
      <style:text-properties fo:font-weight="normal" officeooo:rsid="008eb3ea" style:font-weight-asian="normal" style:font-weight-complex="normal"/>
    </style:style>
    <style:style style:name="T404" style:family="text">
      <style:text-properties fo:font-weight="normal" officeooo:rsid="00939859" style:font-weight-asian="normal" style:font-weight-complex="normal"/>
    </style:style>
    <style:style style:name="T405" style:family="text">
      <style:text-properties fo:font-weight="normal" officeooo:rsid="00941a11" style:font-weight-asian="normal" style:font-weight-complex="normal"/>
    </style:style>
    <style:style style:name="T406" style:family="text">
      <style:text-properties fo:font-weight="normal" officeooo:rsid="00dd44af" style:font-weight-asian="normal" style:font-weight-complex="normal"/>
    </style:style>
    <style:style style:name="T407" style:family="text">
      <style:text-properties fo:font-weight="normal" officeooo:rsid="00e1ae30" style:font-weight-asian="normal" style:font-weight-complex="normal"/>
    </style:style>
    <style:style style:name="T408" style:family="text">
      <style:text-properties fo:font-weight="normal" officeooo:rsid="00f4c6c5" style:font-weight-asian="normal" style:font-weight-complex="normal"/>
    </style:style>
    <style:style style:name="T409" style:family="text">
      <style:text-properties fo:font-weight="normal" officeooo:rsid="00f51685" style:font-weight-asian="normal" style:font-weight-complex="normal"/>
    </style:style>
    <style:style style:name="T410" style:family="text">
      <style:text-properties fo:font-weight="normal" officeooo:rsid="00fc67ff" style:font-weight-asian="normal" style:font-weight-complex="normal"/>
    </style:style>
    <style:style style:name="T411" style:family="text">
      <style:text-properties fo:font-weight="normal" officeooo:rsid="00fdd3aa" style:font-weight-asian="normal" style:font-weight-complex="normal"/>
    </style:style>
    <style:style style:name="T412" style:family="text">
      <style:text-properties fo:font-weight="normal" officeooo:rsid="012e9465" style:font-weight-asian="normal" style:font-weight-complex="normal"/>
    </style:style>
    <style:style style:name="T413" style:family="text">
      <style:text-properties fo:font-weight="normal" officeooo:rsid="012edf56" style:font-weight-asian="normal" style:font-weight-complex="normal"/>
    </style:style>
    <style:style style:name="T414" style:family="text">
      <style:text-properties fo:font-weight="normal" officeooo:rsid="01305c41" style:font-weight-asian="normal" style:font-weight-complex="normal"/>
    </style:style>
    <style:style style:name="T415" style:family="text">
      <style:text-properties fo:font-weight="normal" officeooo:rsid="0134038e" style:font-weight-asian="normal" style:font-weight-complex="normal"/>
    </style:style>
    <style:style style:name="T416" style:family="text">
      <style:text-properties fo:font-weight="normal" officeooo:rsid="0139bd35" style:font-weight-asian="normal" style:font-weight-complex="normal"/>
    </style:style>
    <style:style style:name="T417" style:family="text">
      <style:text-properties fo:font-weight="normal" officeooo:rsid="01401741" style:font-weight-asian="normal" style:font-weight-complex="normal"/>
    </style:style>
    <style:style style:name="T418" style:family="text">
      <style:text-properties fo:font-weight="normal" officeooo:rsid="0142451b" style:font-weight-asian="normal" style:font-weight-complex="normal"/>
    </style:style>
    <style:style style:name="T419" style:family="text">
      <style:text-properties fo:font-weight="normal" officeooo:rsid="0149fc19" style:font-weight-asian="normal" style:font-weight-complex="normal"/>
    </style:style>
    <style:style style:name="T420" style:family="text">
      <style:text-properties fo:font-weight="normal" officeooo:rsid="014be95f" style:font-weight-asian="normal" style:font-weight-complex="normal"/>
    </style:style>
    <style:style style:name="T421" style:family="text">
      <style:text-properties fo:font-weight="normal" officeooo:rsid="03ee7eb1" style:font-weight-asian="normal" style:font-weight-complex="normal"/>
    </style:style>
    <style:style style:name="T422" style:family="text">
      <style:text-properties fo:font-weight="normal" officeooo:rsid="045e6749" style:font-weight-asian="normal" style:font-weight-complex="normal"/>
    </style:style>
    <style:style style:name="T423" style:family="text">
      <style:text-properties fo:font-weight="normal" officeooo:rsid="04602400" style:font-weight-asian="normal" style:font-weight-complex="normal"/>
    </style:style>
    <style:style style:name="T424" style:family="text">
      <style:text-properties style:use-window-font-color="true"/>
    </style:style>
    <style:style style:name="T425" style:family="text">
      <style:text-properties style:use-window-font-color="true" fo:font-weight="bold" style:font-weight-asian="bold" style:font-weight-complex="bold"/>
    </style:style>
    <style:style style:name="T426" style:family="text">
      <style:text-properties style:use-window-font-color="true" fo:font-weight="bold" officeooo:rsid="0044d7a4" style:font-weight-asian="bold" style:font-weight-complex="bold"/>
    </style:style>
    <style:style style:name="T427" style:family="text">
      <style:text-properties style:use-window-font-color="true" fo:font-weight="bold" officeooo:rsid="007ca694" style:font-weight-asian="bold" style:font-weight-complex="bold"/>
    </style:style>
    <style:style style:name="T428" style:family="text">
      <style:text-properties style:use-window-font-color="true" fo:font-weight="bold" officeooo:rsid="01536dcf" style:font-weight-asian="bold" style:font-weight-complex="bold"/>
    </style:style>
    <style:style style:name="T429" style:family="text">
      <style:text-properties style:use-window-font-color="true" fo:font-weight="bold" officeooo:rsid="01549026" style:font-weight-asian="bold" style:font-weight-complex="bold"/>
    </style:style>
    <style:style style:name="T430" style:family="text">
      <style:text-properties style:use-window-font-color="true" fo:font-weight="bold" officeooo:rsid="01549d31" style:font-weight-asian="bold" style:font-weight-complex="bold"/>
    </style:style>
    <style:style style:name="T431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32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33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34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35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36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37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3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9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40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41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42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officeooo:rsid="009f187e" style:font-style-asian="italic" style:font-style-complex="italic"/>
    </style:style>
    <style:style style:name="T44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4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5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5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5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5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5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55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56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5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style:font-style-asian="normal" style:font-style-complex="normal"/>
    </style:style>
    <style:style style:name="T474" style:family="text">
      <style:text-properties style:use-window-font-color="true" fo:font-style="normal" officeooo:rsid="0050063f" style:font-style-asian="normal" style:font-style-complex="normal"/>
    </style:style>
    <style:style style:name="T475" style:family="text">
      <style:text-properties style:use-window-font-color="true" fo:font-style="normal" officeooo:rsid="00523bf9" style:font-style-asian="normal" style:font-style-complex="normal"/>
    </style:style>
    <style:style style:name="T476" style:family="text">
      <style:text-properties style:use-window-font-color="true" fo:font-style="normal" officeooo:rsid="016f0506" style:font-style-asian="normal" style:font-style-complex="normal"/>
    </style:style>
    <style:style style:name="T477" style:family="text">
      <style:text-properties style:use-window-font-color="true" fo:font-style="normal" officeooo:rsid="0176ee1b" style:font-style-asian="normal" style:font-style-complex="normal"/>
    </style:style>
    <style:style style:name="T478" style:family="text">
      <style:text-properties style:use-window-font-color="true" fo:font-style="normal" officeooo:rsid="017029bc" style:font-style-asian="normal" style:font-style-complex="normal"/>
    </style:style>
    <style:style style:name="T479" style:family="text">
      <style:text-properties style:use-window-font-color="true" fo:font-style="normal" officeooo:rsid="00a1d04f" style:font-style-asian="normal" style:font-style-complex="normal"/>
    </style:style>
    <style:style style:name="T480" style:family="text">
      <style:text-properties style:use-window-font-color="true" fo:font-style="normal" officeooo:rsid="0050b57f" style:font-style-asian="normal" style:font-style-complex="normal"/>
    </style:style>
    <style:style style:name="T481" style:family="text">
      <style:text-properties style:use-window-font-color="true" fo:font-style="normal" officeooo:rsid="01148430" style:font-style-asian="normal" style:font-style-complex="normal"/>
    </style:style>
    <style:style style:name="T482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83" style:family="text">
      <style:text-properties style:use-window-font-color="true" officeooo:rsid="016f0506"/>
    </style:style>
    <style:style style:name="T484" style:family="text">
      <style:text-properties style:use-window-font-color="true" officeooo:rsid="009ff1c7"/>
    </style:style>
    <style:style style:name="T485" style:family="text">
      <style:text-properties style:use-window-font-color="true" fo:font-weight="normal" style:font-weight-asian="normal" style:font-weight-complex="normal"/>
    </style:style>
    <style:style style:name="T486" style:family="text">
      <style:text-properties style:use-window-font-color="true" fo:font-weight="normal" officeooo:rsid="007ca694" style:font-weight-asian="normal" style:font-weight-complex="normal"/>
    </style:style>
    <style:style style:name="T487" style:family="text">
      <style:text-properties style:use-window-font-color="true" fo:font-weight="normal" officeooo:rsid="01466326" style:font-weight-asian="normal" style:font-weight-complex="normal"/>
    </style:style>
    <style:style style:name="T488" style:family="text">
      <style:text-properties style:use-window-font-color="true" fo:font-weight="normal" officeooo:rsid="014d6fa3" style:font-weight-asian="normal" style:font-weight-complex="normal"/>
    </style:style>
    <style:style style:name="T489" style:family="text">
      <style:text-properties style:use-window-font-color="true" fo:font-weight="normal" officeooo:rsid="01536dcf" style:font-weight-asian="normal" style:font-weight-complex="normal"/>
    </style:style>
    <style:style style:name="T490" style:family="text">
      <style:text-properties style:use-window-font-color="true" fo:font-weight="normal" officeooo:rsid="01549026" style:font-weight-asian="normal" style:font-weight-complex="normal"/>
    </style:style>
    <style:style style:name="T491" style:family="text">
      <style:text-properties style:use-window-font-color="true" fo:font-weight="normal" officeooo:rsid="01549d31" style:font-weight-asian="normal" style:font-weight-complex="normal"/>
    </style:style>
    <style:style style:name="T492" style:family="text">
      <style:text-properties style:use-window-font-color="true" fo:font-weight="normal" officeooo:rsid="0159ad23" style:font-weight-asian="normal" style:font-weight-complex="normal"/>
    </style:style>
    <style:style style:name="T493" style:family="text">
      <style:text-properties style:use-window-font-color="true" fo:font-weight="normal" officeooo:rsid="015ee267" style:font-weight-asian="normal" style:font-weight-complex="normal"/>
    </style:style>
    <style:style style:name="T494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95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496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497" style:family="text">
      <style:text-properties style:use-window-font-color="true" officeooo:rsid="01549026"/>
    </style:style>
    <style:style style:name="T498" style:family="text">
      <style:text-properties style:text-underline-style="none"/>
    </style:style>
    <style:style style:name="T499" style:family="text">
      <style:text-properties style:text-underline-style="none" fo:font-weight="normal" style:font-weight-asian="normal" style:font-weight-complex="normal"/>
    </style:style>
    <style:style style:name="T500" style:family="text">
      <style:text-properties style:text-underline-style="none" fo:font-weight="normal" officeooo:rsid="0043121f" style:font-weight-asian="normal" style:font-weight-complex="normal"/>
    </style:style>
    <style:style style:name="T501" style:family="text">
      <style:text-properties style:text-underline-style="none" fo:font-weight="normal" officeooo:rsid="0044d7a4" style:font-weight-asian="normal" style:font-weight-complex="normal"/>
    </style:style>
    <style:style style:name="T502" style:family="text">
      <style:text-properties style:text-underline-style="none" fo:font-weight="normal" officeooo:rsid="00e7b674" style:font-weight-asian="normal" style:font-weight-complex="normal"/>
    </style:style>
    <style:style style:name="T503" style:family="text">
      <style:text-properties style:text-underline-style="none" fo:font-weight="normal" officeooo:rsid="002eb485" style:font-weight-asian="normal" style:font-weight-complex="normal"/>
    </style:style>
    <style:style style:name="T504" style:family="text">
      <style:text-properties style:text-underline-style="none" fo:font-weight="normal" officeooo:rsid="00d5826a" style:font-weight-asian="normal" style:font-weight-complex="normal"/>
    </style:style>
    <style:style style:name="T505" style:family="text">
      <style:text-properties style:text-underline-style="none" fo:font-weight="normal" officeooo:rsid="00476ae1" style:font-weight-asian="normal" style:font-weight-complex="normal"/>
    </style:style>
    <style:style style:name="T506" style:family="text">
      <style:text-properties style:text-underline-style="none" fo:font-weight="normal" officeooo:rsid="013282b3" style:font-weight-asian="normal" style:font-weight-complex="normal"/>
    </style:style>
    <style:style style:name="T507" style:family="text">
      <style:text-properties style:text-underline-style="none" fo:font-weight="normal" officeooo:rsid="004caf23" style:font-weight-asian="normal" style:font-weight-complex="normal"/>
    </style:style>
    <style:style style:name="T508" style:family="text">
      <style:text-properties style:text-underline-style="none" fo:font-weight="normal" officeooo:rsid="0128c6e8" style:font-weight-asian="normal" style:font-weight-complex="normal"/>
    </style:style>
    <style:style style:name="T509" style:family="text">
      <style:text-properties style:text-underline-style="none" fo:font-weight="bold" style:font-weight-asian="bold" style:font-weight-complex="bold"/>
    </style:style>
    <style:style style:name="T510" style:family="text">
      <style:text-properties style:text-underline-style="none" fo:font-weight="bold" officeooo:rsid="002eb485" style:font-weight-asian="bold" style:font-weight-complex="bold"/>
    </style:style>
    <style:style style:name="T511" style:family="text">
      <style:text-properties style:text-underline-style="none" fo:font-weight="bold" officeooo:rsid="00f74e17" style:font-weight-asian="bold" style:font-weight-complex="bold"/>
    </style:style>
    <style:style style:name="T512" style:family="text">
      <style:text-properties style:text-underline-style="none" officeooo:rsid="00bbbf73"/>
    </style:style>
    <style:style style:name="T513" style:family="text">
      <style:text-properties style:text-underline-style="none" officeooo:rsid="00d708a6"/>
    </style:style>
    <style:style style:name="T514" style:family="text">
      <style:text-properties style:text-underline-style="none" officeooo:rsid="00f74e17"/>
    </style:style>
    <style:style style:name="T515" style:family="text">
      <style:text-properties style:text-underline-style="none" officeooo:rsid="00378059"/>
    </style:style>
    <style:style style:name="T516" style:family="text">
      <style:text-properties style:text-underline-style="none" officeooo:rsid="0a1c7a91"/>
    </style:style>
    <style:style style:name="T517" style:family="text">
      <style:text-properties style:text-underline-style="none" officeooo:rsid="08ec3514"/>
    </style:style>
    <style:style style:name="T518" style:family="text">
      <style:text-properties officeooo:rsid="00722a19"/>
    </style:style>
    <style:style style:name="T519" style:family="text">
      <style:text-properties officeooo:rsid="00254a2e"/>
    </style:style>
    <style:style style:name="T520" style:family="text">
      <style:text-properties officeooo:rsid="008a06de"/>
    </style:style>
    <style:style style:name="T521" style:family="text">
      <style:text-properties officeooo:rsid="0099273a"/>
    </style:style>
    <style:style style:name="T522" style:family="text">
      <style:text-properties officeooo:rsid="01dac838"/>
    </style:style>
    <style:style style:name="T523" style:family="text">
      <style:text-properties officeooo:rsid="08e38a7d"/>
    </style:style>
    <style:style style:name="T524" style:family="text">
      <style:text-properties officeooo:rsid="00a75993"/>
    </style:style>
    <style:style style:name="T525" style:family="text">
      <style:text-properties officeooo:rsid="002ba0e7"/>
    </style:style>
    <style:style style:name="T526" style:family="text">
      <style:text-properties officeooo:rsid="00beb82f"/>
    </style:style>
    <style:style style:name="T527" style:family="text">
      <style:text-properties officeooo:rsid="00ba4170"/>
    </style:style>
    <style:style style:name="T528" style:family="text">
      <style:text-properties officeooo:rsid="00bbbf73"/>
    </style:style>
    <style:style style:name="T529" style:family="text">
      <style:text-properties officeooo:rsid="00bd3f9d"/>
    </style:style>
    <style:style style:name="T530" style:family="text">
      <style:text-properties officeooo:rsid="002f336e"/>
    </style:style>
    <style:style style:name="T531" style:family="text">
      <style:text-properties officeooo:rsid="0043008e"/>
    </style:style>
    <style:style style:name="T532" style:family="text">
      <style:text-properties officeooo:rsid="00f5260b"/>
    </style:style>
    <style:style style:name="T533" style:family="text">
      <style:text-properties officeooo:rsid="010db770"/>
    </style:style>
    <style:style style:name="T534" style:family="text">
      <style:text-properties officeooo:rsid="004a157b"/>
    </style:style>
    <style:style style:name="T535" style:family="text">
      <style:text-properties officeooo:rsid="013013d9"/>
    </style:style>
    <style:style style:name="T536" style:family="text">
      <style:text-properties officeooo:rsid="0137af9f"/>
    </style:style>
    <style:style style:name="T537" style:family="text">
      <style:text-properties officeooo:rsid="004acb3b"/>
    </style:style>
    <style:style style:name="T538" style:family="text">
      <style:text-properties officeooo:rsid="016860b9"/>
    </style:style>
    <style:style style:name="T539" style:family="text">
      <style:text-properties officeooo:rsid="0050b57f"/>
    </style:style>
    <style:style style:name="T540" style:family="text">
      <style:text-properties officeooo:rsid="0188ed42"/>
    </style:style>
    <style:style style:name="T541" style:family="text">
      <style:text-properties officeooo:rsid="0055a125"/>
    </style:style>
    <style:style style:name="T542" style:family="text">
      <style:text-properties officeooo:rsid="00572cb0"/>
    </style:style>
    <style:style style:name="T543" style:family="text">
      <style:text-properties officeooo:rsid="0176ee1b"/>
    </style:style>
    <style:style style:name="T544" style:family="text">
      <style:text-properties officeooo:rsid="005c5090"/>
    </style:style>
    <style:style style:name="T545" style:family="text">
      <style:text-properties officeooo:rsid="005f2637"/>
    </style:style>
    <style:style style:name="T546" style:family="text">
      <style:text-properties officeooo:rsid="005fb5cb"/>
    </style:style>
    <style:style style:name="T547" style:family="text">
      <style:text-properties officeooo:rsid="0063f681"/>
    </style:style>
    <style:style style:name="T548" style:family="text">
      <style:text-properties officeooo:rsid="00644350"/>
    </style:style>
    <style:style style:name="T549" style:family="text">
      <style:text-properties officeooo:rsid="006579dd"/>
    </style:style>
    <style:style style:name="T550" style:family="text">
      <style:text-properties officeooo:rsid="0066b31e"/>
    </style:style>
    <style:style style:name="T551" style:family="text">
      <style:text-properties officeooo:rsid="0066c57e"/>
    </style:style>
    <style:style style:name="T552" style:family="text">
      <style:text-properties officeooo:rsid="00684bfc"/>
    </style:style>
    <style:style style:name="T553" style:family="text">
      <style:text-properties officeooo:rsid="0069643a"/>
    </style:style>
    <style:style style:name="T554" style:family="text">
      <style:text-properties officeooo:rsid="00703df9"/>
    </style:style>
    <style:style style:name="T555" style:family="text">
      <style:text-properties officeooo:rsid="0072cdc4"/>
    </style:style>
    <style:style style:name="T556" style:family="text">
      <style:text-properties officeooo:rsid="00751d17"/>
    </style:style>
    <style:style style:name="T557" style:family="text">
      <style:text-properties officeooo:rsid="0076848f"/>
    </style:style>
    <style:style style:name="T558" style:family="text">
      <style:text-properties officeooo:rsid="0077a442"/>
    </style:style>
    <style:style style:name="T559" style:family="text">
      <style:text-properties officeooo:rsid="00793c0d"/>
    </style:style>
    <style:style style:name="T560" style:family="text">
      <style:text-properties officeooo:rsid="007b2101"/>
    </style:style>
    <style:style style:name="T561" style:family="text">
      <style:text-properties officeooo:rsid="007ca694"/>
    </style:style>
    <style:style style:name="T562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63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64" style:family="text">
      <style:text-properties fo:font-size="14pt" fo:font-weight="bold" style:font-size-asian="14pt" style:font-weight-asian="bold" style:font-size-complex="14pt" style:font-weight-complex="bold"/>
    </style:style>
    <style:style style:name="T565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66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size="14pt" fo:font-style="normal" style:font-size-asian="14pt" style:font-style-asian="normal" style:font-size-complex="14pt" style:font-style-complex="normal"/>
    </style:style>
    <style:style style:name="T568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6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70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71" style:family="text">
      <style:text-properties fo:font-size="14pt" fo:font-style="italic" style:font-size-asian="14pt" style:font-style-asian="italic" style:font-size-complex="14pt" style:font-style-complex="italic"/>
    </style:style>
    <style:style style:name="T572" style:family="text">
      <style:text-properties officeooo:rsid="007d92ff"/>
    </style:style>
    <style:style style:name="T573" style:family="text">
      <style:text-properties officeooo:rsid="007fd79d"/>
    </style:style>
    <style:style style:name="T574" style:family="text">
      <style:text-properties officeooo:rsid="00819260"/>
    </style:style>
    <style:style style:name="T575" style:family="text">
      <style:text-properties officeooo:rsid="0082c116"/>
    </style:style>
    <style:style style:name="T576" style:family="text">
      <style:text-properties officeooo:rsid="008478a0"/>
    </style:style>
    <style:style style:name="T577" style:family="text">
      <style:text-properties officeooo:rsid="00941a11"/>
    </style:style>
    <style:style style:name="T578" style:family="text">
      <style:text-properties officeooo:rsid="009d5b59"/>
    </style:style>
    <style:style style:name="T579" style:family="text">
      <style:text-properties officeooo:rsid="00a1d04f"/>
    </style:style>
    <style:style style:name="T580" style:family="text">
      <style:text-properties fo:color="#ff8c00"/>
    </style:style>
    <style:style style:name="T581" style:family="text">
      <style:text-properties fo:color="#ff8c00" fo:font-style="italic" style:font-style-asian="italic" style:font-style-complex="italic"/>
    </style:style>
    <style:style style:name="T582" style:family="text">
      <style:text-properties officeooo:rsid="00a1e031"/>
    </style:style>
    <style:style style:name="T583" style:family="text">
      <style:text-properties officeooo:rsid="00a35d76"/>
    </style:style>
    <style:style style:name="T584" style:family="text">
      <style:text-properties officeooo:rsid="00a69dce"/>
    </style:style>
    <style:style style:name="T585" style:family="text">
      <style:text-properties officeooo:rsid="00a6f347"/>
    </style:style>
    <style:style style:name="T586" style:family="text">
      <style:text-properties officeooo:rsid="00a8ca1b"/>
    </style:style>
    <style:style style:name="T587" style:family="text">
      <style:text-properties officeooo:rsid="00acfb9d"/>
    </style:style>
    <style:style style:name="T588" style:family="text">
      <style:text-properties officeooo:rsid="00ad6801"/>
    </style:style>
    <style:style style:name="T589" style:family="text">
      <style:text-properties officeooo:rsid="00b41267"/>
    </style:style>
    <style:style style:name="T590" style:family="text">
      <style:text-properties officeooo:rsid="00ba819c"/>
    </style:style>
    <style:style style:name="T591" style:family="text">
      <style:text-properties officeooo:rsid="00bbf4cd"/>
    </style:style>
    <style:style style:name="T592" style:family="text">
      <style:text-properties officeooo:rsid="00bdd473"/>
    </style:style>
    <style:style style:name="T593" style:family="text">
      <style:text-properties officeooo:rsid="00c12d1c"/>
    </style:style>
    <style:style style:name="T594" style:family="text">
      <style:text-properties officeooo:rsid="00c2c999"/>
    </style:style>
    <style:style style:name="T595" style:family="text">
      <style:text-properties officeooo:rsid="00c50878"/>
    </style:style>
    <style:style style:name="T596" style:family="text">
      <style:text-properties officeooo:rsid="00c88326"/>
    </style:style>
    <style:style style:name="T597" style:family="text">
      <style:text-properties officeooo:rsid="00cbb52c"/>
    </style:style>
    <style:style style:name="T598" style:family="text">
      <style:text-properties officeooo:rsid="00d04e1a"/>
    </style:style>
    <style:style style:name="T599" style:family="text">
      <style:text-properties officeooo:rsid="00d23a32"/>
    </style:style>
    <style:style style:name="T600" style:family="text">
      <style:text-properties officeooo:rsid="00d3f114"/>
    </style:style>
    <style:style style:name="T601" style:family="text">
      <style:text-properties officeooo:rsid="00d833d3"/>
    </style:style>
    <style:style style:name="T602" style:family="text">
      <style:text-properties officeooo:rsid="00d873e2"/>
    </style:style>
    <style:style style:name="T603" style:family="text">
      <style:text-properties officeooo:rsid="00eb49f4"/>
    </style:style>
    <style:style style:name="T604" style:family="text">
      <style:text-properties officeooo:rsid="00fb5f7f"/>
    </style:style>
    <style:style style:name="T605" style:family="text">
      <style:text-properties officeooo:rsid="00fc67ff"/>
    </style:style>
    <style:style style:name="T606" style:family="text">
      <style:text-properties officeooo:rsid="00fdd3aa"/>
    </style:style>
    <style:style style:name="T607" style:family="text">
      <style:text-properties officeooo:rsid="00ffe4b9"/>
    </style:style>
    <style:style style:name="T608" style:family="text">
      <style:text-properties officeooo:rsid="010639c7"/>
    </style:style>
    <style:style style:name="T609" style:family="text">
      <style:text-properties officeooo:rsid="010ab710"/>
    </style:style>
    <style:style style:name="T610" style:family="text">
      <style:text-properties officeooo:rsid="010ff277"/>
    </style:style>
    <style:style style:name="T611" style:family="text">
      <style:text-properties officeooo:rsid="0111d037"/>
    </style:style>
    <style:style style:name="T612" style:family="text">
      <style:text-properties officeooo:rsid="011511c0"/>
    </style:style>
    <style:style style:name="T613" style:family="text">
      <style:text-properties officeooo:rsid="01185712"/>
    </style:style>
    <style:style style:name="T614" style:family="text">
      <style:text-properties officeooo:rsid="01190d75"/>
    </style:style>
    <style:style style:name="T615" style:family="text">
      <style:text-properties officeooo:rsid="01206a6e"/>
    </style:style>
    <style:style style:name="T616" style:family="text">
      <style:text-properties officeooo:rsid="0128c6e8"/>
    </style:style>
    <style:style style:name="T617" style:family="text">
      <style:text-properties officeooo:rsid="00201bd5"/>
    </style:style>
    <style:style style:name="T618" style:family="text">
      <style:text-properties officeooo:rsid="012b24b3"/>
    </style:style>
    <style:style style:name="T619" style:family="text">
      <style:text-properties officeooo:rsid="012cecd7"/>
    </style:style>
    <style:style style:name="T620" style:family="text">
      <style:text-properties officeooo:rsid="012e9465"/>
    </style:style>
    <style:style style:name="T621" style:family="text">
      <style:text-properties officeooo:rsid="01305c41"/>
    </style:style>
    <style:style style:name="T622" style:family="text">
      <style:text-properties officeooo:rsid="0140be6f"/>
    </style:style>
    <style:style style:name="T623" style:family="text">
      <style:text-properties officeooo:rsid="0149fc19"/>
    </style:style>
    <style:style style:name="T624" style:family="text">
      <style:text-properties officeooo:rsid="014be95f"/>
    </style:style>
    <style:style style:name="T625" style:family="text">
      <style:text-properties officeooo:rsid="010185dc"/>
    </style:style>
    <style:style style:name="T626" style:family="text">
      <style:text-properties officeooo:rsid="0437fd59"/>
    </style:style>
    <style:style style:name="T627" style:family="text">
      <style:text-properties officeooo:rsid="03ee7eb1"/>
    </style:style>
    <style:style style:name="T628" style:family="text">
      <style:text-properties officeooo:rsid="03f7049e"/>
    </style:style>
    <style:style style:name="T629" style:family="text">
      <style:text-properties officeooo:rsid="0735889c"/>
    </style:style>
    <style:style style:name="T630" style:family="text">
      <style:text-properties officeooo:rsid="0739531b"/>
    </style:style>
    <style:style style:name="T631" style:family="text">
      <style:text-properties officeooo:rsid="0166b397"/>
    </style:style>
    <style:style style:name="T632" style:family="text">
      <style:text-properties officeooo:rsid="066f3d61"/>
    </style:style>
    <style:style style:name="T633" style:family="text">
      <style:text-properties officeooo:rsid="067106c6"/>
    </style:style>
    <style:style style:name="T634" style:family="text">
      <style:text-properties officeooo:rsid="08cb2076"/>
    </style:style>
    <style:style style:name="T635" style:family="text">
      <style:text-properties officeooo:rsid="066eeab0"/>
    </style:style>
    <style:style style:name="T636" style:family="text">
      <style:text-properties officeooo:rsid="0179bfd9"/>
    </style:style>
    <style:style style:name="T637" style:family="text">
      <style:text-properties officeooo:rsid="017e71b9"/>
    </style:style>
    <style:style style:name="T638" style:family="text">
      <style:text-properties officeooo:rsid="017f896b"/>
    </style:style>
    <style:style style:name="T639" style:family="text">
      <style:text-properties officeooo:rsid="01809d5f"/>
    </style:style>
    <style:style style:name="T640" style:family="text">
      <style:text-properties officeooo:rsid="0181499e"/>
    </style:style>
    <style:style style:name="T641" style:family="text">
      <style:text-properties officeooo:rsid="0184ae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77">совершенное</text:span> автор<text:span text:style-name="T177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33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57">одним или несколькими </text:span><text:span text:style-name="T1">существительным</text:span><text:span text:style-name="T357">и</text:span><text:span text:style-name="T1">, перед которым</text:span><text:span text:style-name="T358">и</text:span><text:span text:style-name="T1"> обычно идет предлог или </text:span><text:span text:style-name="T357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57">или </text:span><text:span text:style-name="T1">способ действия. Оно выражено словом или группой слов, отвечающих на вопросы: «</text:span><text:span text:style-name="T181">где?»</text:span><text:span text:style-name="T250">,</text:span><text:span text:style-name="T181"> «</text:span><text:span text:style-name="T248">когда?», «</text:span><text:span text:style-name="T183">к</text:span><text:span text:style-name="T248">ак?» </text:span><text:span text:style-name="T249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3"><text:span text:style-name="T184">В а</text:span><text:span text:style-name="T179">нглийско</text:span><text:span text:style-name="T184">м</text:span><text:span text:style-name="T179"> предложени</text:span><text:span text:style-name="T184">и важно</text:span><text:span text:style-name="T179"> </text:span><text:span text:style-name="T186">соблюдать</text:span><text:span text:style-name="T179"> </text:span><text:span text:style-name="T184">правильн</text:span><text:span text:style-name="T186">ый</text:span><text:span text:style-name="T184"> </text:span><text:span text:style-name="T179">поряд</text:span><text:span text:style-name="T186">о</text:span><text:span text:style-name="T179">к слов.</text:span></text:p>
      <text:p text:style-name="P16">Сначала <text:span text:style-name="T541">идет</text:span> <text:span text:style-name="T134">подлежащее</text:span>, затем <text:span text:style-name="T143">сказуемое</text:span>, после <text:span text:style-name="T156">дополнение</text:span> и/или <text:span text:style-name="T164">обстоятельство</text:span>.</text:p>
      <text:p text:style-name="P19"/>
      <text:p text:style-name="P246"><text:span text:style-name="T135">We</text:span><text:span text:style-name="T3"> </text:span><text:span text:style-name="T144">do</text:span><text:span text:style-name="T3"> </text:span><text:span text:style-name="T157">the</text:span><text:span text:style-name="T158"> </text:span><text:span text:style-name="T159">job</text:span><text:span text:style-name="T3"> </text:span><text:span text:style-name="T166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4"><text:span text:style-name="T181">С</text:span><text:span text:style-name="T180">казуемое часто разделяется</text:span><text:span text:style-name="T181"> на</text:span><text:span text:style-name="T180"> </text:span><text:span text:style-name="T172">вспомогательный </text:span><text:span text:style-name="T180">и </text:span><text:span text:style-name="T145">смысловой</text:span><text:span text:style-name="T4"> </text:span>глаголы<text:span text:style-name="T180">. </text:span><text:span text:style-name="T185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2"><text:span text:style-name="T135">They</text:span><text:span text:style-name="T3"> </text:span><text:span text:style-name="T174">have </text:span><text:span text:style-name="T171">not</text:span><text:span text:style-name="T144"> finish</text:span><text:span text:style-name="T147">ed</text:span><text:span text:style-name="T3"> </text:span><text:span text:style-name="T158">their work</text:span><text:span text:style-name="T3"> </text:span><text:span text:style-name="T165">in time</text:span><text:span text:style-name="T3"> — </text:span><text:span text:style-name="T5">Они не закончили работу вовремя.</text:span></text:p>
      <text:p text:style-name="P249"><text:span text:style-name="T137">I</text:span><text:span text:style-name="T177"> </text:span><text:span text:style-name="T175">will</text:span><text:span text:style-name="T149"> give</text:span><text:span text:style-name="T177"> </text:span><text:span text:style-name="T161">you money</text:span><text:span text:style-name="T177"> — Я дам тебе деньги </text:span><text:span text:style-name="T359">(два дополнения)</text:span><text:span text:style-name="T177">.</text:span></text:p>
      <text:p text:style-name="P21"/>
      <text:p text:style-name="P412"><text:span text:style-name="T181">В вопросительных предложениях порядок слов другой. Сначала идет вспомогательный глагол, затем подлежащее, </text:span><text:span text:style-name="T182">а после — смысловой глагол, дополнение и/</text:span><text:span text:style-name="T183">или</text:span><text:span text:style-name="T182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3"><text:span text:style-name="T173">Do</text:span><text:span text:style-name="T6"> </text:span><text:span text:style-name="T136">you</text:span><text:span text:style-name="T6"> </text:span><text:span text:style-name="T146">want</text:span><text:span text:style-name="T360"> </text:span><text:span text:style-name="T2">to live</text:span><text:span text:style-name="T360"> </text:span><text:span text:style-name="T167">in Spain</text:span><text:span text:style-name="T6">? — Ты хочешь жить в Испании?</text:span></text:p>
      <text:p text:style-name="P250"><text:span text:style-name="T362">What</text:span><text:span text:style-name="T359"> </text:span><text:span text:style-name="T176">are</text:span><text:span text:style-name="T359"> </text:span><text:span text:style-name="T138">you</text:span><text:span text:style-name="T359"> </text:span><text:span text:style-name="T150">doing</text:span><text:span text:style-name="T359"> </text:span><text:span text:style-name="T168">here</text:span><text:span text:style-name="T359">? </text:span><text:span text:style-name="T363">—</text:span><text:span text:style-name="T359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64">every morning</text:span> / <text:span text:style-name="T164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5"><text:span text:style-name="T246">Сами д</text:span><text:span text:style-name="T238">ополнения могут указываться </text:span><text:span text:style-name="T239">2мя</text:span><text:span text:style-name="T238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4"><text:span text:style-name="T178"><text:s text:c="2"/></text:span><text:span text:style-name="T2"><text:s text:c="2"/>I lent </text:span><text:span text:style-name="T157">Mike</text:span><text:span text:style-name="T2"> some </text:span><text:span text:style-name="T157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57">lent</text:span><text:span text:style-name="T2"> some money </text:span><text:span text:style-name="T581">to</text:span><text:span text:style-name="T2"> </text:span><text:span text:style-name="T157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78">и</text:span><text:span text:style-name="T2"> Perfect Continuous</text:span>. Каждая<text:span text:style-name="T574"> </text:span>групп<text:span text:style-name="T574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2847460066" text:style-name="L1">
        <text:list-item>
          <text:p text:style-name="P714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5"><text:span text:style-name="T364">регулярны</text:span><text:span text:style-name="T534">е</text:span><text:span text:style-name="T364"> события настоящего;</text:span></text:p>
        </text:list-item>
      </text:list>
      <text:p text:style-name="P540"/>
      <text:p text:style-name="P455"><text:span text:style-name="T366">I </text:span><text:span text:style-name="T118">live</text:span><text:span text:style-name="T366"> in New York — Я </text:span><text:span text:style-name="T367">живу</text:span><text:span text:style-name="T366"> в Нью Йорке.</text:span></text:p>
      <text:p text:style-name="P422"/>
      <text:p text:style-name="P538">В утверждениях, когда подлежащее в третьем лице, единственном числе <text:span text:style-name="T2">(he, she, it), </text:span></text:p>
      <text:p text:style-name="P446"><text:span text:style-name="T365">к сказуемому добавляется окончание </text:span><text:span text:style-name="T8">-s</text:span><text:span text:style-name="T365"> (</text:span><text:span text:style-name="T8">-es</text:span><text:span text:style-name="T365"> если заканчивается на гласную или шипящий). </text:span></text:p>
      <text:p text:style-name="P539"/>
      <text:p text:style-name="P447"><text:span text:style-name="T366">Peter </text:span><text:span text:style-name="T118">works</text:span><text:span text:style-name="T366"> in New York — Питер </text:span><text:span text:style-name="T367">работает</text:span><text:span text:style-name="T366"> в Нью Йорке;</text:span></text:p>
      <text:p text:style-name="P420"/>
      <text:p text:style-name="P430"><text:span text:style-name="T616">Слова-маячки</text:span><text:span text:style-name="T617"> (перед сказуемым):</text:span></text:p>
      <text:list xml:id="list1540695506" text:style-name="L2">
        <text:list-item>
          <text:p text:style-name="P716">always - <text:span text:style-name="T391">всегда</text:span>;</text:p>
        </text:list-item>
        <text:list-item>
          <text:p text:style-name="P716">usually - <text:span text:style-name="T391">обычно</text:span>;</text:p>
        </text:list-item>
        <text:list-item>
          <text:p text:style-name="P716">often - <text:span text:style-name="T391">часто</text:span>;</text:p>
        </text:list-item>
        <text:list-item>
          <text:p text:style-name="P716">sometimes - <text:span text:style-name="T391">иногда</text:span>;</text:p>
        </text:list-item>
        <text:list-item>
          <text:p text:style-name="P716">never — <text:span text:style-name="T391">никогда;</text:span></text:p>
        </text:list-item>
      </text:list>
      <text:p text:style-name="P251"/>
      <text:p text:style-name="P252">I <text:span text:style-name="T368">always</text:span> wash my hands before eating — Я <text:span text:style-name="T368">всегда</text:span> мою руки перед едой.</text:p>
      <text:p text:style-name="Standard"/>
      <text:p text:style-name="P528"><text:span text:style-name="T542">Отрицание образуется с помощью частицы </text:span><text:span text:style-name="T13">not</text:span><text:span text:style-name="T542">, </text:span>которая идет в паре со вспомогательным глаголом <text:span text:style-name="T2">do</text:span>. <text:span text:style-name="T501">Если подлежащее </text:span><text:span text:style-name="T88">he/she/it</text:span><text:span text:style-name="T501">, то </text:span><text:span text:style-name="T98">do</text:span><text:span text:style-name="T505"> меняется на</text:span><text:span text:style-name="T501"> </text:span><text:span text:style-name="T88">does</text:span><text:span text:style-name="T501">.</text:span></text:p>
      <text:p text:style-name="P448"/>
      <text:p text:style-name="P340">People <text:span text:style-name="T425">do </text:span><text:span text:style-name="T426">not</text:span><text:span text:style-name="T424"> live</text:span> in space — Люди <text:span text:style-name="T368">не</text:span> живут в космосе.</text:p>
      <text:p text:style-name="P340">Water <text:span text:style-name="T425">does </text:span><text:span text:style-name="T426">not</text:span><text:span text:style-name="T424"> boil</text:span> at 50 degrees Celsius — Вода <text:span text:style-name="T368">не</text:span> кипит при 50 грудусах.</text:p>
      <text:p text:style-name="P340"/>
      <text:p text:style-name="P435"><text:span text:style-name="T294">Практически всегда </text:span><text:span text:style-name="T88">do not</text:span><text:span text:style-name="T294"> использу</text:span><text:span text:style-name="T295">е</text:span><text:span text:style-name="T294">тся в сокращении: </text:span></text:p>
      <text:p text:style-name="P125"/>
      <text:p text:style-name="P341">We <text:span text:style-name="T368">don`t</text:span> drink whisky — Мы <text:span text:style-name="T368">не</text:span> пьем виски. </text:p>
      <text:p text:style-name="P339">He <text:span text:style-name="T368">doesn`t</text:span> drink tea — Он <text:span text:style-name="T368">не</text:span> пьет чай.</text:p>
      <text:p text:style-name="P256"/>
      <text:p text:style-name="P527"><text:span text:style-name="T541">В вопросах вспомогательный глагол </text:span><text:span text:style-name="T12">do</text:span><text:span text:style-name="T296"> ставится перед подлежащим:</text:span></text:p>
      <text:p text:style-name="P127"/>
      <text:p text:style-name="P457"><text:span text:style-name="T509">Do</text:span><text:span text:style-name="T499"> you like action movies? </text:span><text:span text:style-name="T500">— </text:span><text:span text:style-name="T499">Тебе нравятся экшен фильмы? </text:span></text:p>
      <text:p text:style-name="P449"><text:span text:style-name="T431">What books </text:span><text:span text:style-name="T434">do</text:span><text:span text:style-name="T435">es</text:span><text:span text:style-name="T431"> </text:span><text:span text:style-name="T432">he</text:span><text:span text:style-name="T431"> read? </text:span><text:span text:style-name="T433">—</text:span><text:span text:style-name="T431"> Какие книги </text:span><text:span text:style-name="T432">он</text:span><text:span text:style-name="T431"> </text:span><text:span text:style-name="T432">читает</text:span><text:span text:style-name="T431">?</text:span></text:p>
      <text:p text:style-name="P127"/>
      <text:p text:style-name="P360">Present Continuous</text:p>
      <text:p text:style-name="P128"/>
      <text:p text:style-name="P450"><text:span text:style-name="T297">Используется, чтобы </text:span><text:span text:style-name="T314">сообщить</text:span><text:span text:style-name="T297"> о </text:span><text:span text:style-name="T307">действии</text:span><text:span text:style-name="T297">, </text:span><text:span text:style-name="T308">которое происходит</text:span><text:span text:style-name="T297"> </text:span><text:span text:style-name="T351">сейчас</text:span><text:span text:style-name="T297"> и еще не законч</text:span><text:span text:style-name="T314">ено</text:span><text:span text:style-name="T297">.</text:span></text:p>
      <text:p text:style-name="P129">Состоит из связки вспомогательного глагола <text:span text:style-name="T2">be</text:span> и смыслового <text:span text:style-name="T537">глагола </text:span>с окончанием <text:span text:style-name="T2">-ing</text:span>:</text:p>
      <text:p text:style-name="P463"/>
      <text:p text:style-name="P463">She <text:span text:style-name="T368">is driving</text:span> to work. <text:span text:style-name="T518">—</text:span> Она <text:span text:style-name="T368">едет</text:span> на работу.</text:p>
      <text:p text:style-name="P464">I <text:span text:style-name="T373">a</text:span><text:span text:style-name="T368">m not listening</text:span> to you. <text:span text:style-name="T520">—</text:span> Я <text:span text:style-name="T368">не слушаю</text:span> тебя.</text:p>
      <text:p text:style-name="P465">Where <text:span text:style-name="T368">is </text:span>he <text:span text:style-name="T368">going</text:span>? <text:span text:style-name="T520">—</text:span> Куда он <text:span text:style-name="T368">идет</text:span>?</text:p>
      <text:p text:style-name="P126"/>
      <text:p text:style-name="P146"><text:soft-page-break/><text:span text:style-name="T616">Слова-маячки</text:span> <text:span text:style-name="T525">(в разных местах)</text:span>:</text:p>
      <text:list xml:id="list965628195" text:style-name="L3">
        <text:list-item>
          <text:p text:style-name="P755">look — смотри;</text:p>
        </text:list-item>
        <text:list-item>
          <text:p text:style-name="P755">now — сейчас (<text:span text:style-name="T519">обычно </text:span>в конце);</text:p>
        </text:list-item>
        <text:list-item>
          <text:p text:style-name="P755">at the moment — в этот момент (<text:span text:style-name="T519">обычно </text:span>в конце).</text:p>
        </text:list-item>
      </text:list>
      <text:p text:style-name="P343"/>
      <text:p text:style-name="P342">I am working right <text:span text:style-name="T368">now</text:span>. — Прямо сейчас я работаю.</text:p>
      <text:p text:style-name="P342"><text:span text:style-name="T368">Look</text:span> out of the window! It`s raining. — Посмотри в окно. Идет дождь.</text:p>
      <text:p text:style-name="P157"/>
      <text:p text:style-name="P156"><text:span text:style-name="T521">Глаголы, которые не использ</text:span><text:span text:style-name="T522">уются</text:span><text:span text:style-name="T521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24"><text:span text:style-name="T318">Но если они </text:span><text:span text:style-name="T319">идут</text:span><text:span text:style-name="T318"> </text:span><text:span text:style-name="T319">внутри</text:span><text:span text:style-name="T318"> </text:span><text:span text:style-name="T319">какой-</text:span><text:span text:style-name="T320">то</text:span><text:span text:style-name="T319"> </text:span><text:span text:style-name="T318">устойчивой связки, то могут быть и с </text:span><text:span text:style-name="T99">-ing</text:span><text:span text:style-name="T318">.</text:span></text:p>
      <text:p text:style-name="P345"/>
      <text:p text:style-name="P131">Глаголы восприятия:</text:p>
      <text:list xml:id="list1045779512" text:style-name="L4">
        <text:list-item>
          <text:p text:style-name="P756">see — видеть;</text:p>
        </text:list-item>
        <text:list-item>
          <text:p text:style-name="P756">hear — слышать;</text:p>
        </text:list-item>
        <text:list-item>
          <text:p text:style-name="P756">feel — чувствовать <text:span text:style-name="T523">себя</text:span>;</text:p>
        </text:list-item>
        <text:list-item>
          <text:p text:style-name="P756">taste — чувствовать вкус (пробовать);</text:p>
        </text:list-item>
        <text:list-item>
          <text:p text:style-name="P756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1351566225" text:style-name="L5">
        <text:list-item>
          <text:p text:style-name="P757">belive — верить;</text:p>
        </text:list-item>
        <text:list-item>
          <text:p text:style-name="P757">doubt — сомневаться;</text:p>
        </text:list-item>
        <text:list-item>
          <text:p text:style-name="P757">think — думать;</text:p>
        </text:list-item>
      </text:list>
      <text:p text:style-name="P130"/>
      <text:p text:style-name="P131">Глаголы, показывающие состояние мыслей:</text:p>
      <text:list xml:id="list4186247554" text:style-name="L6">
        <text:list-item>
          <text:p text:style-name="P758">forget — забывать;</text:p>
        </text:list-item>
        <text:list-item>
          <text:p text:style-name="P758">imagine — представлять;</text:p>
        </text:list-item>
        <text:list-item>
          <text:p text:style-name="P758">know — знать;</text:p>
        </text:list-item>
        <text:list-item>
          <text:p text:style-name="P758">understand — понимать;</text:p>
        </text:list-item>
      </text:list>
      <text:p text:style-name="P132"/>
      <text:p text:style-name="P133">Глаголы, указывающие на эмоции и желания:</text:p>
      <text:list xml:id="list2045397435" text:style-name="L7">
        <text:list-item>
          <text:p text:style-name="P759">love — любить;</text:p>
        </text:list-item>
        <text:list-item>
          <text:p text:style-name="P759">like — нравиться;</text:p>
        </text:list-item>
        <text:list-item>
          <text:p text:style-name="P759">hate — ненавидеть;</text:p>
        </text:list-item>
        <text:list-item>
          <text:p text:style-name="P759">hope — надеяться;</text:p>
        </text:list-item>
        <text:list-item>
          <text:p text:style-name="P759">want — хотеть;</text:p>
        </text:list-item>
        <text:list-item>
          <text:p text:style-name="P759">wish — желать;</text:p>
        </text:list-item>
      </text:list>
      <text:p text:style-name="P133"/>
      <text:p text:style-name="P133">Другие глаголы:</text:p>
      <text:list xml:id="list289681180" text:style-name="L8">
        <text:list-item>
          <text:p text:style-name="P760">look — выглядеть;</text:p>
        </text:list-item>
        <text:list-item>
          <text:p text:style-name="P760">have — иметь;</text:p>
        </text:list-item>
      </text:list>
      <text:p text:style-name="P134"/>
      <text:p text:style-name="P346">I <text:span text:style-name="T368">think</text:span> Amy is a strange girl. - Я <text:span text:style-name="T368">думаю</text:span>, Эмми странная девушка.</text:p>
      <text:p text:style-name="P346">You <text:span text:style-name="T368">look</text:span> great! - Ты <text:span text:style-name="T368">выглядишь</text:span> отлично!</text:p>
      <text:p text:style-name="P344"/>
      <text:p text:style-name="P361">Present Perfect</text:p>
      <text:p text:style-name="P145"/>
      <text:p text:style-name="P521"><text:span text:style-name="T298">И</text:span><text:span text:style-name="T310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2"><text:span text:style-name="T344">В </text:span><text:span text:style-name="T341">отрицаниях почти всегда используется сокращенная форма глагола </text:span><text:span text:style-name="T111">haven`t</text:span><text:span text:style-name="T341">.</text:span></text:p>
      <text:p text:style-name="P138"><text:span text:style-name="T526">Сокращени</text:span><text:span text:style-name="T543">е</text:span><text:span text:style-name="T526"> </text:span><text:span text:style-name="T14">`ve not</text:span><text:span text:style-name="T526"> не используется.</text:span></text:p>
      <text:p text:style-name="P137"/>
      <text:p text:style-name="P451"><text:span text:style-name="T94">You </text:span><text:span text:style-name="T115">have</text:span><text:span text:style-name="T94"> </text:span><text:span text:style-name="T115">broken</text:span><text:span text:style-name="T94"> the vase. </text:span><text:span text:style-name="T95">— </text:span><text:span text:style-name="T94">Ты </text:span><text:span text:style-name="T115">разбил</text:span><text:span text:style-name="T94"> вазу (результат, кот. </text:span><text:span text:style-name="T96">важен сейчас</text:span><text:span text:style-name="T94">).</text:span></text:p>
      <text:p text:style-name="P668"><text:span text:style-name="T393">I </text:span><text:span text:style-name="T376">haven</text:span><text:span text:style-name="T370">`</text:span><text:span text:style-name="T376">t</text:span><text:span text:style-name="T393"> </text:span><text:span text:style-name="T376">expected</text:span><text:span text:style-name="T393"> that. </text:span><text:span text:style-name="T395">—</text:span><text:span text:style-name="T393"> Я этого </text:span><text:span text:style-name="T376">не</text:span><text:span text:style-name="T393"> </text:span><text:span text:style-name="T376">ожидал</text:span><text:span text:style-name="T393">.</text:span></text:p>
      <text:p text:style-name="P668"><text:span text:style-name="T374">Ha</text:span><text:span text:style-name="T375">s</text:span><text:span text:style-name="T397"> </text:span><text:span text:style-name="T398">he</text:span><text:span text:style-name="T397"> </text:span><text:span text:style-name="T374">been</text:span><text:span text:style-name="T397"> to Rome? </text:span><text:span text:style-name="T395">—</text:span><text:span text:style-name="T397"> </text:span><text:span text:style-name="T398">Он</text:span><text:span text:style-name="T397"> </text:span><text:span text:style-name="T374">бывал</text:span><text:span text:style-name="T397"> в Риме?</text:span></text:p>
      <text:p text:style-name="P350"/>
      <text:p text:style-name="P563"><text:span text:style-name="T298">Также использу</text:span><text:span text:style-name="T305">ется</text:span><text:span text:style-name="T298">, </text:span><text:span text:style-name="T299">если</text:span><text:span text:style-name="T298"> что-то произошло впервые.</text:span></text:p>
      <text:p text:style-name="P347"><text:span text:style-name="T524">It`s the fitst time I </text:span><text:span text:style-name="T369">have</text:span><text:span text:style-name="T524"> </text:span><text:span text:style-name="T369">driven</text:span><text:span text:style-name="T524"> a car — Это впервые, когда я </text:span><text:span text:style-name="T369">веду</text:span><text:span text:style-name="T524"> машину.</text:span></text:p>
      <text:p text:style-name="P347"/>
      <text:p text:style-name="P139">Как образуется 3я форма глагола:</text:p>
      <text:list xml:id="list3182729451" text:style-name="L9">
        <text:list-item>
          <text:p text:style-name="P761">если глагол правильный, то к нему добавляется окончание -ed;</text:p>
        </text:list-item>
        <text:list-item>
          <text:p text:style-name="P762">если глагол неправильный, то <text:span text:style-name="T530">его <text:s/></text:span>нужно<text:span text:style-name="T530"> </text:span>искать в таблице неправильных глаголов;</text:p>
        </text:list-item>
      </text:list>
      <text:p text:style-name="P135"/>
      <text:p text:style-name="P140"><text:span text:style-name="T616">Слова-маячки</text:span>:</text:p>
      <text:list xml:id="list491251998" text:style-name="L10">
        <text:list-item>
          <text:p text:style-name="P766">just — только что;</text:p>
        </text:list-item>
        <text:list-item>
          <text:p text:style-name="P766">already — уже;</text:p>
        </text:list-item>
        <text:list-item>
          <text:p text:style-name="P763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392">Слово </text:span><text:span text:style-name="T55">yet</text:span><text:span text:style-name="T392"> стоит </text:span><text:span text:style-name="T394">всегда </text:span><text:span text:style-name="T392">в конце предложения. </text:span><text:span text:style-name="T55">Just</text:span><text:span text:style-name="T392"> и </text:span><text:span text:style-name="T55">already</text:span><text:span text:style-name="T392"> использ</text:span><text:span text:style-name="T396">уются</text:span><text:span text:style-name="T392"> в утверждениях. </text:span><text:span text:style-name="T55">Yet</text:span><text:span text:style-name="T392"> — в вопросах и отрицаниях</text:span><text:span text:style-name="T395">. </text:span></text:p>
      <text:p text:style-name="P348"/>
      <text:p text:style-name="P356">I have <text:span text:style-name="T368">just</text:span> eaten a sandwich. <text:span text:style-name="T527">—</text:span> Я <text:span text:style-name="T368">только что</text:span> съел бутерброд.</text:p>
      <text:p text:style-name="P349">We have n<text:span text:style-name="T526">o</text:span>t finished <text:span text:style-name="T368">yet</text:span>. <text:span text:style-name="T527">—</text:span> Мы <text:span text:style-name="T368">еще не</text:span> закончили.</text:p>
      <text:p text:style-name="P349"/>
      <text:p text:style-name="P423"><text:span text:style-name="T342">Другие </text:span><text:span text:style-name="T343">маячки</text:span><text:span text:style-name="T342">:</text:span></text:p>
      <text:list xml:id="list440364209" text:style-name="L11">
        <text:list-item>
          <text:p text:style-name="P717"><text:span text:style-name="T512">ever — когда-</text:span><text:span text:style-name="T516">либо, всегда</text:span><text:span text:style-name="T512">;</text:span></text:p>
        </text:list-item>
        <text:list-item>
          <text:p text:style-name="P767">never — никогда;</text:p>
        </text:list-item>
        <text:list-item>
          <text:p text:style-name="P767">recently — в последнее время;</text:p>
        </text:list-item>
        <text:list-item>
          <text:p text:style-name="P767">these days — в последние дни;</text:p>
        </text:list-item>
        <text:list-item>
          <text:p text:style-name="P717"><text:span text:style-name="T512">словосочетани</text:span><text:span text:style-name="T517">я</text:span><text:span text:style-name="T512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29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7">I <text:span text:style-name="T526">ha</text:span>ve <text:span text:style-name="T368">never</text:span> been to New York. <text:span text:style-name="T528">— </text:span>Я <text:span text:style-name="T368">никогда</text:span> не был в Нью Йорке.</text:p>
      <text:p text:style-name="P520"><text:span text:style-name="T92">I </text:span><text:span text:style-name="T89">ha</text:span><text:span text:style-name="T92">ve worked a lot </text:span><text:span text:style-name="T114">these days</text:span><text:span text:style-name="T92">. </text:span><text:span text:style-name="T93">—</text:span><text:span text:style-name="T92"> Я много работал </text:span><text:span text:style-name="T114">в эти дни</text:span><text:span text:style-name="T92">.</text:span></text:p>
      <text:p text:style-name="P658"/>
      <text:p text:style-name="P650">Present Perfect Continuous</text:p>
      <text:p text:style-name="P644"/>
      <text:p text:style-name="P652"><text:span text:style-name="T300">И</text:span><text:span text:style-name="T306">спользуется чтобы сообщить о действии, которое еще не закончено и при этом известна </text:span></text:p>
      <text:p text:style-name="P653"><text:span text:style-name="T306">его продолжительность, </text:span><text:span text:style-name="T308">т. е. «</text:span><text:span text:style-name="T309">я </text:span><text:span text:style-name="T308">делал и продолжаю делать». </text:span></text:p>
      <text:p text:style-name="P645"/>
      <text:p text:style-name="P666"><text:span text:style-name="T302">С</text:span><text:span text:style-name="T293">остоит из связки вспомогательного глагола </text:span><text:span text:style-name="T87">have</text:span><text:span text:style-name="T293">, cлова </text:span><text:span text:style-name="T87">been</text:span><text:span text:style-name="T293"> </text:span><text:span text:style-name="T304">(особая форма глагола </text:span><text:span text:style-name="T90">be</text:span><text:span text:style-name="T304">) </text:span></text:p>
      <text:p text:style-name="P653"><text:span text:style-name="T303">и смыслового глагола с окончанием </text:span><text:span text:style-name="T91">-ing</text:span><text:span text:style-name="T303">. </text:span><text:span text:style-name="T301">Переводится</text:span><text:span text:style-name="T306"> настоящим</text:span><text:span text:style-name="T99">.</text:span></text:p>
      <text:p text:style-name="P660"/>
      <text:p text:style-name="P253"><text:span text:style-name="T498">I </text:span><text:span text:style-name="T509">have been learning</text:span><text:span text:style-name="T498"> English for 2 years. </text:span><text:span text:style-name="T512">—</text:span><text:span text:style-name="T498"> Я </text:span><text:span text:style-name="T509">учу</text:span><text:span text:style-name="T498"> английский уже 2 года (и еще не закончил).</text:span></text:p>
      <text:p text:style-name="P616"><text:span text:style-name="T103">I </text:span><text:span text:style-name="T117">have not been waiting</text:span><text:span text:style-name="T103"> long. </text:span><text:span text:style-name="T101">—</text:span><text:span text:style-name="T103"> Я </text:span><text:span text:style-name="T117">не жду</text:span><text:span text:style-name="T103"> долго </text:span><text:span text:style-name="T104">(это не происходит в течен</text:span><text:span text:style-name="T107">ии</text:span><text:span text:style-name="T104"> указ. времени)</text:span><text:span text:style-name="T103">.</text:span></text:p>
      <text:p text:style-name="P351"/>
      <text:p text:style-name="P638"><text:span text:style-name="T116">Have</text:span><text:span text:style-name="T100"> you </text:span><text:span text:style-name="T116">been</text:span><text:span text:style-name="T100"> </text:span><text:span text:style-name="T116">waiting</text:span><text:span text:style-name="T100"> long? </text:span><text:span text:style-name="T101">— </text:span><text:span text:style-name="T100">Вы </text:span><text:span text:style-name="T102">долго</text:span><text:span text:style-name="T100"> </text:span><text:span text:style-name="T116">ждете</text:span><text:span text:style-name="T100">? </text:span></text:p>
      <text:p text:style-name="P638"><text:span text:style-name="T104">(как долго происходит действие вплоть до текущего момента)</text:span><text:span text:style-name="T100"> </text:span></text:p>
      <text:p text:style-name="P667"><text:soft-page-break/><text:span text:style-name="T326">Слова-маячки</text:span><text:span text:style-name="T293">:</text:span></text:p>
      <text:list xml:id="list806745574" text:style-name="L12">
        <text:list-item>
          <text:p text:style-name="P768">for — в течении;</text:p>
        </text:list-item>
        <text:list-item>
          <text:p text:style-name="P768">since — с какого-то времени;</text:p>
        </text:list-item>
        <text:list-item>
          <text:p text:style-name="P805">how long — как долго.</text:p>
        </text:list-item>
      </text:list>
      <text:p text:style-name="P662"/>
      <text:p text:style-name="P664"><text:span text:style-name="T503">We`ve been staying in this hotel </text:span><text:span text:style-name="T510">since</text:span><text:span text:style-name="T503"> Tuesday. </text:span><text:span text:style-name="T504">— </text:span><text:span text:style-name="T503">Мы находимся в этом отеле </text:span><text:span text:style-name="T510">со</text:span><text:span text:style-name="T503"> вторника.</text:span></text:p>
      <text:p text:style-name="P646"/>
      <text:p text:style-name="P453"><text:span text:style-name="T345">Е</text:span><text:span text:style-name="T341">сли используется глагол </text:span><text:span text:style-name="T111">be</text:span><text:span text:style-name="T341"> или глаголы состояния, которые не стоят в Continuous</text:span><text:span text:style-name="T346">,</text:span><text:span text:style-name="T341"> </text:span></text:p>
      <text:p text:style-name="P454"><text:span text:style-name="T347">то </text:span><text:span text:style-name="T348">Present Perfect Continuous</text:span><text:span text:style-name="T347"> будет в </text:span><text:span text:style-name="T348">форме</text:span><text:span text:style-name="T347"> Present Perfect. </text:span></text:p>
      <text:p text:style-name="P355"/>
      <text:p text:style-name="P254"><text:span text:style-name="T499">I have known</text:span><text:span text:style-name="T509"> </text:span><text:span text:style-name="T499">(</text:span><text:span text:style-name="T502">а </text:span><text:span text:style-name="T499">не have been knowing)</text:span><text:span text:style-name="T498"> Alice for 3 years. </text:span><text:span text:style-name="T513">—</text:span><text:span text:style-name="T498"> Я </text:span><text:span text:style-name="T499">знаю</text:span><text:span text:style-name="T498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1"><text:span text:style-name="T402">Если у смыслового глагола окончание</text:span><text:span text:style-name="T56"> -ing</text:span><text:span text:style-name="T402">, то </text:span><text:span text:style-name="T56">have</text:span><text:span text:style-name="T402"> применяется только с </text:span><text:span text:style-name="T56">been</text:span><text:span text:style-name="T402">.</text:span></text:p>
      <text:p text:style-name="P359"/>
      <text:p text:style-name="P405"><text:span text:style-name="T498">Past </text:span><text:span text:style-name="T515">Simple</text:span></text:p>
      <text:p text:style-name="P141"/>
      <text:p text:style-name="P142">Используется, чтобы сообщить:</text:p>
      <text:list xml:id="list1187886547" text:style-name="L13">
        <text:list-item>
          <text:p text:style-name="P764">факт<text:span text:style-name="T531">ы</text:span> прошлого, историю, биографию;</text:p>
        </text:list-item>
        <text:list-item>
          <text:p text:style-name="P764">результат, который не важен в настоящем;</text:p>
        </text:list-item>
      </text:list>
      <text:p text:style-name="P352"/>
      <text:p text:style-name="P522"><text:span text:style-name="T321">Глагол</text:span><text:span text:style-name="T311"> </text:span><text:span text:style-name="T317">принимает</text:span><text:span text:style-name="T311"> 2ю форму. </text:span><text:span text:style-name="T321">Она</text:span><text:span text:style-name="T311"> образуется с пом</text:span><text:span text:style-name="T321">ощью</text:span><text:span text:style-name="T311"> окончания -ed для правильных глоголов, </text:span><text:span text:style-name="T317">а н</text:span><text:span text:style-name="T311">еправильные глаголы находится в таблице.</text:span></text:p>
      <text:p text:style-name="P144"/>
      <text:p text:style-name="P255"><text:span text:style-name="T498">Mozart </text:span><text:span text:style-name="T509">lived</text:span><text:span text:style-name="T498"> from 1756 to 1791 — Моцарт </text:span><text:span text:style-name="T509">жил</text:span><text:span text:style-name="T498"> с 1756 по 1791 год. </text:span></text:p>
      <text:p text:style-name="P257"><text:span text:style-name="T511">Did</text:span><text:span text:style-name="T514"> you </text:span><text:span text:style-name="T511">go</text:span><text:span text:style-name="T514"> to Los Angeles last week? - Ты </text:span><text:span text:style-name="T511">ездил</text:span><text:span text:style-name="T514"> в Лос Анжелес на прошлой неделе?</text:span></text:p>
      <text:p text:style-name="P661"><text:span text:style-name="T401">I </text:span><text:span text:style-name="T371">didn`t go</text:span><text:span text:style-name="T401"> to Los Angeles — Я </text:span><text:span text:style-name="T371">не ездил</text:span><text:span text:style-name="T401"> в Лос Анжелес.</text:span></text:p>
      <text:p text:style-name="P353"/>
      <text:p text:style-name="P112"><text:span text:style-name="T508">Слова-маячки</text:span><text:span text:style-name="T499">:</text:span></text:p>
      <text:list xml:id="list3528456240" text:style-name="L14">
        <text:list-item>
          <text:p text:style-name="P718">ago — <text:span text:style-name="T532">тому назад</text:span>;</text:p>
        </text:list-item>
        <text:list-item>
          <text:p text:style-name="P718">last — <text:span text:style-name="T532">прошлый</text:span>;</text:p>
        </text:list-item>
        <text:list-item>
          <text:p text:style-name="P765">yesterday — вчера;</text:p>
        </text:list-item>
      </text:list>
      <text:p text:style-name="P154"/>
      <text:p text:style-name="P640"><text:span text:style-name="T334">Past Simple часто путают с Present Perfect. </text:span><text:span text:style-name="T337">Здесь</text:span><text:span text:style-name="T335"> </text:span><text:span text:style-name="T336">г</text:span><text:span text:style-name="T335">лавное отличие в том, что </text:span><text:span text:style-name="T334">Present Perfect всегда сообща</text:span><text:span text:style-name="T336">ет</text:span><text:span text:style-name="T334"> доп</text:span><text:span text:style-name="T337">олнительную</text:span><text:span text:style-name="T334"> информацию, </text:span><text:span text:style-name="T336">которая </text:span><text:span text:style-name="T334">указыва</text:span><text:span text:style-name="T336">ет</text:span><text:span text:style-name="T312"> </text:span><text:span text:style-name="T334">на настоящее время </text:span><text:span text:style-name="T335">(</text:span><text:span text:style-name="T337">она может остутствовать в предложении </text:span><text:span text:style-name="T338">явно</text:span><text:span text:style-name="T337">, но всегда будет понятна из контекста</text:span><text:span text:style-name="T335">).</text:span><text:span text:style-name="T334"> </text:span><text:span text:style-name="T340">Но</text:span><text:span text:style-name="T335"> е</text:span><text:span text:style-name="T312">сли </text:span><text:span text:style-name="T335">изветно</text:span><text:span text:style-name="T312">, когда </text:span><text:span text:style-name="T336">именно </text:span><text:span text:style-name="T312">произошло событие, то Present Perfect </text:span><text:span text:style-name="T340">уже нельзя</text:span><text:span text:style-name="T339"> использ</text:span><text:span text:style-name="T340">овать</text:span><text:span text:style-name="T312">.</text:span></text:p>
      <text:p text:style-name="P155"/>
      <text:p text:style-name="P639"><text:span text:style-name="T97">Tom has lost his key last weak </text:span><text:span text:style-name="T104">(неправильно) </text:span></text:p>
      <text:p text:style-name="P639"><text:span text:style-name="T97">Tom lost his key last weak </text:span><text:span text:style-name="T104">(правильно) </text:span></text:p>
      <text:p text:style-name="P639"><text:span text:style-name="T97">Tom has lost his key </text:span><text:span text:style-name="T104">(</text:span><text:span text:style-name="T108">правильно; </text:span><text:span text:style-name="T109">о настоящем </text:span><text:span text:style-name="T110">говорит контекст</text:span><text:span text:style-name="T104">)</text:span></text:p>
      <text:p text:style-name="P354"/>
      <text:p text:style-name="P523"><text:span text:style-name="T349">Если вопрос содержит слово </text:span><text:span text:style-name="T112">when</text:span><text:span text:style-name="T349">, то он автоматич. привязывает </text:span><text:span text:style-name="T350">предложение</text:span><text:span text:style-name="T349"> к моменту </text:span></text:p>
      <text:p text:style-name="P161"><text:span text:style-name="T399">в прошлом. </text:span><text:span text:style-name="T400">Поэтому Present Perfect в вопросах с </text:span><text:span text:style-name="T57">when</text:span><text:span text:style-name="T400"> не используется.</text:span></text:p>
      <text:p text:style-name="P663"/>
      <text:p text:style-name="P663">Past Continuous</text:p>
      <text:p text:style-name="P647"/>
      <text:p text:style-name="P654"><text:span text:style-name="T313">И</text:span><text:span text:style-name="T314">спользуется, чтобы сообщить о действии, которое происходило в </text:span><text:span text:style-name="T317">точный</text:span><text:span text:style-name="T314"> момент</text:span></text:p>
      <text:p text:style-name="P654"><text:span text:style-name="T314">прошлого, </text:span><text:span text:style-name="T315">и </text:span><text:span text:style-name="T314">не было закончено.</text:span></text:p>
      <text:p text:style-name="P648"/>
      <text:p text:style-name="P655"><text:span text:style-name="T315">В предложении не обязательно должен </text:span><text:span text:style-name="T317">указываться</text:span><text:span text:style-name="T315"> точный момент. Он может только подразумеваться и быть понятен по контексту (</text:span><text:span text:style-name="T317">по</text:span><text:span text:style-name="T315"> </text:span><text:span text:style-name="T316">ситуаци</text:span><text:span text:style-name="T317">и</text:span><text:span text:style-name="T315">).</text:span></text:p>
      <text:p text:style-name="P643"><text:soft-page-break/>Cхема такая же, как и в Present Continuous, только глагол <text:span text:style-name="T2">be</text:span> записывается </text:p>
      <text:p text:style-name="P643">в прошедшей форме (<text:span text:style-name="T2">was/were</text:span>):</text:p>
      <text:p text:style-name="P642"/>
      <text:p text:style-name="P358">Last Sunday at 5 I <text:span text:style-name="T368">was having</text:span> dinner with my friends — В прошлое воскресенье в 5 </text:p>
      <text:p text:style-name="P358">я <text:span text:style-name="T368">ужинал</text:span> со своими друзьями (привязка к точному моменту в прошлом).</text:p>
      <text:p text:style-name="P358"/>
      <text:p text:style-name="P657"><text:span text:style-name="T535">My parents </text:span><text:span text:style-name="T372">were watching</text:span><text:span text:style-name="T535"> TV when I came home yesterday — Мои родители </text:span><text:span text:style-name="T372">смотрели</text:span><text:span text:style-name="T535"> телевизор, когда я пришел вчера домой (незаконченное действие </text:span><text:span text:style-name="T536">в тот момент</text:span><text:span text:style-name="T535">).</text:span></text:p>
      <text:p text:style-name="P657"/>
      <text:p text:style-name="P665"><text:span text:style-name="T506">W</text:span><text:span text:style-name="T507">e weren`t reading — Мы не читали (именно тогда). </text:span></text:p>
      <text:p text:style-name="P659">Was I running? — Я бежал?</text:p>
      <text:p text:style-name="P486"/>
      <text:p text:style-name="P486">Future Simple</text:p>
      <text:p text:style-name="P487"/>
      <text:p text:style-name="P525"><text:span text:style-name="T539">Используется чтобы сообщить о будущих </text:span><text:span text:style-name="T544">действиях</text:span><text:span text:style-name="T539">. </text:span><text:span text:style-name="T449">Эта форма говорит о том, что человек сделает что-то в будущем, но решение он принял в момент речи.</text:span></text:p>
      <text:p text:style-name="Standard"/>
      <text:p text:style-name="P526">Состоит из вспомогательного глагола <text:span text:style-name="T2">will</text:span> и смыслового глагола в начальной форме.</text:p>
      <text:p text:style-name="P491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40">о</text:span> <text:span text:style-name="T2">won`t</text:span>.</text:p>
      <text:p text:style-name="P526"/>
      <text:p text:style-name="P470">We <text:span text:style-name="T368">will</text:span> proobably <text:span text:style-name="T368">meet</text:span> soon — Мы, возможно, скоро <text:span text:style-name="T368">встретимся</text:span>.</text:p>
      <text:p text:style-name="P470">I hope everything <text:span text:style-name="T368">will be</text:span> fine — Надеюсь, все <text:span text:style-name="T368">будет </text:span>хорошо.</text:p>
      <text:p text:style-name="P491"><text:span text:style-name="T118">Will</text:span><text:span text:style-name="T2"> you </text:span><text:span text:style-name="T118">be</text:span><text:span text:style-name="T2"> at home toworrow? No, I won`t — </text:span><text:span text:style-name="T11">Ты </text:span><text:span text:style-name="T119">будешь</text:span><text:span text:style-name="T11"> завтра дома? Нет</text:span><text:span text:style-name="T2">.</text:span></text:p>
      <text:p text:style-name="P471"/>
      <text:p text:style-name="P436"><text:span text:style-name="T450">В</text:span><text:span text:style-name="T451"> предложени</text:span><text:span text:style-name="T450">ях</text:span><text:span text:style-name="T451"> </text:span><text:span text:style-name="T450">будут </text:span><text:span text:style-name="T451">часто </text:span><text:span text:style-name="T450">попадаться слова</text:span><text:span text:style-name="T451">, </text:span><text:span text:style-name="T450">выражающие</text:span><text:span text:style-name="T451"> мнение: <text:s/></text:span></text:p>
      <text:p text:style-name="P436"><text:span text:style-name="T439">I think </text:span><text:span text:style-name="T440">(я думаю)</text:span><text:span text:style-name="T439">, I`m sure </text:span><text:span text:style-name="T440">(я уверен), I hope (я надеюсь), </text:span><text:span text:style-name="T439">probably (возможно).</text:span></text:p>
      <text:p text:style-name="P473"/>
      <text:p text:style-name="P437"><text:span text:style-name="T482">Оборот </text:span><text:span text:style-name="T436">be going to</text:span></text:p>
      <text:p text:style-name="P529"/>
      <text:p text:style-name="P438"><text:span text:style-name="T450">Также позволяет </text:span><text:span text:style-name="T455">сообщить</text:span><text:span text:style-name="T450"> о будущем. </text:span><text:span text:style-name="T455">Но п</text:span><text:span text:style-name="T452">одразумевает, что человек говорит не о спонтанном </text:span><text:span text:style-name="T455">решении</text:span><text:span text:style-name="T452">, </text:span><text:span text:style-name="T453">а о заранее </text:span><text:span text:style-name="T454">продуманных</text:span><text:span text:style-name="T453"> действиях. </text:span><text:span text:style-name="T455">Означает</text:span><text:span text:style-name="T452"> «собираюсь сделать».</text:span></text:p>
      <text:p text:style-name="P493"/>
      <text:p text:style-name="P468">I`m going to meet my friends tomorrow — Я собираюсь встретиться с друзьями завтра.</text:p>
      <text:p text:style-name="P530"><text:span text:style-name="T424">I`m going to go</text:span><text:span text:style-name="T483"> out after I finish my work — Я собираюсь погулять после, как закончу работу.</text:span></text:p>
      <text:p text:style-name="P474"/>
      <text:p text:style-name="P440"><text:span text:style-name="T458">Когда очевидно что вот-вот случится какое-то действие, то </text:span><text:span text:style-name="T441">be going to</text:span><text:span text:style-name="T458"> </text:span><text:span text:style-name="T457">передает оттенок неизбежности происходящего и применяется по отношению к </text:span><text:span text:style-name="T458">другому </text:span><text:span text:style-name="T457">человеку или объетку.</text:span></text:p>
      <text:p text:style-name="P492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30"><text:span text:style-name="T473">В разговорной </text:span><text:span text:style-name="T477">стиле</text:span><text:span text:style-name="T476"> </text:span><text:span text:style-name="T478">этот </text:span><text:span text:style-name="T476">оборот </text:span><text:span text:style-name="T473">очень часто </text:span><text:span text:style-name="T477">записывается</text:span><text:span text:style-name="T473"> как </text:span><text:span text:style-name="T424">gonna</text:span><text:span text:style-name="T473"> </text:span><text:span text:style-name="T424">[гона].</text:span></text:p>
      <text:p text:style-name="P475"/>
      <text:p text:style-name="P651"><text:span text:style-name="T113">P</text:span><text:span text:style-name="T111">resent</text:span><text:span text:style-name="T498"> в значении будущего</text:span></text:p>
      <text:p text:style-name="P649"/>
      <text:p text:style-name="P656"><text:span text:style-name="T325">О</text:span><text:span text:style-name="T323"> будущем можно </text:span><text:span text:style-name="T325">также </text:span><text:span text:style-name="T323">говорить с помощью </text:span><text:span text:style-name="T324">формы </text:span><text:span text:style-name="T323">Present. </text:span><text:span text:style-name="T474">Present Simple </text:span><text:span text:style-name="T475">часто </text:span><text:span text:style-name="T474">использ</text:span><text:span text:style-name="T475">уется</text:span><text:span text:style-name="T474">, когда речь идет о рассписании, которое не зависит от говорящего. </text:span></text:p>
      <text:p text:style-name="P656"><text:span text:style-name="T474">Present Continuous </text:span><text:span text:style-name="T481">используется</text:span><text:span text:style-name="T474"> </text:span><text:span text:style-name="T480">когда говорят о личных планах.</text:span></text:p>
      <text:p text:style-name="P458"/>
      <text:p text:style-name="P467">I am flying to London tomorrow — <text:span text:style-name="T538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516"><text:soft-page-break/>Модальные глаголы</text:p>
      <text:p text:style-name="Standard"/>
      <text:p text:style-name="P541"><text:span text:style-name="T545">Это особенные глаголы, которые </text:span><text:span text:style-name="T589">могут</text:span><text:span text:style-name="T545"> </text:span><text:span text:style-name="T589">использоваться</text:span><text:span text:style-name="T545"> и как смысловые, и как вспомогательные, притендуя со </text:span><text:span text:style-name="T589">вспомогательными</text:span><text:span text:style-name="T545"> на одну позицию в предложении.</text:span></text:p>
      <text:p text:style-name="P580"><text:span text:style-name="T546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46">.</text:span></text:p>
      <text:p text:style-name="P580"/>
      <text:p text:style-name="P548"><text:span text:style-name="T545">Модальные глаголы не меняют свою форму (не </text:span><text:span text:style-name="T551">имеют</text:span><text:span text:style-name="T545"> окончаний </text:span><text:span text:style-name="T15">-s, -ed</text:span><text:span text:style-name="T545">). В связи с </text:span><text:span text:style-name="T551">этим</text:span><text:span text:style-name="T545">, </text:span></text:p>
      <text:p text:style-name="P548"><text:span text:style-name="T545">они не могут </text:span><text:span text:style-name="T551">применяться</text:span><text:span text:style-name="T545"> во всех временах и поэтому, дополняют</text:span><text:span text:style-name="T551">ся</text:span><text:span text:style-name="T545"> модальны</text:span><text:span text:style-name="T551">ми</text:span><text:span text:style-name="T545"> конструкци</text:span><text:span text:style-name="T551">ями</text:span><text:span text:style-name="T545">: </text:span><text:span text:style-name="T16">be able to, have to </text:span><text:span text:style-name="T187">и</text:span><text:span text:style-name="T16"> used to</text:span><text:span text:style-name="T546">.</text:span></text:p>
      <text:p text:style-name="P541"/>
      <text:p text:style-name="P542">После модальных глаголов и конструкций почти всегда идет <text:span text:style-name="T589">голый </text:span>инфинитив.</text:p>
      <text:p text:style-name="P537"/>
      <text:p text:style-name="P542"><text:span text:style-name="T368">Глаголы </text:span><text:span text:style-name="T118">will</text:span><text:span text:style-name="T368"> и </text:span><text:span text:style-name="T118">shall</text:span></text:p>
      <text:p text:style-name="P542"/>
      <text:p text:style-name="P542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2">а с <text:span text:style-name="T2">won`t</text:span> — настоящим. <text:span text:style-name="T2">Won`t</text:span> означает «отказывается».</text:p>
      <text:p text:style-name="P542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3"><text:span text:style-name="T17">S</text:span><text:span text:style-name="T16">hall</text:span><text:span text:style-name="T187"> не используется в современном английском. Он </text:span><text:span text:style-name="T189">встречается</text:span><text:span text:style-name="T187"> в вопросах вместо </text:span><text:span text:style-name="T16">will, </text:span><text:span text:style-name="T188">когда нужно получить одобрение от собеседника (только когда подлежащее </text:span><text:span text:style-name="T17">I</text:span><text:span text:style-name="T188"> или </text:span><text:span text:style-name="T17">we</text:span><text:span text:style-name="T188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He can understand my English — Он может понимать мой английский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1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4"/>
      <text:p text:style-name="P24"><text:span text:style-name="T368">Глаголы </text:span><text:span text:style-name="T118">might</text:span><text:span text:style-name="T368"> и </text:span><text:span text:style-name="T118">may</text:span></text:p>
      <text:p text:style-name="P24"/>
      <text:p text:style-name="P544"><text:span text:style-name="T17">Might [майт]</text:span><text:span text:style-name="T188"> переводится как «может </text:span><text:span text:style-name="T190">ли</text:span><text:span text:style-name="T188">», «мог бы», </text:span><text:span text:style-name="T190">или</text:span><text:span text:style-name="T188"> «должно быть»</text:span><text:span text:style-name="T190">, </text:span><text:span text:style-name="T188">«наверное». </text:span></text:p>
      <text:p text:style-name="P36">Он указывает на вероятность того, что что-то произойдет сейчас или в будущем. </text:p>
      <text:p text:style-name="P544"><text:span text:style-name="T188">Отрицание </text:span><text:span text:style-name="T17">might not</text:span><text:span text:style-name="T188"> сокращается до </text:span><text:span text:style-name="T17">mightn`t [майтэнт].</text:span></text:p>
      <text:p text:style-name="P544"/>
      <text:p text:style-name="P261">Might Tom call in the evening? - <text:span text:style-name="T547">Может ли </text:span>Том позвонить вечером?</text:p>
      <text:p text:style-name="P541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541"><text:span text:style-name="T18">M</text:span><text:span text:style-name="T2">ay</text:span><text:span text:style-name="T178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90">ю</text:span><text:span text:style-name="T178"> возможность».</text:span></text:p>
      <text:p text:style-name="P37"/>
      <text:p text:style-name="P261">May I help you, sir? — <text:span text:style-name="T547">И</text:span>мею ли я возможность вам помочь?</text:p>
      <text:p text:style-name="P37"><text:soft-page-break/><text:span text:style-name="T368">Глагол </text:span><text:span text:style-name="T118">must</text:span></text:p>
      <text:p text:style-name="P37"/>
      <text:p text:style-name="P38">Переводится как «должен», «обязан» или «должно быть», «наверное». </text:p>
      <text:p text:style-name="P546"><text:span text:style-name="T191">Он указывает на обязанност</text:span><text:span text:style-name="T193">ь</text:span><text:span text:style-name="T191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1"><text:span text:style-name="T178">Отрицание </text:span><text:span text:style-name="T2">must not</text:span><text:span text:style-name="T178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45"><text:span text:style-name="T178">В отличие от </text:span><text:span text:style-name="T2">might</text:span><text:span text:style-name="T178">, в значениях «должно быть», «наверное», он передает не вероятность, </text:span></text:p>
      <text:p text:style-name="P26">а неуверенное предположение.</text:p>
      <text:p text:style-name="P26"/>
      <text:p text:style-name="P263">She must be very tired — Она, наверное, очень уставшая.</text:p>
      <text:p text:style-name="P263"/>
      <text:p text:style-name="P165">Глагол should</text:p>
      <text:p text:style-name="P26"/>
      <text:p text:style-name="P26"><text:span text:style-name="T2">Should [шуд]</text:span> <text:span text:style-name="T549">переводится как «нужно», «следует сделать». Подходит чтобы дать совет.</text:span></text:p>
      <text:p text:style-name="P547"><text:span text:style-name="T191">Для совета, </text:span><text:span text:style-name="T192">к</text:span><text:span text:style-name="T191"> </text:span><text:span text:style-name="T20">should</text:span><text:span text:style-name="T191"> можно также </text:span><text:span text:style-name="T192">добавить</text:span><text:span text:style-name="T191"> обороты, </text:span><text:span text:style-name="T192">в</text:span><text:span text:style-name="T191">ыра</text:span><text:span text:style-name="T192">жающие</text:span><text:span text:style-name="T191"> мне</text:span><text:span text:style-name="T192">н</text:span><text:span text:style-name="T191">ие, </text:span></text:p>
      <text:p text:style-name="P547"><text:span text:style-name="T191">например: </text:span><text:span text:style-name="T20">I think, I don`t think</text:span><text:span text:style-name="T191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5">Глагол would</text:p>
      <text:p text:style-name="P26"/>
      <text:p text:style-name="P585"><text:span text:style-name="T20">Would </text:span><text:span text:style-name="T21">[вуд]</text:span><text:span text:style-name="T222"> соответствует частице «бы» </text:span><text:span text:style-name="T223">(</text:span><text:span text:style-name="T222">когда люди представляют ситуацию</text:span><text:span text:style-name="T223">)</text:span><text:span text:style-name="T222"> или сообщает </text:span></text:p>
      <text:p text:style-name="P585"><text:span text:style-name="T222">о привычках прошлого. </text:span><text:span text:style-name="T223">Он ч</text:span><text:span text:style-name="T222">асто сокращается до `d. </text:span><text:span text:style-name="T224">Я</text:span><text:span text:style-name="T222">вляется прошедшей формой от </text:span><text:span text:style-name="T21">will</text:span><text:span text:style-name="T222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27"/>
      <text:p text:style-name="P27">Фраза <text:span text:style-name="T2">would you like</text:span> часто используется, когда человеку хотят <text:span text:style-name="T550">что-то </text:span>предложить.</text:p>
      <text:p text:style-name="P27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52">В основном используется в будущем, </text:span></text:p>
      <text:p text:style-name="P39">в значении «смогу»; или в прошлом, в значении «смог», а не «мог».</text:p>
      <text:p text:style-name="P29"/>
      <text:p text:style-name="P266"><text:span text:style-name="T548">If I learn </text:span><text:span text:style-name="T552">Eng</text:span><text:span text:style-name="T548">, I will be able to understand it — Если я буду учить </text:span><text:span text:style-name="T552">англ</text:span><text:span text:style-name="T548">, я смогу понимать его.</text:span></text:p>
      <text:p text:style-name="P266"><text:span text:style-name="T552">He</text:span><text:span text:style-name="T548"> talked quickly, but I was able to understand h</text:span><text:span text:style-name="T552">im </text:span><text:span text:style-name="T548">— <text:s/></text:span><text:span text:style-name="T552">Он</text:span><text:span text:style-name="T548"> говорил быстр</text:span><text:span text:style-name="T552">о</text:span><text:span text:style-name="T548">, но я смог </text:span><text:span text:style-name="T552">его </text:span><text:span text:style-name="T548">понять</text:span></text:p>
      <text:p text:style-name="P27"/>
      <text:p text:style-name="P166"><text:soft-page-break/>Конструкция <text:span text:style-name="T2">have to</text:span></text:p>
      <text:p text:style-name="P27"/>
      <text:p text:style-name="P549"><text:span text:style-name="T191">Дублирует по значению модальный глагол </text:span><text:span text:style-name="T20">must</text:span><text:span text:style-name="T191">. </text:span><text:span text:style-name="T193">Указывает</text:span><text:span text:style-name="T191"> </text:span><text:span text:style-name="T193">на </text:span><text:span text:style-name="T191">обязанност</text:span><text:span text:style-name="T193">ь</text:span><text:span text:style-name="T191">, котор</text:span><text:span text:style-name="T193">ую</text:span><text:span text:style-name="T191"> человек вынежден выполнять не по свое воле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53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550"><text:span text:style-name="T194">Дублирует по значению глагол </text:span><text:span text:style-name="T22">would</text:span><text:span text:style-name="T194">, когда говорят о привычках прошлого. </text:span><text:span text:style-name="T195">В основном используется б</text:span><text:span text:style-name="T196">ританц</text:span><text:span text:style-name="T195">ами. </text:span><text:span text:style-name="T194">Переводится как «раньше» </text:span><text:span text:style-name="T195">либо</text:span><text:span text:style-name="T194"> </text:span><text:span text:style-name="T195">вообще </text:span><text:span text:style-name="T194">выпадает при переводе.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194">П</text:span><text:span text:style-name="T178">овелительное наклонение </text:span><text:span text:style-name="T2">(Imperative)</text:span></text:p>
      <text:p text:style-name="P41"/>
      <text:p text:style-name="P553"><text:span text:style-name="T198">Это способ озвучить просьбу, приказ, призыв к действию </text:span><text:span text:style-name="T199">или </text:span><text:span text:style-name="T197">пожелание</text:span><text:span text:style-name="T198">. </text:span><text:span text:style-name="T197">Предложение в повелительном наклонении не имеет подлежащего и начинается с </text:span><text:span text:style-name="T208">начальной формы глагола</text:span><text:span text:style-name="T197">.</text:span></text:p>
      <text:p text:style-name="P268"/>
      <text:p text:style-name="P269">Don`t come here — Не подходи сюда <text:span text:style-name="T554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1"><text:span text:style-name="T197">Ч</text:span><text:span text:style-name="T178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2"><text:span text:style-name="T197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197"> (</text:span><text:span text:style-name="T23">let us — давай</text:span><text:span text:style-name="T197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197">П</text:span><text:span text:style-name="T178">ассивный залог </text:span><text:span text:style-name="T2">(Passive Voice)</text:span></text:p>
      <text:p text:style-name="P78"/>
      <text:p text:style-name="P586"><text:span text:style-name="T226">В английском язые есть 2 вида залогов</text:span><text:span text:style-name="T225">: активный и пассивный. В активном залоге дейсвие совершает автор, а в пассивном —</text:span><text:span text:style-name="T226"> </text:span><text:span text:style-name="T225">дейс</text:span><text:span text:style-name="T226">т</text:span><text:span text:style-name="T225">вие совершается над автором.</text:span></text:p>
      <text:p text:style-name="P79"/>
      <text:p text:style-name="P554"><text:soft-page-break/><text:span text:style-name="T178">Сказуемое в пассивном залоге состоит из </text:span><text:span text:style-name="T200">вспомогательного глагола </text:span><text:span text:style-name="T25">be</text:span><text:span text:style-name="T200"> и смыслового глагола в 3й форме (для группы Simple).</text:span></text:p>
      <text:p text:style-name="P43"/>
      <text:p text:style-name="P270"><text:span text:style-name="T556">The work </text:span><text:span text:style-name="T386">was finished</text:span><text:span text:style-name="T556"> yesterday — Работа </text:span><text:span text:style-name="T386">закончена</text:span><text:span text:style-name="T556"> вчера (пассивный залог).</text:span></text:p>
      <text:p text:style-name="P270"><text:span text:style-name="T556">I </text:span><text:span text:style-name="T386">finished</text:span><text:span text:style-name="T556"> my work yesterday — Я </text:span><text:span text:style-name="T386">закончил</text:span><text:span text:style-name="T556"> работу вчера (активный залог).</text:span></text:p>
      <text:p text:style-name="P43"/>
      <text:p text:style-name="P555"><text:span text:style-name="T200">Если нужно указать автора действия, то это можно сделать с помощью предлога </text:span><text:span text:style-name="T25">by</text:span><text:span text:style-name="T200">:</text:span></text:p>
      <text:p text:style-name="P554"><text:span text:style-name="T25">Ann Karenina was written </text:span><text:span text:style-name="T58">by Leo Tolstoy</text:span><text:span text:style-name="T25"> — Анна Каренина была написана Львом Толстым.</text:span></text:p>
      <text:p text:style-name="P270"/>
      <text:p text:style-name="P33"><text:span text:style-name="T555">Подлежащие </text:span><text:span text:style-name="T24">I</text:span><text:span text:style-name="T555">, в пассивн</text:span><text:span text:style-name="T556">ом</text:span><text:span text:style-name="T555"> залог</text:span><text:span text:style-name="T556">е</text:span><text:span text:style-name="T555"> </text:span><text:span text:style-name="T556">часто </text:span><text:span text:style-name="T555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2"><text:span text:style-name="T197">Здесь главное </text:span><text:span text:style-name="T201">отличие</text:span><text:span text:style-name="T197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2"><text:span text:style-name="T201">в </text:span><text:span text:style-name="T178">пассивн</text:span><text:span text:style-name="T201">о</text:span><text:span text:style-name="T178">м залог</text:span><text:span text:style-name="T201">е</text:span><text:span text:style-name="T178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57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61">Помимо этого </text:span><text:span text:style-name="T607">по особенному</text:span><text:span text:style-name="T561"> формируются вопросы с предлогами.</text:span></text:p>
      <text:p text:style-name="Standard"/>
      <text:p text:style-name="P531">Общий вопрос</text:p>
      <text:p text:style-name="Standard"/>
      <text:p text:style-name="Standard"><text:span text:style-name="T557">В</text:span>опрос, предполага<text:span text:style-name="T560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59"><text:span text:style-name="T252">З</text:span><text:span text:style-name="T253">адается</text:span><text:span text:style-name="T25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58">п</text:span>осле <text:span text:style-name="T558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1">Специальный вопрос</text:p>
      <text:p text:style-name="Standard"/>
      <text:p text:style-name="P560"><text:span text:style-name="T560">З</text:span><text:span text:style-name="T559">адается для получения дополнительной информации и поэтому всегда начинается </text:span></text:p>
      <text:p text:style-name="P558">с вопросительного слова или вопросительной связки.</text:p>
      <text:p text:style-name="P556"/>
      <text:p text:style-name="P557">Вопросительные слова:</text:p>
      <text:list xml:id="list3697371483" text:style-name="L15">
        <text:list-item>
          <text:p text:style-name="P719">who [ху] — кто;</text:p>
        </text:list-item>
        <text:list-item>
          <text:p text:style-name="P719">whom [хум] — кого;</text:p>
        </text:list-item>
        <text:list-item>
          <text:p text:style-name="P719">whose [хуз] — чей;</text:p>
        </text:list-item>
        <text:list-item>
          <text:p text:style-name="P719">what — что, какой;</text:p>
        </text:list-item>
        <text:list-item>
          <text:p text:style-name="P719">which — который;</text:p>
        </text:list-item>
        <text:list-item>
          <text:p text:style-name="P719">where [вэа] — где, куда;</text:p>
        </text:list-item>
        <text:list-item>
          <text:p text:style-name="P719">when — когда;</text:p>
        </text:list-item>
        <text:list-item>
          <text:p text:style-name="P719">why [вай] — зачем, почему;</text:p>
        </text:list-item>
        <text:list-item>
          <text:p text:style-name="P719">how [хау] — как;</text:p>
        </text:list-item>
        <text:list-item>
          <text:p text:style-name="P719">how often [хау офэн] — как часто;</text:p>
        </text:list-item>
        <text:list-item>
          <text:p text:style-name="P719">how many — сколько (исчисляемые существительные);</text:p>
        </text:list-item>
        <text:list-item>
          <text:p text:style-name="P719">how much — сколько (неисчесляемые существительные);</text:p>
        </text:list-item>
        <text:list-item>
          <text:p text:style-name="P719">how long [хау лон] — как долго;</text:p>
        </text:list-item>
        <text:list-item>
          <text:p text:style-name="P719">how long ago — как давно;</text:p>
        </text:list-item>
        <text:list-item>
          <text:p text:style-name="P719">how old — сколько лет.</text:p>
        </text:list-item>
      </text:list>
      <text:p text:style-name="Standard"/>
      <text:p text:style-name="P559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59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59"><text:span text:style-name="T202">как</text:span><text:span text:style-name="T178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8"><text:span text:style-name="T560">В</text:span>опрос, <text:span text:style-name="T560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4">Does <text:span text:style-name="T368">your mother </text:span>or<text:span text:style-name="T368"> your father</text:span> help you? (<text:span text:style-name="T560">альтернатива в </text:span>подлежаще<text:span text:style-name="T560">м</text:span>)</text:p>
      <text:p text:style-name="P364">Has he just <text:span text:style-name="T368">arrived </text:span>or<text:span text:style-name="T368"> left</text:span>? (в смыслово<text:span text:style-name="T560">м</text:span> глагол<text:span text:style-name="T560">е</text:span>)</text:p>
      <text:p text:style-name="P560"><text:span text:style-name="T55">Will you go to Kiev </text:span><text:span text:style-name="T118">by train </text:span><text:span text:style-name="T55">or</text:span><text:span text:style-name="T118"> by plane</text:span><text:span text:style-name="T55">? (</text:span><text:span text:style-name="T59">в </text:span><text:span text:style-name="T55">дополнени</text:span><text:span text:style-name="T59">и</text:span><text:span text:style-name="T55">)</text:span></text:p>
      <text:p text:style-name="P364"/>
      <text:p text:style-name="P170">Вопросы с предлогами</text:p>
      <text:p text:style-name="P170"/>
      <text:p text:style-name="P200">В английском вопросе, предлог всегда стоит в самом конце.</text:p>
      <text:p text:style-name="P199"/>
      <text:p text:style-name="P365"><text:span text:style-name="T361">Who</text:span> do you meet <text:span text:style-name="T368">with</text:span>? — <text:span text:style-name="T368">С</text:span> <text:span text:style-name="T361">кем</text:span> ты встречаешься?</text:p>
      <text:p text:style-name="P365"><text:span text:style-name="T361">What</text:span> are you looking <text:span text:style-name="T368">at</text:span>? — <text:span text:style-name="T368">На</text:span> <text:span text:style-name="T361">что</text:span> ты смотришь?</text:p>
      <text:p text:style-name="P366"/>
      <text:p text:style-name="P365"/>
      <text:p text:style-name="P517">Отрицательные предложения</text:p>
      <text:p text:style-name="P456"/>
      <text:p text:style-name="P518">Чтобы придать мысли отрицательное значение используется частица <text:span text:style-name="T2">not </text:span><text:span text:style-name="T178">или</text:span> слово <text:span text:style-name="T2">never</text:span> </text:p>
      <text:p text:style-name="P518"/>
      <text:p text:style-name="P519"><text:span text:style-name="T203">Частица</text:span><text:span text:style-name="T27"> not</text:span><text:span text:style-name="T572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9"/>
      <text:p text:style-name="P519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8"/>
      <text:p text:style-name="P518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61"/>
      <text:p text:style-name="P8">Самые важные глаголы</text:p>
      <text:p text:style-name="Standard"/>
      <text:p text:style-name="P562"><text:span text:style-name="T572">Это глаголы: </text:span><text:span text:style-name="T27">be</text:span><text:span text:style-name="T572">, </text:span><text:span text:style-name="T27">do</text:span><text:span text:style-name="T572">, </text:span><text:span text:style-name="T27">have</text:span><text:span text:style-name="T572"> и </text:span><text:span text:style-name="T27">get</text:span><text:span text:style-name="T572">. Они могут быть как смысловыми, так и вспомогательными. (кроме </text:span><text:span text:style-name="T27">get</text:span><text:span text:style-name="T572">). А также входить в устойчивые обороты, меняя свое основное значение.</text:span></text:p>
      <text:p text:style-name="P562"/>
      <text:p text:style-name="P532">Глагол <text:span text:style-name="T2">be</text:span></text:p>
      <text:p text:style-name="Standard"/>
      <text:p text:style-name="P425"><text:span text:style-name="T206">Переводится как</text:span><text:span text:style-name="T573"> «быть» </text:span><text:span text:style-name="T596">и</text:span><text:span text:style-name="T574"> </text:span><text:span text:style-name="T573">меняется в зависимости от подлежащего.</text:span></text:p>
      <text:p text:style-name="P424"><text:soft-page-break/><text:span text:style-name="T574">В </text:span><text:span text:style-name="T28">Present</text:span><text:span text:style-name="T574"> </text:span><text:span text:style-name="T576">этот глагол</text:span><text:span text:style-name="T575"> </text:span><text:span text:style-name="T574">принимает следующие формы:</text:span></text:p>
      <text:list xml:id="list820693808" text:style-name="L16">
        <text:list-item>
          <text:p text:style-name="P720">am — если подлежащее в первом лице (I);</text:p>
        </text:list-item>
        <text:list-item>
          <text:p text:style-name="P720">is — если подлежащее в третьем лице, единственном числе (he/she/it);</text:p>
        </text:list-item>
        <text:list-item>
          <text:p text:style-name="P720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4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15">очень </text:span>часто переводится глаголом:</text:p>
      <text:p text:style-name="P367">I am interested in art — Я интересуюсь искусством.</text:p>
      <text:p text:style-name="P47"/>
      <text:p text:style-name="P564"><text:span text:style-name="T204">В вопрос</text:span><text:span text:style-name="T205">ах</text:span><text:span text:style-name="T204"> глагол </text:span><text:span text:style-name="T28">be</text:span><text:span text:style-name="T204"> меняется местами с подлежащим, а в отрица</text:span><text:span text:style-name="T205">ниях</text:span><text:span text:style-name="T204">, используется </text:span></text:p>
      <text:p text:style-name="P564"><text:span text:style-name="T204">с частицей </text:span><text:span text:style-name="T28">not</text:span><text:span text:style-name="T204">: В корешке ответа, вместо </text:span><text:span text:style-name="T28">do/does,</text:span><text:span text:style-name="T204"> используется </text:span><text:span text:style-name="T28">am/is/are</text:span><text:span text:style-name="T204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486957300" text:style-name="L17">
        <text:list-item>
          <text:p text:style-name="P721">I am → I`m;</text:p>
        </text:list-item>
        <text:list-item>
          <text:p text:style-name="P721">he is → he`s;</text:p>
        </text:list-item>
        <text:list-item>
          <text:p text:style-name="P721">you are → you`re;</text:p>
        </text:list-item>
        <text:list-item>
          <text:p text:style-name="P721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4"><text:span text:style-name="T204">В </text:span><text:span text:style-name="T28">Past</text:span><text:span text:style-name="T204"> </text:span><text:span text:style-name="T205">он </text:span><text:span text:style-name="T204">принимает слудеющие формы:</text:span></text:p>
      <text:list xml:id="list2757840050" text:style-name="L18">
        <text:list-item>
          <text:p text:style-name="P722">was — если подлежащее в единственном числе (I/he/she/it);</text:p>
        </text:list-item>
        <text:list-item>
          <text:p text:style-name="P722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7"/>
      <text:p text:style-name="P367">What do you <text:span text:style-name="T368">do</text:span>? — Что ты <text:span text:style-name="T368">делаешь</text:span>?</text:p>
      <text:p text:style-name="P367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11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1"><text:span text:style-name="T204">Глагол </text:span><text:span text:style-name="T28">have</text:span><text:span text:style-name="T204"> может входить в состав устойчивых словосочетаний. В этом он переводится по другому. Также здесь отменяется правило, </text:span><text:span text:style-name="T234">когда</text:span><text:span text:style-name="T204"> </text:span><text:span text:style-name="T28">have</text:span><text:span text:style-name="T204"> нельзя употребять в </text:span><text:span text:style-name="T28">Continuous</text:span><text:span text:style-name="T204">:</text:span></text:p>
      <text:p text:style-name="P51"/>
      <text:p text:style-name="P56"><text:span text:style-name="T577">В</text:span><text:span text:style-name="T574">ыражения, связанные с приемом пищи:</text:span></text:p>
      <text:list xml:id="list3839056963" text:style-name="L19">
        <text:list-item>
          <text:p text:style-name="P723">have a coffee/tea/drink — пить кофе/чай/напиток;</text:p>
        </text:list-item>
        <text:list-item>
          <text:p text:style-name="P723">have a meal — принимать пищу;</text:p>
        </text:list-item>
        <text:list-item>
          <text:p text:style-name="P723">have a breakfast/luch/dinner — завтракать/обедать/ужинать;</text:p>
        </text:list-item>
      </text:list>
      <text:p text:style-name="P117"/>
      <text:p text:style-name="P427"><text:span text:style-name="T207">В</text:span><text:span text:style-name="T204">ыражения, связанные с времяпровождением:</text:span></text:p>
      <text:list xml:id="list2084439523" text:style-name="L20">
        <text:list-item>
          <text:p text:style-name="P724">have a date — ходить на свидание;</text:p>
        </text:list-item>
        <text:list-item>
          <text:p text:style-name="P724">have a good time — хорошо проводить время;</text:p>
        </text:list-item>
        <text:list-item>
          <text:p text:style-name="P724">have a meeting / an appointment — назначать встречу;</text:p>
        </text:list-item>
        <text:list-item>
          <text:p text:style-name="P724">have a nice day — удачного дня (пожелание);</text:p>
        </text:list-item>
      </text:list>
      <text:p text:style-name="P56"/>
      <text:p text:style-name="P56"><text:span text:style-name="T577">В</text:span><text:span text:style-name="T574">ыражения, связанные с внешностью:</text:span></text:p>
      <text:list xml:id="list833228266" text:style-name="L21">
        <text:list-item>
          <text:p text:style-name="P725">have a bath/shower— принимать ванну/душ;</text:p>
        </text:list-item>
        <text:list-item>
          <text:p text:style-name="P725">have a shave/haircat — побриться/постричься;</text:p>
        </text:list-item>
      </text:list>
      <text:p text:style-name="P284"/>
      <text:p text:style-name="P426"><text:span text:style-name="T207">В</text:span><text:span text:style-name="T204">ыражения, связанные с общением:</text:span></text:p>
      <text:list xml:id="list4211640055" text:style-name="L22">
        <text:list-item>
          <text:p text:style-name="P726">have a guess — угадывать, догадываться;</text:p>
        </text:list-item>
        <text:list-item>
          <text:p text:style-name="P726">have a talk/discussion/chat — беседовать/обсуждать/болтать;</text:p>
        </text:list-item>
        <text:list-item>
          <text:p text:style-name="P726">have a call — позвонить;</text:p>
        </text:list-item>
      </text:list>
      <text:p text:style-name="P281"/>
      <text:p text:style-name="P424"><text:soft-page-break/><text:span text:style-name="T207">В</text:span><text:span text:style-name="T204">ыражения связанные со здоровьем:</text:span></text:p>
      <text:list xml:id="list20565168" text:style-name="L23">
        <text:list-item>
          <text:p text:style-name="P727">have a baby — родить;</text:p>
        </text:list-item>
        <text:list-item>
          <text:p text:style-name="P728">have a cold/cough — простудиться/кашлять;</text:p>
        </text:list-item>
        <text:list-item>
          <text:p text:style-name="P727">have a headache — болит голова;</text:p>
        </text:list-item>
      </text:list>
      <text:p text:style-name="P281"/>
      <text:p text:style-name="P424"><text:span text:style-name="T207">В</text:span><text:span text:style-name="T204">ыражения, связанные с отдыхом:</text:span></text:p>
      <text:list xml:id="list2396772461" text:style-name="L24">
        <text:list-item>
          <text:p text:style-name="P729">have a day off — взять выходной;</text:p>
        </text:list-item>
        <text:list-item>
          <text:p text:style-name="P729">have a dream/nightmare — видеть сон/кошмар;</text:p>
        </text:list-item>
        <text:list-item>
          <text:p text:style-name="P729">have a rest — отдыхать;</text:p>
        </text:list-item>
        <text:list-item>
          <text:p text:style-name="P729">have a sleep — спать.</text:p>
        </text:list-item>
      </text:list>
      <text:p text:style-name="P281"/>
      <text:p text:style-name="P55"><text:span text:style-name="T577">В</text:span><text:span text:style-name="T574">ыражения, свяханые с физической активностью:</text:span></text:p>
      <text:list xml:id="list1616588289" text:style-name="L25">
        <text:list-item>
          <text:p text:style-name="P730">have a good journey — добраться без проблем (пожелание);</text:p>
        </text:list-item>
        <text:list-item>
          <text:p text:style-name="P730">have a good flight — хорошо долететь (пожелание);</text:p>
        </text:list-item>
        <text:list-item>
          <text:p text:style-name="P730">have a lift — подвести (на машине);</text:p>
        </text:list-item>
        <text:list-item>
          <text:p text:style-name="P730">have a ride — проехаться;</text:p>
        </text:list-item>
        <text:list-item>
          <text:p text:style-name="P730">have a walk — пройтись (прогуляться);</text:p>
        </text:list-item>
        <text:list-item>
          <text:p text:style-name="P730">have a swim — поплавать;</text:p>
        </text:list-item>
        <text:list-item>
          <text:p text:style-name="P730">have a hug — обняться;</text:p>
        </text:list-item>
        <text:list-item>
          <text:p text:style-name="P730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68">got dressed</text:span> quickly and left — Он <text:span text:style-name="T368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17"><text:span text:style-name="T240">«сесть в транспорт». В этом случае он может </text:span><text:span text:style-name="T239">идти</text:span><text:span text:style-name="T240"> с предлогом </text:span><text:span text:style-name="T47">on</text:span><text:span text:style-name="T240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1171333621" text:style-name="L26">
        <text:list-item>
          <text:p text:style-name="P731">get along — ладить друг с другом;</text:p>
        </text:list-item>
        <text:list-item>
          <text:p text:style-name="P731"><text:soft-page-break/>get away — удирать;</text:p>
        </text:list-item>
        <text:list-item>
          <text:p text:style-name="P731">get back — вернуться;</text:p>
        </text:list-item>
        <text:list-item>
          <text:p text:style-name="P731">get in — попасть внутрь;</text:p>
        </text:list-item>
        <text:list-item>
          <text:p text:style-name="P731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65"><text:span text:style-name="T60">Tell</text:span><text:span text:style-name="T254"> и </text:span><text:span text:style-name="T60">say</text:span><text:span text:style-name="T254"> </text:span><text:span text:style-name="T255">передают значение</text:span><text:span text:style-name="T254"> «сказать». Только </text:span><text:span text:style-name="T60">tell</text:span><text:span text:style-name="T254"> </text:span><text:span text:style-name="T255">означает</text:span><text:span text:style-name="T254"> «рассказать кому-то» или «рассказать что-то» и требует дополнения. А </text:span><text:span text:style-name="T60">say</text:span><text:span text:style-name="T254"> означает просто «сказать».</text:span></text:p>
      <text:p text:style-name="P202"/>
      <text:p text:style-name="P286"><text:span text:style-name="T377">Tell me</text:span><text:span text:style-name="T403"> the truth — </text:span><text:span text:style-name="T377">Скажи мне</text:span><text:span text:style-name="T403"> правду.</text:span></text:p>
      <text:p text:style-name="P287"><text:span text:style-name="T392">`It is good,` Mr Bean </text:span><text:span text:style-name="T368">said</text:span><text:span text:style-name="T392"> — «Это хорошо», </text:span><text:span text:style-name="T368">сказал</text:span><text:span text:style-name="T392"> мистер Бин.</text:span></text:p>
      <text:p text:style-name="P368"/>
      <text:p text:style-name="P566"><text:span text:style-name="T61">See, look, watch </text:span><text:span text:style-name="T255">передают значение «видеть». </text:span><text:span text:style-name="T62">See</text:span><text:span text:style-name="T256"> означает «видеть», как визическую возможность. </text:span><text:span text:style-name="T62">Look</text:span><text:span text:style-name="T256"> означает «смотреть» </text:span><text:span text:style-name="T257">как осознанное действие</text:span><text:span text:style-name="T256">. Если смотрят </text:span><text:span text:style-name="T352">на</text:span><text:span text:style-name="T256"> какой-то объект, то доб. предлог </text:span><text:span text:style-name="T62">at</text:span><text:span text:style-name="T256">. W</text:span><text:span text:style-name="T62">atch</text:span><text:span text:style-name="T256"> означает «наблюдать за объектом» и требует дополнения.</text:span></text:p>
      <text:p text:style-name="P203"/>
      <text:p text:style-name="P288"><text:span text:style-name="T392">I </text:span><text:span text:style-name="T368">see</text:span><text:span text:style-name="T392"> a bird in the tree — Я </text:span><text:span text:style-name="T368">вижу</text:span><text:span text:style-name="T392"> птицу на дереве.</text:span></text:p>
      <text:p text:style-name="P287"><text:span text:style-name="T392">Don`t worry, I`m not </text:span><text:span text:style-name="T368">looking</text:span><text:span text:style-name="T392"> — Не волнуйся, я не </text:span><text:span text:style-name="T368">смотрю</text:span><text:span text:style-name="T392">.</text:span></text:p>
      <text:p text:style-name="P287"><text:span text:style-name="T392">I`m </text:span><text:span text:style-name="T368">looking at</text:span><text:span text:style-name="T392"> the dog — Я </text:span><text:span text:style-name="T368">смотрю на</text:span><text:span text:style-name="T392"> собаку.</text:span></text:p>
      <text:p text:style-name="P287"><text:span text:style-name="T392">I like </text:span><text:span text:style-name="T368">watching birds</text:span><text:span text:style-name="T392"> — Мне нравится </text:span><text:span text:style-name="T368">наблюдать за птицами</text:span><text:span text:style-name="T392">.</text:span></text:p>
      <text:p text:style-name="P368"/>
      <text:p text:style-name="P567"><text:span text:style-name="T63">Hear</text:span><text:span text:style-name="T258"> и </text:span><text:span text:style-name="T63">list</text:span><text:span text:style-name="T258"> переводятся как «слышать» и «слушать». Первый означает физическую возможность (подобно </text:span><text:span text:style-name="T63">see</text:span><text:span text:style-name="T258">) а второй — осознанное действие (подобно </text:span><text:span text:style-name="T63">look</text:span><text:span text:style-name="T258">). Когда говорят </text:span></text:p>
      <text:p text:style-name="P567"><text:span text:style-name="T258">о том, что именно слушают, то к </text:span><text:span text:style-name="T63">listen</text:span><text:span text:style-name="T258"> доб. предлог </text:span><text:span text:style-name="T63">to</text:span><text:span text:style-name="T258">, но при переводе он выпадает.</text:span></text:p>
      <text:p text:style-name="P204"/>
      <text:p text:style-name="P289"><text:span text:style-name="T404">Can you </text:span><text:span text:style-name="T378">hear</text:span><text:span text:style-name="T404"> some noise? — Ты </text:span><text:span text:style-name="T378">слышишь</text:span><text:span text:style-name="T404"> шум?</text:span></text:p>
      <text:p text:style-name="P289"><text:span text:style-name="T378">Listen to</text:span><text:span text:style-name="T404"> me, please — Пожалуйста, </text:span><text:span text:style-name="T378">послушай</text:span><text:span text:style-name="T404"> меня.</text:span></text:p>
      <text:p text:style-name="P289"><text:span text:style-name="T404">What music do you </text:span><text:span text:style-name="T378">listen to</text:span><text:span text:style-name="T404">? - Какую музыку ты </text:span><text:span text:style-name="T378">слушает</text:span><text:span text:style-name="T404">?</text:span></text:p>
      <text:p text:style-name="P369"/>
      <text:p text:style-name="P54"><text:span text:style-name="T64">D</text:span><text:span text:style-name="T63">o</text:span><text:span text:style-name="T404"> </text:span><text:span text:style-name="T405">и</text:span><text:span text:style-name="T404"> </text:span><text:span text:style-name="T63">make</text:span><text:span text:style-name="T404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0"/>
      <text:p text:style-name="P290"><text:span text:style-name="T404">Could you </text:span><text:span text:style-name="T378">do</text:span><text:span text:style-name="T404"> me a favour — Не мог бы ты </text:span><text:span text:style-name="T378">оказать</text:span><text:span text:style-name="T404"> мне услугу?</text:span></text:p>
      <text:p text:style-name="P290"><text:span text:style-name="T404">I belive she`ll </text:span><text:span text:style-name="T378">make</text:span><text:span text:style-name="T404"> the right choice — Я верю, что она </text:span><text:span text:style-name="T378">сделает</text:span><text:span text:style-name="T404"> правильный выбор.</text:span></text:p>
      <text:p text:style-name="P204"/>
      <text:p text:style-name="P205">Устойчивые выражения с do:</text:p>
      <text:list xml:id="list382186964" text:style-name="L27">
        <text:list-item>
          <text:p text:style-name="P769">do an exam/test — сдавать экзамен/тест;</text:p>
        </text:list-item>
        <text:list-item>
          <text:p text:style-name="P769">do a course — пройти курс;</text:p>
        </text:list-item>
        <text:list-item>
          <text:p text:style-name="P769">do work/homework/housework — делать работу / домашнюю работу / работу по дому;</text:p>
        </text:list-item>
        <text:list-item>
          <text:p text:style-name="P769">do a favour — оказывать услугу;</text:p>
        </text:list-item>
        <text:list-item>
          <text:p text:style-name="P769">do business — заниматься бизнесом;</text:p>
        </text:list-item>
        <text:list-item>
          <text:p text:style-name="P769">do right/wrong — поступать правильно/неправильно;</text:p>
        </text:list-item>
        <text:list-item>
          <text:p text:style-name="P769">do the shopping — делать покупки;</text:p>
        </text:list-item>
        <text:list-item>
          <text:p text:style-name="P769">do the wassing up — мыть посуду;</text:p>
        </text:list-item>
      </text:list>
      <text:p text:style-name="P204"/>
      <text:p text:style-name="P205">Устойчивые выражения с make:</text:p>
      <text:list xml:id="list2272861763" text:style-name="L28">
        <text:list-item>
          <text:p text:style-name="P770">make a noise — шуметь;</text:p>
        </text:list-item>
        <text:list-item>
          <text:p text:style-name="P770"><text:soft-page-break/>make a bed — застилать постель;</text:p>
        </text:list-item>
        <text:list-item>
          <text:p text:style-name="P770">make a cake/tea/dinner — приготовить торт/чай/ужин;</text:p>
        </text:list-item>
        <text:list-item>
          <text:p text:style-name="P770">make a choice — сделать выбор;</text:p>
        </text:list-item>
        <text:list-item>
          <text:p text:style-name="P770">make a scision — принять решение;</text:p>
        </text:list-item>
        <text:list-item>
          <text:p text:style-name="P770">make a promise — обещать, дать обещание;</text:p>
        </text:list-item>
        <text:list-item>
          <text:p text:style-name="P770">make a friends — подружиться.</text:p>
        </text:list-item>
      </text:list>
      <text:p text:style-name="Standard"/>
      <text:p text:style-name="Standard"/>
      <text:p text:style-name="P58"><text:span text:style-name="T562">И</text:span><text:span text:style-name="T563">нфинитив и герундий</text:span></text:p>
      <text:p text:style-name="P568"/>
      <text:p text:style-name="P572">Когда в английском предложении несколько глаголов идут подряд, то первый является <text:span text:style-name="T578">смысловым</text:span>, а следующ<text:span text:style-name="T578">ие</text:span>, свободны<text:span text:style-name="T578">е</text:span> от времени, <text:span text:style-name="T578">будут</text:span> в форме инфинитива или герундия.</text:p>
      <text:p text:style-name="P568"/>
      <text:p text:style-name="P568">Инфинитив и герундий дополняют по смыслу сказуемое. Они являются взаимозаменяемы</text:p>
      <text:p text:style-name="P568">и в основном используются по наитию либо в зависимости от диалекта.</text:p>
      <text:p text:style-name="Standard"/>
      <text:p text:style-name="P533">Инфинитив</text:p>
      <text:p text:style-name="P569"/>
      <text:p text:style-name="P569">Это глагол в начальной форме, который почти всегда пишется с частицей to.</text:p>
      <text:p text:style-name="P570"/>
      <text:p text:style-name="P292">We <text:span text:style-name="T143">promise</text:span> <text:span text:style-name="T368">to get</text:span> the money — Мы обещали <text:span text:style-name="T368">достать</text:span> денег.</text:p>
      <text:p text:style-name="P292">Don`t <text:span text:style-name="T143">forget</text:span> <text:span text:style-name="T368">to write</text:span> importang things — Не забывай <text:span text:style-name="T368">записывать</text:span> самое главное.</text:p>
      <text:p text:style-name="P569"/>
      <text:p text:style-name="P60">Между смысловым глаголом и идущим за ним инфинитивом часто стоит дополнение.</text:p>
      <text:p text:style-name="P428"><text:span text:style-name="T208">Обычно дополнение </text:span><text:span text:style-name="T209">ставиться</text:span><text:span text:style-name="T208"> после: </text:span><text:span text:style-name="T30">ask, tell, advice, expect, pesuade, teach.</text:span></text:p>
      <text:p text:style-name="P292"/>
      <text:p text:style-name="P292">I <text:span text:style-name="T151">asked</text:span> <text:span text:style-name="T156">Mike</text:span> <text:span text:style-name="T368">to come</text:span> in — Я просила Майка войти.</text:p>
      <text:p text:style-name="P292"><text:span text:style-name="T151">Tell</text:span> <text:span text:style-name="T156">them</text:span> <text:span text:style-name="T368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1"><text:span text:style-name="T30">I </text:span><text:span text:style-name="T2">promise you</text:span><text:span text:style-name="T30"> </text:span><text:span text:style-name="T120">to be</text:span><text:span text:style-name="T30"> there always — Я обещаю тебе, </text:span><text:span text:style-name="T120">что буду</text:span><text:span text:style-name="T30"> рядом всегда.</text:span></text:p>
      <text:p text:style-name="P293"/>
      <text:p text:style-name="P62"><text:span text:style-name="T578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415"/>
      <text:p text:style-name="P512"><text:span text:style-name="T30">I went out </text:span><text:span text:style-name="T120">to buy</text:span><text:span text:style-name="T30"> food — Я вышел, </text:span><text:span text:style-name="T120">чтобы купить</text:span><text:span text:style-name="T30"> еды.</text:span></text:p>
      <text:p text:style-name="P512"><text:span text:style-name="T30">I went out </text:span><text:span text:style-name="T120">for</text:span><text:span text:style-name="T30"> food — Я вышел </text:span><text:span text:style-name="T120">за</text:span><text:span text:style-name="T30"> едой.</text:span></text:p>
      <text:p text:style-name="P461"/>
      <text:p text:style-name="P513">Есть глаголы, после который инфинитив идет без частицы <text:span text:style-name="T2">to</text:span> (голый инфинитив).</text:p>
      <text:p text:style-name="P513">Самыми распространенным из них являются <text:span text:style-name="T2">let</text:span> и <text:span text:style-name="T2">make</text:span>.</text:p>
      <text:p text:style-name="P513"/>
      <text:p text:style-name="P460"><text:span text:style-name="T143">Let</text:span> Peter <text:span text:style-name="T368">explain</text:span> himself — Позволь Питеру <text:span text:style-name="T392">объясниться</text:span>.</text:p>
      <text:p text:style-name="P460"><text:span text:style-name="T143">Let</text:span> us (let`s) <text:span text:style-name="T368">watch</text:span> this movie — Давай посмотрим этот фильм.</text:p>
      <text:p text:style-name="P460"/>
      <text:p text:style-name="P514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514">а как «заставлять». Также после <text:span text:style-name="T2">make</text:span> нужно указать дополнение.</text:p>
      <text:p text:style-name="P460"/>
      <text:p text:style-name="P573"><text:span text:style-name="T447">I can`t </text:span><text:span text:style-name="T148">make</text:span><text:span text:style-name="T447"> </text:span><text:span text:style-name="T160">John</text:span><text:span text:style-name="T447"> </text:span><text:span text:style-name="T437">work</text:span><text:span text:style-name="T447"> — Я не могу заставить Джона работать.</text:span></text:p>
      <text:p text:style-name="P462"/>
      <text:p text:style-name="P488"/>
      <text:p text:style-name="P669"><text:span text:style-name="T484">Г</text:span><text:span text:style-name="T424">ерундий</text:span></text:p>
      <text:p text:style-name="P515"/>
      <text:p text:style-name="P515">Это нечно среднее между глаголом и существительным, потому что может переводиться</text:p>
      <text:p text:style-name="P575"><text:span text:style-name="T479">и так, и этак. Выглядит как глагол c окончанием -ing</text:span>.</text:p>
      <text:p text:style-name="Standard"/>
      <text:p text:style-name="P576">Герундий <text:span text:style-name="T584">используется после предлогов и некоторых глаголов. </text:span></text:p>
      <text:p text:style-name="P576">В этом случае он переводится глаголом.</text:p>
      <text:p text:style-name="P416"/>
      <text:p text:style-name="P247">I <text:span text:style-name="T143">ran</text:span> for a long time <text:span text:style-name="T580">without</text:span> <text:span text:style-name="T368">stopping</text:span> — Я долго бежал, не <text:span text:style-name="T368">останавливаясь</text:span>.</text:p>
      <text:p text:style-name="P247">Don`t stop. <text:span text:style-name="T143">Keep</text:span> <text:span text:style-name="T580">on</text:span> <text:span text:style-name="T368">running</text:span>! — Не останавливайся. Продолжай <text:span text:style-name="T368">бежать</text:span>!</text:p>
      <text:p text:style-name="P247"/>
      <text:p text:style-name="P577">Между смысловым глаголом <text:span text:style-name="T582">и герундием также </text:span>может стоять дополнение:</text:p>
      <text:p text:style-name="P247">I <text:span text:style-name="T143">saw</text:span> <text:span text:style-name="T156">John</text:span> <text:span text:style-name="T368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68">to go skiing</text:span>? — Ты хочешь <text:span text:style-name="T368">покататься на лыжах</text:span>?</text:p>
      <text:p text:style-name="P294">I would rather <text:span text:style-name="T368">go shopping</text:span> — <text:span text:style-name="T583">Я</text:span> <text:span text:style-name="T583">бы </text:span>лучше <text:span text:style-name="T368">по</text:span><text:span text:style-name="T379">шопилась</text:span>.</text:p>
      <text:p text:style-name="P294">I <text:span text:style-name="T368">like shopping</text:span>! — Я <text:span text:style-name="T368">люблю </text:span><text:span text:style-name="T379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80">Swimming</text:span><text:span text:style-name="T585"> is very good for your health — </text:span><text:span text:style-name="T380">Плаванье</text:span><text:span text:style-name="T585"> хорошо для здоровья</text:span></text:p>
      <text:p text:style-name="P295"><text:span text:style-name="T380">Learning</text:span><text:span text:style-name="T585"> English is not easy — </text:span><text:span text:style-name="T380">Изучение</text:span><text:span text:style-name="T585"> английского это нелегко.</text:span></text:p>
      <text:p text:style-name="P65"/>
      <text:p text:style-name="P429">Глаголы, после которых принято использовать герундий:</text:p>
      <text:list xml:id="list1108506866" text:style-name="L29">
        <text:list-item>
          <text:p text:style-name="P732">stop, finish, give up, carry on, go on, keep on (начало или конец процесса);</text:p>
        </text:list-item>
        <text:list-item>
          <text:p text:style-name="P791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3"><text:span text:style-name="T579">see, watch, hear, listen to (чувственн</text:span><text:span text:style-name="T586">ые</text:span><text:span text:style-name="T579"> восприяти</text:span><text:span text:style-name="T586">е</text:span><text:span text:style-name="T579">);</text:span></text:p>
        </text:list-item>
        <text:list-item>
          <text:p text:style-name="P733"><text:span text:style-name="T585">suggest, mind, avoid, practive, can`t help </text:span><text:span text:style-name="T582">(</text:span><text:span text:style-name="T586">другие глаголы и словосочетания)</text:span><text:span text:style-name="T585">;</text:span></text:p>
        </text:list-item>
      </text:list>
      <text:p text:style-name="P66"/>
      <text:p text:style-name="P297"><text:span text:style-name="T210">Г</text:span><text:span text:style-name="T178">лаголы, после которых можно использовать как инфинитив, так и герундий:</text:span></text:p>
      <text:list xml:id="list656057318" text:style-name="L30">
        <text:list-item>
          <text:p text:style-name="P734">start, begin, continues (связанные с процессом)</text:p>
        </text:list-item>
        <text:list-item>
          <text:p text:style-name="P734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4"/>
      <text:p text:style-name="P624"/>
      <text:p text:style-name="P65"><text:span text:style-name="T564">Формальное подлежащее </text:span><text:span text:style-name="T570">(</text:span><text:span text:style-name="T569">Dummy subject</text:span><text:span text:style-name="T570">)</text:span></text:p>
      <text:p text:style-name="P65"/>
      <text:p text:style-name="P618"><text:span text:style-name="T212">Когда в авнглийском предложен. отсутстует подлежащее, то его место </text:span><text:span text:style-name="T242">занимает</text:span><text:span text:style-name="T212"> формальное подлежащее. Обычно это либо </text:span><text:span text:style-name="T33">there</text:span><text:span text:style-name="T212">, либо </text:span><text:span text:style-name="T33">it</text:span><text:span text:style-name="T212">, но иногда это могут быть: </text:span><text:span text:style-name="T33">they</text:span><text:span text:style-name="T212">, </text:span><text:span text:style-name="T33">this</text:span><text:span text:style-name="T212">, </text:span><text:span text:style-name="T33">that</text:span><text:span text:style-name="T212">, </text:span><text:span text:style-name="T33">you</text:span><text:span text:style-name="T212">. Такие предложения удобнее переводить с конца.</text:span></text:p>
      <text:p text:style-name="P69"/>
      <text:p text:style-name="P578"><text:span text:style-name="T212">Подлежащее </text:span><text:span text:style-name="T33">there</text:span><text:span text:style-name="T212"> всегда идет в связке с глаголом </text:span><text:span text:style-name="T33">be</text:span><text:span text:style-name="T212">. Оно необходимо, чтобы указать</text:span></text:p>
      <text:p text:style-name="P578"><text:span text:style-name="T212">на местоположение существительного, которое идет после </text:span><text:span text:style-name="T33">be</text:span><text:span text:style-name="T212">.</text:span></text:p>
      <text:p text:style-name="P69"/>
      <text:p text:style-name="P298"><text:span text:style-name="T139">There</text:span><text:span text:style-name="T587"> </text:span><text:span text:style-name="T152">is</text:span><text:span text:style-name="T587"> </text:span><text:span text:style-name="T162">a new restaurant</text:span><text:span text:style-name="T587"> </text:span><text:span text:style-name="T169">in King Street</text:span><text:span text:style-name="T587"> — На Кинг-стрит есть новый ресторан.</text:span></text:p>
      <text:p text:style-name="P298"><text:span text:style-name="T139">There</text:span><text:span text:style-name="T587"> </text:span><text:span text:style-name="T152">was</text:span><text:span text:style-name="T587"> </text:span><text:span text:style-name="T162">a fight</text:span><text:span text:style-name="T587"> </text:span><text:span text:style-name="T169">in the street today</text:span><text:span text:style-name="T587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588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34">It</text:span> <text:span text:style-name="T143">is</text:span> 5 o`clock — Сейчас 5 часов.</text:p>
      <text:p text:style-name="P294"><text:span text:style-name="T134">It</text:span> <text:span text:style-name="T143">is</text:span> warm — Тепло.</text:p>
      <text:p text:style-name="P294"><text:span text:style-name="T134">It</text:span> often <text:span text:style-name="T143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79"><text:span text:style-name="T211">конкретный. Такие предложения можно </text:span><text:span text:style-name="T213">переводить</text:span><text:span text:style-name="T211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87"><text:span text:style-name="T565">Местоимени</text:span><text:span text:style-name="T566">е</text:span><text:span text:style-name="T565"> </text:span><text:span text:style-name="T570">(Pronoun)</text:span></text:p>
      <text:p text:style-name="P64"/>
      <text:p text:style-name="P581"><text:span text:style-name="T211">Это слово, которым заменяют имя человека, название предмета или понятие. </text:span><text:span text:style-name="T214">М</text:span><text:span text:style-name="T211">естоимения </text:span><text:span text:style-name="T229">бывают</text:span><text:span text:style-name="T211">: </text:span><text:span text:style-name="T214">личны</text:span><text:span text:style-name="T229">ми</text:span><text:span text:style-name="T214">, притяжательны</text:span><text:span text:style-name="T229">ми</text:span><text:span text:style-name="T214">, возвратны</text:span><text:span text:style-name="T229">ми</text:span><text:span text:style-name="T214">, указательны</text:span><text:span text:style-name="T229">ми,</text:span><text:span text:style-name="T214"> неопределенны</text:span><text:span text:style-name="T229">ми</text:span><text:span text:style-name="T214">.</text:span></text:p>
      <text:p text:style-name="P71"/>
      <text:p text:style-name="P177">Личные местоимения</text:p>
      <text:p text:style-name="P71"/>
      <text:p text:style-name="P596"><text:span text:style-name="T214">Имеют 2 формы: именительный и объектный падеж. В английском языке</text:span><text:span text:style-name="T229"> всего </text:span><text:span text:style-name="T219">2</text:span><text:span text:style-name="T214"> падежа: именительный и объектный. Объектный падеж соответсвует косвенному падежу</text:span></text:p>
      <text:p text:style-name="P596"><text:span text:style-name="T214">(</text:span><text:span text:style-name="T229">в русском языке косвенные падежи, </text:span><text:span text:style-name="T214">это все, кроме именительного).</text:span></text:p>
      <text:p text:style-name="P71"/>
      <text:p text:style-name="P582"><text:span text:style-name="T178">Личные местоимения </text:span><text:span text:style-name="T216">в именительном падеже</text:span><text:span text:style-name="T217"> </text:span><text:span text:style-name="T218">отвечают на вопросы «кто?», «что?» </text:span></text:p>
      <text:p text:style-name="P582"><text:span text:style-name="T218">и заменяют </text:span><text:span text:style-name="T219">собой </text:span><text:span text:style-name="T218">подлежащее:</text:span></text:p>
      <text:p text:style-name="P118"/>
      <text:list xml:id="list2623330961" text:style-name="L31">
        <text:list-item>
          <text:p text:style-name="P735">I — я;</text:p>
        </text:list-item>
        <text:list-item>
          <text:p text:style-name="P735">you — ты/вы;</text:p>
        </text:list-item>
        <text:list-item>
          <text:p text:style-name="P735">he — он;</text:p>
        </text:list-item>
        <text:list-item>
          <text:p text:style-name="P735">she — она;</text:p>
        </text:list-item>
        <text:list-item>
          <text:p text:style-name="P735">it — он/она/оно/это;</text:p>
        </text:list-item>
        <text:list-item>
          <text:p text:style-name="P735">we — мы;</text:p>
        </text:list-item>
        <text:list-item>
          <text:p text:style-name="P735">they — они;</text:p>
        </text:list-item>
      </text:list>
      <text:p text:style-name="P417"/>
      <text:p text:style-name="P302"><text:span text:style-name="T134">I</text:span> <text:span text:style-name="T143">love</text:span> <text:span text:style-name="T156">Jave</text:span> — Я люблю Джейн</text:p>
      <text:p text:style-name="P302"/>
      <text:p text:style-name="P72"><text:span text:style-name="T592">Местоимение</text:span><text:span text:style-name="T36"> </text:span><text:span text:style-name="T2">I</text:span> заменяет первое лицо <text:span text:style-name="T591">и</text:span> <text:span text:style-name="T591">в</text:span>сегда пишется с большой буквы. </text:p>
      <text:p text:style-name="P72"><text:span text:style-name="T592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592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1"><text:span text:style-name="T215">Местоимение</text:span><text:span text:style-name="T34"> i</text:span><text:span text:style-name="T35">t</text:span><text:span text:style-name="T214"> заменяет неодушевленный предмет </text:span><text:span text:style-name="T215">и</text:span><text:span text:style-name="T214"> животн</text:span><text:span text:style-name="T216">ое (в единственном числе)</text:span><text:span text:style-name="T214">.</text:span></text:p>
      <text:p text:style-name="P583"><text:span text:style-name="T216">Местоимение</text:span><text:span text:style-name="T35"> they</text:span><text:span text:style-name="T214"> </text:span><text:span text:style-name="T216">з</text:span><text:span text:style-name="T214">аменя</text:span><text:span text:style-name="T216">е</text:span><text:span text:style-name="T214">т людей и неодушевленные предметы.</text:span></text:p>
      <text:p text:style-name="P71"/>
      <text:p text:style-name="P581"><text:soft-page-break/><text:span text:style-name="T35">Where is the </text:span><text:span text:style-name="T121">book</text:span><text:span text:style-name="T35">? </text:span><text:span text:style-name="T121">It</text:span><text:span text:style-name="T35"> is on the table — Где </text:span><text:span text:style-name="T121">книга</text:span><text:span text:style-name="T35">? </text:span><text:span text:style-name="T121">Она</text:span><text:span text:style-name="T35"> на столе.</text:span></text:p>
      <text:p text:style-name="P301"><text:span text:style-name="T590">Where are the </text:span><text:span text:style-name="T381">keys</text:span><text:span text:style-name="T590">? </text:span><text:span text:style-name="T381">They</text:span><text:span text:style-name="T590"> are on the table — Где </text:span><text:span text:style-name="T381">ключи</text:span><text:span text:style-name="T590">? </text:span><text:span text:style-name="T381">Они</text:span><text:span text:style-name="T590"> на столе.</text:span></text:p>
      <text:p text:style-name="P301"/>
      <text:p text:style-name="P439"><text:span text:style-name="T217">Если</text:span><text:span text:style-name="T216"> сказуемое </text:span><text:span text:style-name="T217">это</text:span><text:span text:style-name="T214">: </text:span><text:span text:style-name="T35">like</text:span><text:span text:style-name="T214">, </text:span><text:span text:style-name="T35">have</text:span><text:span text:style-name="T214">, </text:span><text:span text:style-name="T35">enjoy,</text:span><text:span text:style-name="T214"> </text:span><text:span text:style-name="T35">need</text:span><text:span text:style-name="T214">, </text:span><text:span text:style-name="T217">то </text:span><text:span text:style-name="T214">подлежащие </text:span><text:span text:style-name="T217">будет</text:span><text:span text:style-name="T214"> </text:span><text:span text:style-name="T217">в </text:span><text:span text:style-name="T216">объектн</text:span><text:span text:style-name="T217">ом</text:span><text:span text:style-name="T214"> падеж</text:span><text:span text:style-name="T217">е</text:span><text:span text:style-name="T214">.</text:span></text:p>
      <text:p text:style-name="P300"><text:span text:style-name="T368">I</text:span> like my job — <text:span text:style-name="T368">Мне</text:span> нравится моя работа.</text:p>
      <text:p text:style-name="P71"/>
      <text:p text:style-name="P73">Личные местоимения в объектном падеже <text:span text:style-name="T593">отвечают на вопрос</text:span><text:span text:style-name="T594">ы</text:span><text:span text:style-name="T593"> «кого?», «кому?», «кем?» </text:span><text:s/></text:p>
      <text:p text:style-name="P73"><text:span text:style-name="T593">(«чего?», «чему?», «чем?» для неодушевлен.) и </text:span><text:span text:style-name="T592">заменяют дополнение:</text:span></text:p>
      <text:p text:style-name="P73"/>
      <text:list xml:id="list2416937992" text:style-name="L32">
        <text:list-item>
          <text:p text:style-name="P736">me — меня, мне, мной;</text:p>
        </text:list-item>
        <text:list-item>
          <text:p text:style-name="P736">you — тебя, тебе, тобой / вас, вам, вами;</text:p>
        </text:list-item>
        <text:list-item>
          <text:p text:style-name="P736">him — его, ему, им;</text:p>
        </text:list-item>
        <text:list-item>
          <text:p text:style-name="P736">her — ее, ей;</text:p>
        </text:list-item>
        <text:list-item>
          <text:p text:style-name="P737">it — его, ему, им, <text:span text:style-name="T593">ее, ей</text:span> (неодушевлен.);</text:p>
        </text:list-item>
        <text:list-item>
          <text:p text:style-name="P736">us — нас, нам, нами;</text:p>
        </text:list-item>
        <text:list-item>
          <text:p text:style-name="P736">them — их, им, ими.</text:p>
        </text:list-item>
      </text:list>
      <text:p text:style-name="P304"/>
      <text:p text:style-name="P303"><text:span text:style-name="T134">Jane</text:span> <text:span text:style-name="T143">loves</text:span> <text:span text:style-name="T156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4237082169" text:style-name="L33">
        <text:list-item>
          <text:p text:style-name="P738">my — мой;</text:p>
        </text:list-item>
        <text:list-item>
          <text:p text:style-name="P738">your — твой/ваш;</text:p>
        </text:list-item>
        <text:list-item>
          <text:p text:style-name="P738">his — его;</text:p>
        </text:list-item>
        <text:list-item>
          <text:p text:style-name="P738">her — ее;</text:p>
        </text:list-item>
        <text:list-item>
          <text:p text:style-name="P738">its — этого.</text:p>
        </text:list-item>
        <text:list-item>
          <text:p text:style-name="P738">our — наш;</text:p>
        </text:list-item>
        <text:list-item>
          <text:p text:style-name="P738">their — их;</text:p>
        </text:list-item>
      </text:list>
      <text:p text:style-name="P306"/>
      <text:p text:style-name="P305">I like <text:span text:style-name="T368">my work</text:span> — Мне нравится <text:span text:style-name="T368">моя работа</text:span>. (без артикля)</text:p>
      <text:p text:style-name="P305">He likes <text:span text:style-name="T368">his work</text:span> — Ему нравится <text:span text:style-name="T368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68">his</text:span> native town — Он любит <text:span text:style-name="T368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3428653832" text:style-name="L34">
        <text:list-item>
          <text:p text:style-name="P739">mine — мой;</text:p>
        </text:list-item>
        <text:list-item>
          <text:p text:style-name="P740">yours — твой/ваш;</text:p>
        </text:list-item>
        <text:list-item>
          <text:p text:style-name="P740">his — его;</text:p>
        </text:list-item>
        <text:list-item>
          <text:p text:style-name="P740">hers — ее;</text:p>
        </text:list-item>
        <text:list-item>
          <text:p text:style-name="P740">its — этого;</text:p>
        </text:list-item>
        <text:list-item>
          <text:p text:style-name="P740">ours — наш;</text:p>
        </text:list-item>
        <text:list-item>
          <text:p text:style-name="P740">theirs — их;</text:p>
        </text:list-item>
      </text:list>
      <text:p text:style-name="P307"/>
      <text:p text:style-name="P307">Don`t touch it. It`s <text:span text:style-name="T368">mine</text:span> — Не трогай это. Это <text:span text:style-name="T368">мое</text:span>.</text:p>
      <text:p text:style-name="P307"/>
      <text:p text:style-name="P192"/>
      <text:p text:style-name="P670">Возвратные местоимения</text:p>
      <text:p text:style-name="P77"/>
      <text:p text:style-name="P584"><text:span text:style-name="T227">Они с</text:span><text:span text:style-name="T220">остоят из 2х частей: корня </text:span><text:span text:style-name="T37">my/your/him/her/it/our/them</text:span><text:span text:style-name="T220"> и окончания </text:span><text:span text:style-name="T37">-self</text:span><text:span text:style-name="T220">. </text:span></text:p>
      <text:p text:style-name="P82"/>
      <text:p text:style-name="P584"><text:span text:style-name="T227">П</text:span><text:span text:style-name="T221">оказывают, что человек совершает дейсвтие по отношению к самому себе и перевод</text:span><text:span text:style-name="T227">ся</text:span><text:span text:style-name="T221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595">I looked at </text:span><text:span text:style-name="T382">myself</text:span><text:span text:style-name="T595"> in the mirror — Я посмотрела на </text:span><text:span text:style-name="T382">себя</text:span><text:span text:style-name="T595"> в зеркало.</text:span></text:p>
      <text:p text:style-name="P308"><text:span text:style-name="T595">He had to explain </text:span><text:span text:style-name="T382">himself</text:span><text:span text:style-name="T595"> — Ему пришлось объяснить</text:span><text:span text:style-name="T382">ся</text:span></text:p>
      <text:p text:style-name="P406"/>
      <text:p text:style-name="P206"><text:span text:style-name="T595">Местоимение, образованное от </text:span><text:span text:style-name="T38">you,</text:span><text:span text:style-name="T595"> имеет варианты: </text:span><text:span text:style-name="T38">yourself</text:span><text:span text:style-name="T595"> и </text:span><text:span text:style-name="T38">yourselves</text:span><text:span text:style-name="T595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7">Глаголы, <text:span text:style-name="T597">с которыми</text:span> не используются возвратные местоимения: <text:span text:style-name="T2">concentrate, relax, feel, meet</text:span>.</text:p>
      <text:p text:style-name="P206"/>
      <text:p text:style-name="P371">I feel good — Я чувствую себя хорошо <text:span text:style-name="T597">(feel myself — неправильно)</text:span>.</text:p>
      <text:p text:style-name="P371">You need to relax — Тебе нужно расслабиться.</text:p>
      <text:p text:style-name="P371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1">If you want to do it well, do it yourself — Хочешь сделать хорошо, делай это сам.</text:p>
      <text:p text:style-name="P371"/>
      <text:p text:style-name="P175">Указательные местоимения</text:p>
      <text:p text:style-name="P206"/>
      <text:p text:style-name="P588"><text:span text:style-name="T618">У</text:span>казывают на человека, предмет или <text:span text:style-name="T599">мысль. </text:span><text:span text:style-name="T600">Заменяются артиклем the:</text:span></text:p>
      <text:list xml:id="list1791045380" text:style-name="L35">
        <text:list-item>
          <text:p text:style-name="P771">this, <text:span text:style-name="T598">that</text:span> — этот, <text:span text:style-name="T598">тот</text:span>;</text:p>
        </text:list-item>
        <text:list-item>
          <text:p text:style-name="P772">these, those — эти, те;</text:p>
        </text:list-item>
      </text:list>
      <text:p text:style-name="P372"/>
      <text:p text:style-name="P209">Если объект близко, то используют<text:span text:style-name="T598">ся</text:span> this <text:span text:style-name="T598">или </text:span>these. </text:p>
      <text:p text:style-name="P209">Если объект далеко и до него не дотянуться — то that <text:span text:style-name="T598">или </text:span>those.</text:p>
      <text:p text:style-name="P208"/>
      <text:p text:style-name="P372">This is my friend Joe — <text:span text:style-name="T598">(Вот) Э</text:span>то мой друг Джо.</text:p>
      <text:p text:style-name="P372">Those pictures on the wall are very beautiful — Те картины на стене очень красивые.</text:p>
      <text:p text:style-name="P211"/>
      <text:p text:style-name="P596"><text:span text:style-name="T259">Очень часто </text:span><text:span text:style-name="T65">this</text:span><text:span text:style-name="T259"> и </text:span><text:span text:style-name="T65">that</text:span><text:span text:style-name="T259"> выступают формальным подлежащим, указывая на мысль. В этом случае </text:span><text:span text:style-name="T65">this</text:span><text:span text:style-name="T259"> соответсвует тому, о чем человек </text:span><text:span text:style-name="T260">говорит или </text:span><text:span text:style-name="T259">думает сейчас, а </text:span><text:span text:style-name="T65">that</text:span><text:span text:style-name="T259"> — тому, </text:span></text:p>
      <text:p text:style-name="P596"><text:span text:style-name="T259">о чем </text:span><text:span text:style-name="T260">говорил или </text:span><text:span text:style-name="T259">думал раньше. Также </text:span><text:span text:style-name="T65">that</text:span><text:span text:style-name="T259"> может указывать на прошло</text:span><text:span text:style-name="T270">е </text:span><text:span text:style-name="T259">событие.</text:span></text:p>
      <text:p text:style-name="P210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600">ь</text:span>).</text:p>
      <text:p text:style-name="P210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25"><text:soft-page-break/><text:span text:style-name="T289">Иногда,</text:span><text:span text:style-name="T290"> вместо </text:span><text:span text:style-name="T85">this is,</text:span><text:span text:style-name="T290"> используют </text:span><text:span text:style-name="T85">it is</text:span><text:span text:style-name="T290">. Разницы между этим</text:span><text:span text:style-name="T291">и</text:span><text:span text:style-name="T290"> словосочетаниями нет.</text:span></text:p>
      <text:p text:style-name="P374">This is my book / It is my book — Это моя книга.</text:p>
      <text:p text:style-name="P374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89"><text:span text:style-name="T261">Местоимения </text:span><text:span text:style-name="T66">some</text:span><text:span text:style-name="T261"> и </text:span><text:span text:style-name="T66">any</text:span><text:span text:style-name="T261"> означают «какой-то», «некоторый», «несколько». </text:span><text:span text:style-name="T262">Они с</text:span><text:span text:style-name="T261">тоят перед существительным во множественно числе или перед неисчисляемым существительным.</text:span></text:p>
      <text:p text:style-name="P213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5">I have n<text:span text:style-name="T603">o</text:span>t got any friends — У меня нет никаких друзей.</text:p>
      <text:p text:style-name="P375"/>
      <text:p text:style-name="P214">В утвержениях <text:span text:style-name="T2">some</text:span> ставить не обязательно. <text:span text:style-name="T601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90"><text:span text:style-name="T67">Some</text:span><text:span text:style-name="T262"> в вопросах имеет позитивный оттенок и используется когда что-то предлагают или просят, предполагая что это </text:span><text:span text:style-name="T263">есть</text:span><text:span text:style-name="T262"> у самих, либо у т</text:span><text:span text:style-name="T263">ех</text:span><text:span text:style-name="T262">, кому адресована просьба.</text:span></text:p>
      <text:p text:style-name="P214"/>
      <text:p text:style-name="P590"><text:span text:style-name="T66">Any,</text:span><text:span text:style-name="T261"> </text:span><text:span text:style-name="T263">наоборот, </text:span><text:span text:style-name="T261">передает сомнение </text:span><text:span text:style-name="T263">о </text:span><text:span text:style-name="T261">наличии </text:span><text:span text:style-name="T263">того</text:span><text:span text:style-name="T261">, </text:span><text:span text:style-name="T264">что</text:span><text:span text:style-name="T261"> спрашивают, поэтому обычно используется </text:span><text:span text:style-name="T263">в вопросах</text:span><text:span text:style-name="T261">, </text:span><text:span text:style-name="T263">где</text:span><text:span text:style-name="T261"> нужн</text:span><text:span text:style-name="T271">а</text:span><text:span text:style-name="T261"> дополнительн</text:span><text:span text:style-name="T271">ая</text:span><text:span text:style-name="T261"> информаци</text:span><text:span text:style-name="T271">я</text:span><text:span text:style-name="T261">.</text:span></text:p>
      <text:p text:style-name="P214"/>
      <text:p text:style-name="P376">Would you like some milk? — Вы хотите молока? (<text:span text:style-name="T602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4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597"><text:span text:style-name="T272">Местоимение </text:span><text:span text:style-name="T71">no</text:span><text:span text:style-name="T272"> </text:span><text:span text:style-name="T273">может </text:span><text:span text:style-name="T272">заменя</text:span><text:span text:style-name="T273">ть</text:span><text:span text:style-name="T272"> </text:span><text:span text:style-name="T71">any</text:span><text:span text:style-name="T272"> в отрицаниях. Оно как бы усиливает </text:span><text:span text:style-name="T273">отрицание</text:span><text:span text:style-name="T272">. </text:span></text:p>
      <text:p text:style-name="P378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7">There are no shops here / There aren`t any shops here — Здесь нет магазинов.</text:p>
      <text:p text:style-name="P377"/>
      <text:p text:style-name="P591"><text:span text:style-name="T265">Неопределенные местоимения могут объединяться со словами: </text:span><text:span text:style-name="T68">body/one</text:span><text:span text:style-name="T265">, </text:span><text:span text:style-name="T68">thing</text:span><text:span text:style-name="T265"> или </text:span><text:span text:style-name="T68">where</text:span><text:span text:style-name="T265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392">There is </text:span><text:span text:style-name="T368">somebody</text:span><text:span text:style-name="T392"> in the street — </text:span><text:span text:style-name="T368">Кто-то</text:span><text:span text:style-name="T392"> на улице.</text:span></text:p>
      <text:p text:style-name="P309"><text:span text:style-name="T392">Is there </text:span><text:span text:style-name="T368">anybody</text:span><text:span text:style-name="T392"> in the street? — Есть </text:span><text:span text:style-name="T368">кто</text:span><text:span text:style-name="T392"> на улице?</text:span></text:p>
      <text:p text:style-name="P309"><text:span text:style-name="T392">There is </text:span><text:span text:style-name="T368">nobody</text:span><text:span text:style-name="T392"> in the street / There isn`t </text:span><text:span text:style-name="T368">anybody</text:span><text:span text:style-name="T392"> in the street — </text:span><text:span text:style-name="T368">Никого</text:span><text:span text:style-name="T392"> нет на улице.</text:span></text:p>
      <text:p text:style-name="P379"/>
      <text:p text:style-name="P80"><text:span text:style-name="T392">Частица </text:span><text:span text:style-name="T55">not</text:span><text:span text:style-name="T392"> также не используется в одном предложении с </text:span><text:span text:style-name="T55">nobody/nothing/nowhere</text:span><text:span text:style-name="T392">.</text:span></text:p>
      <text:p text:style-name="P591"><text:span text:style-name="T266">О</text:span><text:span text:style-name="T265">кончани</text:span><text:span text:style-name="T266">я</text:span><text:span text:style-name="T265"> </text:span><text:span text:style-name="T68">-body</text:span><text:span text:style-name="T265"> и </text:span><text:span text:style-name="T68">-one</text:span><text:span text:style-name="T265"> </text:span><text:span text:style-name="T266">являются </text:span><text:span text:style-name="T265">взаимозаменяемы</text:span><text:span text:style-name="T266">ми</text:span><text:span text:style-name="T265">.</text:span></text:p>
      <text:p text:style-name="P219"/>
      <text:p text:style-name="P535"><text:soft-page-break/><text:span text:style-name="T568">П</text:span><text:span text:style-name="T567">ритяжательный падеж </text:span><text:span text:style-name="T571">(Possessive Voice)</text:span></text:p>
      <text:p text:style-name="P219"/>
      <text:p text:style-name="P595"><text:span text:style-name="T269">У</text:span><text:span text:style-name="T265">казывает на владельца </text:span><text:span text:style-name="T269">предмета</text:span><text:span text:style-name="T265">. Чтобы поставить </text:span><text:span text:style-name="T267">владельца</text:span><text:span text:style-name="T265"> в этот падеж, нужно добавить к нему окончание </text:span><text:span text:style-name="T68">`s</text:span><text:span text:style-name="T265">. </text:span><text:span text:style-name="T269">Как</text:span><text:span text:style-name="T265"> и притяжательное местоимение, отвечает на вопрос «чей?». </text:span></text:p>
      <text:p text:style-name="P220"/>
      <text:p text:style-name="P310"><text:span text:style-name="T406">This is </text:span><text:span text:style-name="T383">Tom`s</text:span><text:span text:style-name="T406"> friend — Это друг </text:span><text:span text:style-name="T383">Тома</text:span><text:span text:style-name="T406"> (</text:span><text:span text:style-name="T407">владелец</text:span><text:span text:style-name="T406"> в притяжательном падеже)</text:span></text:p>
      <text:p text:style-name="P310"><text:span text:style-name="T406">This is </text:span><text:span text:style-name="T383">his</text:span><text:span text:style-name="T406"> friend — Это </text:span><text:span text:style-name="T383">его</text:span><text:span text:style-name="T406"> друг (притяжательное местоимение)</text:span></text:p>
      <text:p text:style-name="P219"/>
      <text:p text:style-name="P593"><text:span text:style-name="T265">Если предмет является частью другого </text:span><text:span text:style-name="T268">(большего) </text:span><text:span text:style-name="T265">предмета, то вместо притяжательного падежа используется предлог </text:span><text:span text:style-name="T68">of</text:span><text:span text:style-name="T265">. Т. к. владельцем может быть кто-то живой.</text:span></text:p>
      <text:p text:style-name="P221"/>
      <text:p text:style-name="P380">The wheel of the car — Колесо машины (Car`s wheel неправильно).</text:p>
      <text:p text:style-name="P219"/>
      <text:p text:style-name="P591"><text:span text:style-name="T265">Если </text:span><text:span text:style-name="T267">владелец</text:span><text:span text:style-name="T265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9"/>
      <text:p text:style-name="P592"><text:span text:style-name="T265">Если </text:span><text:span text:style-name="T268">владелец</text:span><text:span text:style-name="T265"> идет в связке с прилагательным или местоимением, </text:span><text:span text:style-name="T267">или владельцев несколько, то </text:span><text:span text:style-name="T69">`s</text:span><text:span text:style-name="T267"> ставится в конце: </text:span><text:span text:style-name="T69">a </text:span><text:span text:style-name="T122">big dog`s</text:span><text:span text:style-name="T69"> owner, </text:span><text:span text:style-name="T122">my friend`s</text:span><text:span text:style-name="T69"> house, </text:span><text:span text:style-name="T123">Tom</text:span><text:span text:style-name="T124"> and </text:span><text:span text:style-name="T123">Jil</text:span><text:span text:style-name="T124">`s</text:span><text:span text:style-name="T68"> wedding.</text:span></text:p>
      <text:p text:style-name="P219"/>
      <text:p text:style-name="P594"><text:span text:style-name="T265">Если </text:span><text:span text:style-name="T268">владелец</text:span><text:span text:style-name="T265"> во множественном числе, то в конце пишется только апостроф, без </text:span><text:span text:style-name="T68">s</text:span><text:span text:style-name="T265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26"><text:span text:style-name="T68">my </text:span><text:span text:style-name="T124">friends`</text:span><text:span text:style-name="T68"> school, </text:span><text:span text:style-name="T124">men`s</text:span><text:span text:style-name="T68"> clothes </text:span><text:span text:style-name="T70">(мужская одежда)</text:span><text:span text:style-name="T265">.</text:span></text:p>
      <text:p text:style-name="P219"/>
      <text:p text:style-name="P219"/>
      <text:p text:style-name="P7"><text:span text:style-name="T228">С</text:span><text:span text:style-name="T178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1">A blue ballon<text:span text:style-name="T564">s</text:span> — Голуб<text:span text:style-name="T368">ые</text:span> шарик<text:span text:style-name="T368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598"><text:span text:style-name="T274">так и во множественном числе. Количество можно указать числом, наречием или артиклем </text:span><text:span text:style-name="T72">a</text:span><text:span text:style-name="T274">.</text:span></text:p>
      <text:p text:style-name="P408"/>
      <text:p text:style-name="P311"><text:span text:style-name="T384">3</text:span><text:span text:style-name="T408"> apples — 3 яблока </text:span><text:span text:style-name="T409">(числительное)</text:span><text:span text:style-name="T408">. </text:span></text:p>
      <text:p text:style-name="P598"><text:span text:style-name="T125">Many</text:span><text:span text:style-name="T72"> books — Много книг </text:span><text:span text:style-name="T73">(местоимение)</text:span><text:span text:style-name="T72">.</text:span></text:p>
      <text:p text:style-name="P311"><text:span text:style-name="T408">I want </text:span><text:span text:style-name="T384">a</text:span><text:span text:style-name="T408"> banana — Я хочу банан </text:span><text:span text:style-name="T409">(артикль a означает one)</text:span><text:span text:style-name="T408">.</text:span></text:p>
      <text:p text:style-name="P384"/>
      <text:p text:style-name="P598"><text:span text:style-name="T27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2">it</text:span><text:span text:style-name="T274">. </text:span><text:span text:style-name="T292">Ч</text:span><text:span text:style-name="T274">тобы выразить их кол-во</text:span><text:span text:style-name="T275">,</text:span><text:span text:style-name="T274"> используется мерка:</text:span></text:p>
      <text:p text:style-name="P230"/>
      <text:p text:style-name="P231">Мерка для жидкостей:</text:p>
      <text:list xml:id="list227877301" text:style-name="L36">
        <text:list-item>
          <text:p text:style-name="P773">a glass of — стакан;</text:p>
        </text:list-item>
        <text:list-item>
          <text:p text:style-name="P773"><text:soft-page-break/>a cup of — чашка;</text:p>
        </text:list-item>
        <text:list-item>
          <text:p text:style-name="P773">a jar of — банка;</text:p>
        </text:list-item>
        <text:list-item>
          <text:p text:style-name="P773">a jug of — кувшин;</text:p>
        </text:list-item>
        <text:list-item>
          <text:p text:style-name="P773">a bottle of — бутылка;</text:p>
        </text:list-item>
      </text:list>
      <text:p text:style-name="P230"/>
      <text:p text:style-name="P231">Мерка для сыпучих веществ:</text:p>
      <text:list xml:id="list2906827119" text:style-name="L37">
        <text:list-item>
          <text:p text:style-name="P774">a packet of — упаковка;</text:p>
        </text:list-item>
        <text:list-item>
          <text:p text:style-name="P774">a bowl of — миска;</text:p>
        </text:list-item>
        <text:list-item>
          <text:p text:style-name="P774">a bag of — мешок;</text:p>
        </text:list-item>
        <text:list-item>
          <text:p text:style-name="P774">a kilo of — килограм;</text:p>
        </text:list-item>
      </text:list>
      <text:p text:style-name="P230"/>
      <text:p text:style-name="P231">Мерка для продуктов, которые режут:</text:p>
      <text:list xml:id="list202757159656128" text:continue-numbering="true" text:style-name="L37">
        <text:list-item>
          <text:p text:style-name="P774">a piece/slice of — кусочек;</text:p>
        </text:list-item>
        <text:list-item>
          <text:p text:style-name="P774">a loaf of — буханка;</text:p>
        </text:list-item>
      </text:list>
      <text:p text:style-name="P230"/>
      <text:p text:style-name="P599"><text:span text:style-name="T251">Существительные, которые всегда неислисляемые: </text:span><text:span text:style-name="T55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0"/>
      <text:p text:style-name="P601"><text:span text:style-name="T276">Это маленькие слова перед существительными, которые передают </text:span><text:span text:style-name="T277">их</text:span><text:span text:style-name="T276"> краткую характеристику. Есть 2 вида артикля: неопределенный (</text:span><text:span text:style-name="T74">a/an) </text:span><text:span text:style-name="T277">и</text:span><text:span text:style-name="T75"> </text:span><text:span text:style-name="T276">определенный (</text:span><text:span text:style-name="T74">the)</text:span><text:span text:style-name="T276">.</text:span></text:p>
      <text:p text:style-name="P226"/>
      <text:p text:style-name="P193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3">A house — Дом (один представит особняк, другой — маленький домик).</text:p>
      <text:p text:style-name="P383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3">I have <text:span text:style-name="T368">a</text:span> cat / I have <text:span text:style-name="T368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1"><text:span text:style-name="T277">Также </text:span><text:span text:style-name="T78">a/an</text:span><text:span text:style-name="T277"> ставится, когда:</text:span></text:p>
      <text:list xml:id="list4270251795" text:style-name="L38">
        <text:list-item>
          <text:p text:style-name="P775">говорят о профессии (I`m a doctor);</text:p>
        </text:list-item>
        <text:list-item>
          <text:p text:style-name="P792"><text:span text:style-name="T75">впервые упоминяют </text:span><text:span text:style-name="T76">объект</text:span><text:span text:style-name="T75"> в разговоре (I have a cat);</text:span></text:p>
        </text:list-item>
        <text:list-item>
          <text:p text:style-name="P793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3"/>
      <text:p text:style-name="P602"><text:span text:style-name="T277">Если перед существительным </text:span><text:span text:style-name="T278">стоит</text:span><text:span text:style-name="T277"> </text:span><text:span text:style-name="T278">прилагательное</text:span><text:span text:style-name="T277">, то </text:span><text:span text:style-name="T75">a/</text:span><text:span text:style-name="T76">an</text:span><text:span text:style-name="T277"> ставится перед ним</text:span><text:span text:style-name="T278">.</text:span></text:p>
      <text:p text:style-name="P383"><text:span text:style-name="T623">A</text:span> big old house — <text:span text:style-name="T623">Б</text:span>ольшой старый дом.</text:p>
      <text:p text:style-name="P383"/>
      <text:p text:style-name="P228">При этом перед прилагательным без существительного <text:span text:style-name="T604">артикль</text:span> <text:span text:style-name="T2">a/</text:span><text:span text:style-name="T40">an</text:span> не ставится.</text:p>
      <text:p text:style-name="P383">This book is a good (неправильно). This book is good (правильно).</text:p>
      <text:p text:style-name="P383"/>
      <text:p text:style-name="P181">Определенный артикль <text:span text:style-name="T2">the</text:span></text:p>
      <text:p text:style-name="P407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06">и</text:span> и неисчисляемым<text:span text:style-name="T606">и</text:span> сущесвтительным<text:span text:style-name="T606">и</text:span>.</text:p>
      <text:p text:style-name="P229"/>
      <text:p text:style-name="P603"><text:span text:style-name="T279">Если предмет или человек упоминаются в речи впервые, то обычно о </text:span><text:span text:style-name="T280">нем</text:span><text:span text:style-name="T279"> еще ничего не известно и поэтому сначала используется неопределенный артикль </text:span><text:span text:style-name="T77">a/an</text:span><text:span text:style-name="T279">. Но если </text:span><text:span text:style-name="T280">он</text:span><text:span text:style-name="T279"> упоминаются в речи повторно, то далее </text:span><text:span text:style-name="T280">используется</text:span><text:span text:style-name="T279"> определенный артикль </text:span><text:span text:style-name="T77">the</text:span><text:span text:style-name="T279">.</text:span></text:p>
      <text:p text:style-name="P229"/>
      <text:p text:style-name="P312"><text:span text:style-name="T410">I have got </text:span><text:span text:style-name="T385">a</text:span><text:span text:style-name="T410"> puppy. </text:span><text:span text:style-name="T385">The</text:span><text:span text:style-name="T410"> puppy is white — У меня есть щенок. (Этот) Щенок белый.</text:span></text:p>
      <text:p text:style-name="P385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5"/>
      <text:p text:style-name="P313"><text:span text:style-name="T411">R</text:span><text:span text:style-name="T410">ich people — </text:span><text:span text:style-name="T411">Б</text:span><text:span text:style-name="T410">огатые люди; </text:span><text:span text:style-name="T411">The</text:span><text:span text:style-name="T410">e rich — </text:span><text:span text:style-name="T411">Б</text:span><text:span text:style-name="T410">огачи.</text:span></text:p>
      <text:p text:style-name="P386"/>
      <text:p text:style-name="P185"><text:span text:style-name="T605">К</text:span>акой артикль выбрать?</text:p>
      <text:p text:style-name="P387"/>
      <text:p text:style-name="P604"><text:span text:style-name="T281">Можно п</text:span><text:span text:style-name="T280">редставить перед существит</text:span><text:span text:style-name="T281">ельным</text:span><text:span text:style-name="T280"> </text:span><text:span text:style-name="T281">слова:</text:span><text:span text:style-name="T280"> «один», «один такой», «один из».</text:span></text:p>
      <text:p text:style-name="P84"><text:span text:style-name="T392">Если логика предложения не нарушена, то скорее всего нужен </text:span><text:span text:style-name="T55">a/an</text:span><text:span text:style-name="T392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5"><text:span text:style-name="T392">Также можно представить перед существительным слова: </text:span><text:span text:style-name="T87">this, that, these, those</text:span><text:span text:style-name="T392"> или </text:span></text:p>
      <text:p text:style-name="P85"><text:span text:style-name="T392">«тот самый», «именно тот», «конкретное этот» и т. д. Если смысл предложения в целом не изменился, то можно ставить </text:span><text:span text:style-name="T55">the</text:span><text:span text:style-name="T392">.</text:span></text:p>
      <text:p text:style-name="P232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26"><text:span text:style-name="T392">Очень часто артикли используются по особым правилам из-за того, что так сложилось исторически. </text:span><text:span text:style-name="T419">Так, н</text:span><text:span text:style-name="T392">апример </text:span><text:span text:style-name="T55">the</text:span><text:span text:style-name="T392"> всегда ставят: когда говорят о части помещения, когда человек куда-то направляется, когда объект </text:span><text:span text:style-name="T419">явяляется</text:span><text:span text:style-name="T392">, уникальный и т.д: </text:span></text:p>
      <text:p text:style-name="P394"/>
      <text:p text:style-name="P394">in the room, go to the bank, the Bible, the sky, on the left.</text:p>
      <text:p text:style-name="P536"><text:soft-page-break/><text:span text:style-name="T567">Прилагательное </text:span><text:span text:style-name="T571">(Adjective)</text:span></text:p>
      <text:p text:style-name="Standard"/>
      <text:p text:style-name="P607"><text:span text:style-name="T608">Часть речи, которая отвечает на вопрос «какой?». </text:span><text:span text:style-name="T609">Прилагательное </text:span><text:span text:style-name="T610">дает характеристику существительному</text:span><text:span text:style-name="T609"> и всегда стоит перед ним. Но может появляться и отдельно.</text:span></text:p>
      <text:p text:style-name="P607"/>
      <text:p text:style-name="P605">Прилагательные деляться на 2 группы: оценочные и фактовые. </text:p>
      <text:p text:style-name="P605"/>
      <text:p text:style-name="P606">Оценочные прилагательные выражают личное мнение человека о предмете: </text:p>
      <text:p text:style-name="P627"><text:span text:style-name="T51">a</text:span><text:span text:style-name="T41"> </text:span><text:span text:style-name="T52">funny cat (мнение с которым можно не соглашаться). </text:span></text:p>
      <text:p text:style-name="P606"/>
      <text:p text:style-name="P606">Фактовые прилагательные указывают на визуальную информацию либо на факты, </text:p>
      <text:p text:style-name="P606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28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68">nice</text:span>! — Ты <text:span text:style-name="T368">прекрасно</text:span> выглядишь!</text:p>
      <text:p text:style-name="P315">I feel <text:span text:style-name="T368">bad</text:span> — Я <text:span text:style-name="T368">плохо</text:span> себя чувствую.</text:p>
      <text:p text:style-name="P315"/>
      <text:p text:style-name="P628"><text:span text:style-name="T355">Сравнительная и превосходная степень</text:span><text:span text:style-name="T356"> сравнения</text:span></text:p>
      <text:p text:style-name="P86"/>
      <text:p text:style-name="P610">Сравнительная степень используется когда, сравниваются 2 <text:span text:style-name="T624">прилагательных</text:span>. <text:span text:style-name="T624">Второе</text:span> может только подразумеваться. <text:span text:style-name="T610">О</text:span>бразуется с пом<text:span text:style-name="T610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2369249662" text:style-name="L39">
        <text:list-item>
          <text:p text:style-name="P741">small (маленький) → smaller (меньше);</text:p>
        </text:list-item>
        <text:list-item>
          <text:p text:style-name="P741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2995380777" text:style-name="L40">
        <text:list-item>
          <text:p text:style-name="P742">useful (полезный) → more useful (более полезный);</text:p>
        </text:list-item>
        <text:list-item>
          <text:p text:style-name="P742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68">quieter</text:span>, please / Be <text:span text:style-name="T368">more quiet</text:span>, please — Веди себя <text:span text:style-name="T368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08"><text:span text:style-name="T230">Иногда после </text:span><text:span text:style-name="T42">than</text:span><text:span text:style-name="T230"> идёт личное местоимение в объектном падеже</text:span><text:span text:style-name="T42"> (me, him, her…)</text:span></text:p>
      <text:p text:style-name="P608"><text:span text:style-name="T230">В этом случае оно будет переводится именительн</text:span><text:span text:style-name="T231">ым</text:span><text:span text:style-name="T230"> падеж</text:span><text:span text:style-name="T231">ом</text:span><text:span text:style-name="T230">.</text:span></text:p>
      <text:p text:style-name="P87"/>
      <text:p text:style-name="P316">I`m more attentive than <text:span text:style-name="T368">him</text:span> — Я внимательней, чем <text:span text:style-name="T368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392">am</text:span> more attentive than <text:span text:style-name="T368">he is</text:span> — Я внимательне, чем <text:span text:style-name="T368">он</text:span>.</text:p>
      <text:p text:style-name="P317">I <text:span text:style-name="T392">can</text:span> jump higher than <text:span text:style-name="T368">he can</text:span> — Я прыгаю выше, чем <text:span text:style-name="T368">он</text:span>.</text:p>
      <text:p text:style-name="P317"/>
      <text:p text:style-name="P629"><text:span text:style-name="T232">Превосходная степень используется, когда сравниваю три и более </text:span><text:span text:style-name="T247">прилагательных</text:span><text:span text:style-name="T232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24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2625480152" text:style-name="L41">
        <text:list-item>
          <text:p text:style-name="P743">strong (сильный) → the strongest (сильнейший);</text:p>
        </text:list-item>
        <text:list-item>
          <text:p text:style-name="P743">reasonable (разумный)→ the most reasonable (самый разумный);</text:p>
        </text:list-item>
      </text:list>
      <text:p text:style-name="P94"/>
      <text:p text:style-name="P609"><text:span text:style-name="T232">Перед прилагательным </text:span><text:span text:style-name="T233">будет</text:span><text:span text:style-name="T232"> артикль </text:span><text:span text:style-name="T44">the</text:span><text:span text:style-name="T232">, а после прилагательно</text:span><text:span text:style-name="T233">го</text:span><text:span text:style-name="T232"> — предлог </text:span><text:span text:style-name="T44">in</text:span><text:span text:style-name="T232"> или </text:span><text:span text:style-name="T44">of</text:span><text:span text:style-name="T232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1208854633" text:style-name="L42">
        <text:list-item>
          <text:p text:style-name="P744">good (хороший) → better (лучше) → the best (наилучший);</text:p>
        </text:list-item>
        <text:list-item>
          <text:p text:style-name="P744">bad (плохой) → worse (хуже) → the worst (наихудший);</text:p>
        </text:list-item>
        <text:list-item>
          <text:p text:style-name="P744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10">Часть речи, которая отвечает на вопрос</text:span><text:span text:style-name="T612">ы</text:span><text:span text:style-name="T610"> «как?», «</text:span><text:span text:style-name="T612">каким образом?</text:span><text:span text:style-name="T610">» </text:span></text:p>
      <text:p text:style-name="P97"/>
      <text:p text:style-name="P612"><text:span text:style-name="T235">Наречие </text:span><text:span text:style-name="T236">дает</text:span><text:span text:style-name="T235"> характеристику глаголу или прилагательному. Если оно относится к глаголу, то стоит после него (обычно в конце </text:span><text:span text:style-name="T237">предложен</text:span><text:span text:style-name="T236">ия</text:span><text:span text:style-name="T235">), а если к прилагательному — то перед ним.</text:span></text:p>
      <text:p text:style-name="P320"/>
      <text:p text:style-name="P320">I <text:span text:style-name="T368">kwon</text:span> him <text:span text:style-name="T368">well</text:span> — Я <text:span text:style-name="T368">хорошо</text:span> его <text:span text:style-name="T368">знаю</text:span>.</text:p>
      <text:p text:style-name="P320">He is <text:span text:style-name="T368">very</text:span> <text:span text:style-name="T368">serious</text:span> — Он <text:span text:style-name="T368">очень</text:span> <text:span text:style-name="T368">серьезный</text:span>.</text:p>
      <text:p text:style-name="P320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1510112804" text:style-name="L43">
        <text:list-item>
          <text:p text:style-name="P745">quick (быстрый) → quickly (быстро);</text:p>
        </text:list-item>
        <text:list-item>
          <text:p text:style-name="P745">serious (серьезный) → seriously (серьезно);</text:p>
        </text:list-item>
      </text:list>
      <text:p text:style-name="P321"/>
      <text:p text:style-name="P99">Наречия, которые <text:span text:style-name="T613">пишутся</text:span> как прилагательные:</text:p>
      <text:list xml:id="list2992937705" text:style-name="L44">
        <text:list-item>
          <text:p text:style-name="P746">fast — быстрый/быстро;</text:p>
        </text:list-item>
        <text:list-item>
          <text:p text:style-name="P746">late — поздний/поздно;</text:p>
        </text:list-item>
        <text:list-item>
          <text:p text:style-name="P746">hard — тяжелый/тяжело;</text:p>
        </text:list-item>
      </text:list>
      <text:p text:style-name="P321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2183849980" text:style-name="L45">
        <text:list-item>
          <text:p text:style-name="P747">enough — достаточно;</text:p>
        </text:list-item>
        <text:list-item>
          <text:p text:style-name="P747">a lot, much, many — много;</text:p>
        </text:list-item>
        <text:list-item>
          <text:p text:style-name="P747"><text:soft-page-break/>almost — почти;</text:p>
        </text:list-item>
        <text:list-item>
          <text:p text:style-name="P747">pretty, very — довольно (очень);</text:p>
        </text:list-item>
        <text:list-item>
          <text:p text:style-name="P747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1254748330" text:style-name="L46">
        <text:list-item>
          <text:p text:style-name="P748">just — всего лишь;</text:p>
        </text:list-item>
        <text:list-item>
          <text:p text:style-name="P748">only — только;</text:p>
        </text:list-item>
        <text:list-item>
          <text:p text:style-name="P748">simply — просто;</text:p>
        </text:list-item>
        <text:list-item>
          <text:p text:style-name="P748">especially — особенно;</text:p>
        </text:list-item>
      </text:list>
      <text:p text:style-name="P322"/>
      <text:p text:style-name="P101">Другие распространенные наречия:</text:p>
      <text:list xml:id="list3328904843" text:style-name="L47">
        <text:list-item>
          <text:p text:style-name="P749">quite — совсем;</text:p>
        </text:list-item>
        <text:list-item>
          <text:p text:style-name="P749">so — такой;</text:p>
        </text:list-item>
        <text:list-item>
          <text:p text:style-name="P749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3"><text:span text:style-name="T236">существительными: </text:span><text:span text:style-name="T46">a lot of coffee, a lot of cars. </text:span><text:span text:style-name="T236">Англоговорящие не используют </text:span><text:span text:style-name="T46">much</text:span><text:span text:style-name="T236"> </text:span></text:p>
      <text:p text:style-name="P613"><text:span text:style-name="T236">в утвердительных предложениях и заменяют его на </text:span><text:span text:style-name="T46">a lof of</text:span><text:span text:style-name="T236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14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34">I</text:span> <text:span text:style-name="T170">don`t</text:span> <text:span text:style-name="T368">usually</text:span> <text:span text:style-name="T143">drive</text:span> to work — Обычно, я не еду (на машине) на работу.</text:p>
      <text:p text:style-name="P324"><text:span text:style-name="T134">You</text:span> <text:span text:style-name="T170">can</text:span> <text:span text:style-name="T368">always</text:span> <text:span text:style-name="T143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68">very often</text:span> — Я <text:span text:style-name="T368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19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3"><text:span text:style-name="T241">Предлог </text:span><text:span text:style-name="T48">at</text:span><text:span text:style-name="T241"> указывает на точное время. Иногда </text:span><text:span text:style-name="T243">он</text:span><text:span text:style-name="T241"> </text:span><text:span text:style-name="T243">указывает на </text:span><text:span text:style-name="T241">периоды дня и праздники:</text:span></text:p>
      <text:p text:style-name="P444"><text:span text:style-name="T241">Если в названии праздника </text:span><text:span text:style-name="T243">есть</text:span><text:span text:style-name="T241"> слово </text:span><text:span text:style-name="T48">day</text:span><text:span text:style-name="T241">, то он пишется с предлогом </text:span><text:span text:style-name="T48">on</text:span><text:span text:style-name="T241">, а не </text:span><text:span text:style-name="T48">at</text:span><text:span text:style-name="T241">.</text:span></text:p>
      <text:p text:style-name="P110"/>
      <text:list xml:id="list3901345826" text:style-name="L48">
        <text:list-item>
          <text:p text:style-name="P750">at 5 o`clock — в 5 часов;</text:p>
        </text:list-item>
        <text:list-item>
          <text:p text:style-name="P750">at night — ночью;</text:p>
        </text:list-item>
        <text:list-item>
          <text:p text:style-name="P750">at sunset — на рассвете;</text:p>
        </text:list-item>
        <text:list-item>
          <text:p text:style-name="P750">at the weekend — в выходные;</text:p>
        </text:list-item>
        <text:list-item>
          <text:p text:style-name="P750">at the moment — в данный момент;</text:p>
        </text:list-item>
        <text:list-item>
          <text:p text:style-name="P750">at the end (of) — в конце;</text:p>
        </text:list-item>
        <text:list-item>
          <text:p text:style-name="P750">at Christmas — на Рождество;</text:p>
        </text:list-item>
        <text:list-item>
          <text:p text:style-name="P750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2755609555" text:style-name="L49">
        <text:list-item>
          <text:p text:style-name="P751">on Sunday — в воскресенье / по воскресеньям;</text:p>
        </text:list-item>
        <text:list-item>
          <text:p text:style-name="P751">on the 8th of March — 8го марта;</text:p>
        </text:list-item>
        <text:list-item>
          <text:p text:style-name="P751">on April, 10 — 10го апреля;</text:p>
        </text:list-item>
        <text:list-item>
          <text:p text:style-name="P751">on my birthday — на мой день рождения;</text:p>
        </text:list-item>
        <text:list-item>
          <text:p text:style-name="P751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1597887295" text:style-name="L50">
        <text:list-item>
          <text:p text:style-name="P794">in January — в январе;</text:p>
        </text:list-item>
        <text:list-item>
          <text:p text:style-name="P752">in winter — зимой;</text:p>
        </text:list-item>
        <text:list-item>
          <text:p text:style-name="P752">in the evening — вечером;</text:p>
        </text:list-item>
        <text:list-item>
          <text:p text:style-name="P752">in 2065 — в 2065 году;</text:p>
        </text:list-item>
        <text:list-item>
          <text:p text:style-name="P752">in the 1970s — в 1970х годах;</text:p>
        </text:list-item>
        <text:list-item>
          <text:p text:style-name="P752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3110014700" text:style-name="L51">
        <text:list-item>
          <text:p text:style-name="P753">in 5 minutes — через 5 минут;</text:p>
        </text:list-item>
        <text:list-item>
          <text:p text:style-name="P753">in two weeks — через две недели;</text:p>
        </text:list-item>
        <text:list-item>
          <text:p text:style-name="P753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19"><text:span text:style-name="T245">П</text:span><text:span text:style-name="T244">редлоги </text:span><text:span text:style-name="T245">времени</text:span><text:span text:style-name="T244"> имееют множество нелогичных исключений. Так, например, </text:span><text:span text:style-name="T49">in</text:span><text:span text:style-name="T244"> и </text:span><text:span text:style-name="T49">at</text:span><text:span text:style-name="T244"> принятно говорить с некоторыми пер</text:span><text:span text:style-name="T245">и</text:span><text:span text:style-name="T244">одами дня. Это нужно просто заучить.</text:span></text:p>
      <text:p text:style-name="P119"/>
      <text:p text:style-name="P534"><text:span text:style-name="T244">Предлоги времени</text:span><text:span text:style-name="T49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20"><text:span text:style-name="T178">Предлог </text:span><text:span text:style-name="T2">since</text:span><text:span text:style-name="T178"> означает «с». Он указывает на начало периода:</text:span></text:p>
      <text:list xml:id="list811273761" text:style-name="L52">
        <text:list-item>
          <text:p text:style-name="P776">since Wednesday — со среды;</text:p>
        </text:list-item>
        <text:list-item>
          <text:p text:style-name="P776">since 1984 — с 1984 года;</text:p>
        </text:list-item>
        <text:list-item>
          <text:p text:style-name="P776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3285380901" text:style-name="L53">
        <text:list-item>
          <text:p text:style-name="P777">for 10 hours — (уже) 10 часов / в течении 10 часов;</text:p>
        </text:list-item>
        <text:list-item>
          <text:p text:style-name="P777">for two weeks — (уже) две недели / в течении 2х недель;</text:p>
        </text:list-item>
      </text:list>
      <text:p text:style-name="P390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2"><text:span text:style-name="T282">П</text:span><text:span text:style-name="T283">редлог </text:span><text:span text:style-name="T79">from ... to</text:span><text:span text:style-name="T283"> означает «с ... до». Он указыват </text:span><text:span text:style-name="T282">на</text:span><text:span text:style-name="T283"> границы периода:</text:span></text:p>
      <text:list xml:id="list682356332" text:style-name="L54">
        <text:list-item>
          <text:p text:style-name="P778">from 9 to 5 — с девяти до пяти (часов);</text:p>
        </text:list-item>
        <text:list-item>
          <text:p text:style-name="P778">from January to March — с января по март;</text:p>
        </text:list-item>
      </text:list>
      <text:p text:style-name="P390"/>
      <text:p text:style-name="P57"><text:span text:style-name="T412">Предлог </text:span><text:span text:style-name="T79">until (till)</text:span><text:span text:style-name="T412"> означает «до того, как». Он </text:span><text:span text:style-name="T413">указывает на</text:span><text:span text:style-name="T412"> конец периода:</text:span></text:p>
      <text:list xml:id="list2788165682" text:style-name="L55">
        <text:list-item>
          <text:p text:style-name="P779">until Wednesday — до среды;</text:p>
        </text:list-item>
        <text:list-item>
          <text:p text:style-name="P779">until I come — до того, как я вернусь;</text:p>
        </text:list-item>
      </text:list>
      <text:p text:style-name="P390"/>
      <text:p text:style-name="P187"><text:span text:style-name="T620">Предлоги места </text:span><text:span text:style-name="T49">at, on, in</text:span></text:p>
      <text:p text:style-name="P409"/>
      <text:p text:style-name="P240">Отвечают на вопрос «где?». Помимо времени также указывают на местоположение.</text:p>
      <text:p text:style-name="P240"/>
      <text:p text:style-name="P433"><text:span text:style-name="T284">Предлог </text:span><text:span text:style-name="T80">at</text:span><text:span text:style-name="T284"> обозначает конкретное место/точку, где находится предмет:</text:span></text:p>
      <text:list xml:id="list1403293891" text:style-name="L56">
        <text:list-item>
          <text:p text:style-name="P780">at the bus stop — на автобусной остановке;</text:p>
        </text:list-item>
        <text:list-item>
          <text:p text:style-name="P780">at the top/bottom - наверху/внизу;</text:p>
        </text:list-item>
        <text:list-item>
          <text:p text:style-name="P780">at school — в школе.</text:p>
        </text:list-item>
      </text:list>
      <text:p text:style-name="P240"/>
      <text:p text:style-name="P433"><text:span text:style-name="T284">Предлог </text:span><text:span text:style-name="T80">on</text:span><text:span text:style-name="T284"> обозначает поверхность, </text:span><text:span text:style-name="T353">на</text:span><text:span text:style-name="T284"> которой располагается объект:</text:span></text:p>
      <text:list xml:id="list2699868742" text:style-name="L57">
        <text:list-item>
          <text:p text:style-name="P781">on the table — на столе;</text:p>
        </text:list-item>
        <text:list-item>
          <text:p text:style-name="P781">on the floor — на полу;</text:p>
        </text:list-item>
        <text:list-item>
          <text:p text:style-name="P781">on the head — на голове;</text:p>
        </text:list-item>
      </text:list>
      <text:p text:style-name="P395"/>
      <text:p text:style-name="P434"><text:span text:style-name="T80">П</text:span><text:span text:style-name="T81">редлог in обозначает положение </text:span><text:span text:style-name="T127">в</text:span><text:span text:style-name="T81"> опред. месте, ограниченном рамками или барьером.</text:span></text:p>
      <text:list xml:id="list3004521472" text:style-name="L58">
        <text:list-item>
          <text:p text:style-name="P782">in the house — в доме;</text:p>
        </text:list-item>
        <text:list-item>
          <text:p text:style-name="P782">in a box — в коробке;</text:p>
        </text:list-item>
      </text:list>
      <text:p text:style-name="P241"/>
      <text:p text:style-name="P124"><text:span text:style-name="T414">Эти предлоги также имеют исключения. </text:span><text:span text:style-name="T420">Например </text:span><text:span text:style-name="T86">i</text:span><text:span text:style-name="T81">n</text:span><text:span text:style-name="T414"> часто переводится как «на», </text:span></text:p>
      <text:p text:style-name="P124"><text:span text:style-name="T414">а </text:span><text:span text:style-name="T81">on</text:span><text:span text:style-name="T414"> — как «в». Особенно, когда они используются с транспортом:</text:span></text:p>
      <text:p text:style-name="P243"/>
      <text:list xml:id="list134783444" text:style-name="L59">
        <text:list-item>
          <text:p text:style-name="P783">in a car — на машине;</text:p>
        </text:list-item>
        <text:list-item>
          <text:p text:style-name="P784">in the street — на улице;</text:p>
        </text:list-item>
        <text:list-item>
          <text:p text:style-name="P783">on a bus — в автобусе;</text:p>
        </text:list-item>
        <text:list-item>
          <text:p text:style-name="P784">on the list — в списке;</text:p>
        </text:list-item>
        <text:list-item>
          <text:p text:style-name="P784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1314742571" text:style-name="L60">
        <text:list-item>
          <text:p text:style-name="P785">above — над;</text:p>
        </text:list-item>
        <text:list-item>
          <text:p text:style-name="P785">under — под;</text:p>
        </text:list-item>
        <text:list-item>
          <text:p text:style-name="P785">in front of — перед;</text:p>
        </text:list-item>
        <text:list-item>
          <text:p text:style-name="P785">behind — позади;</text:p>
        </text:list-item>
        <text:list-item>
          <text:p text:style-name="P785">between/with — между/c;</text:p>
        </text:list-item>
        <text:list-item>
          <text:p text:style-name="P754"><text:span text:style-name="T414">next to — рядом с</text:span><text:span text:style-name="T415">;</text:span></text:p>
        </text:list-item>
      </text:list>
      <text:p text:style-name="P398"/>
      <text:p text:style-name="P330"><text:soft-page-break/><text:span text:style-name="T415">The cat is </text:span><text:span text:style-name="T387">under</text:span><text:span text:style-name="T415"> the ball — Кот </text:span><text:span text:style-name="T387">под</text:span><text:span text:style-name="T415"> клубком.</text:span></text:p>
      <text:p text:style-name="P330"><text:span text:style-name="T415">The cat is </text:span><text:span text:style-name="T387">in front of</text:span><text:span text:style-name="T415"> the ball — Кот </text:span><text:span text:style-name="T387">перед</text:span><text:span text:style-name="T415"> клубком.</text:span></text:p>
      <text:p text:style-name="P396"/>
      <text:p text:style-name="P188"><text:span text:style-name="T621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14">Используется после глаголов движения: </text:span><text:span text:style-name="T81">go, walk, drive, come, travel, return, send, get.</text:span></text:p>
      <text:p text:style-name="P241"/>
      <text:p text:style-name="P330"><text:span text:style-name="T414">I want to </text:span><text:span text:style-name="T388">go to</text:span><text:span text:style-name="T414"> New York — Я хочу </text:span><text:span text:style-name="T388">поехать в</text:span><text:span text:style-name="T414"> Нью Йорк.</text:span></text:p>
      <text:p text:style-name="P330"><text:span text:style-name="T414">Did they </text:span><text:span text:style-name="T388">get to</text:span><text:span text:style-name="T414"> London? — Они </text:span><text:span text:style-name="T388">добрались до</text:span><text:span text:style-name="T414"> Лондона?</text:span></text:p>
      <text:p text:style-name="P396"/>
      <text:p text:style-name="P113"><text:span text:style-name="T414">Если в качестве направления используется слово </text:span><text:span text:style-name="T81">home</text:span><text:span text:style-name="T414">, то перед ним </text:span><text:span text:style-name="T81">to</text:span><text:span text:style-name="T414"> не нужен.</text:span></text:p>
      <text:p text:style-name="P397">Go home (правильно). Go to home (неправильно). </text:p>
      <text:p text:style-name="P396"/>
      <text:p text:style-name="P113"><text:span text:style-name="T414">Если нужно </text:span><text:span text:style-name="T416">сказать </text:span><text:span text:style-name="T414">что </text:span><text:span text:style-name="T416">человек бывал </text:span><text:span text:style-name="T414">в каком-то месте, например в стране или городе,</text:span></text:p>
      <text:p text:style-name="P113"><text:span text:style-name="T414">то нужно использовать </text:span><text:span text:style-name="T81">Present Perfect</text:span><text:span text:style-name="T414"> с </text:span><text:span text:style-name="T416">предлогом </text:span><text:span text:style-name="T81">to</text:span><text:span text:style-name="T414">.</text:span></text:p>
      <text:p text:style-name="P241"/>
      <text:p text:style-name="P396">The have been to Italy — Они бывали в Италии.</text:p>
      <text:p text:style-name="P396"/>
      <text:p text:style-name="P188"><text:span text:style-name="T621">Предлог </text:span><text:span text:style-name="T50">by</text:span></text:p>
      <text:p text:style-name="P410"/>
      <text:p text:style-name="P441"><text:span text:style-name="T287">Может п</text:span><text:span text:style-name="T285">ереводит</text:span><text:span text:style-name="T287">ь</text:span><text:span text:style-name="T285">ся по разному. </text:span><text:span text:style-name="T286">Помогает сказать, </text:span><text:span text:style-name="T354">как</text:span><text:span text:style-name="T286"> что-то делается или случается.</text:span></text:p>
      <text:p text:style-name="P442"><text:span text:style-name="T287">Иногда в</text:span><text:span text:style-name="T286">стречается в пассивном залоге, когда </text:span><text:span text:style-name="T287">указывают</text:span><text:span text:style-name="T286"> автора действия.</text:span></text:p>
      <text:p text:style-name="P244"/>
      <text:list xml:id="list1211104137" text:style-name="L61">
        <text:list-item>
          <text:p text:style-name="P786">happen by mistake — случиться по ошибке.</text:p>
        </text:list-item>
        <text:list-item>
          <text:p text:style-name="P787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5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1"><text:span text:style-name="T392">There is a car parked by the store — </text:span><text:span text:style-name="T418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2507032719" text:style-name="L62">
        <text:list-item>
          <text:p text:style-name="P788">a need for — нужда в;</text:p>
        </text:list-item>
        <text:list-item>
          <text:p text:style-name="P788">a reason for — причина для (чего-либо);</text:p>
        </text:list-item>
        <text:list-item>
          <text:p text:style-name="P788">an advantage of — преимущество (чего-либо);</text:p>
        </text:list-item>
        <text:list-item>
          <text:p text:style-name="P788">a cause of — причина (чего-либо);</text:p>
          <text:p text:style-name="P788"/>
        </text:list-item>
        <text:list-item>
          <text:p text:style-name="P788">a solution to — решение какой-то проблемы;</text:p>
        </text:list-item>
        <text:list-item>
          <text:p text:style-name="P788">a key to — ключ к/от (чего-либо);</text:p>
        </text:list-item>
        <text:list-item>
          <text:p text:style-name="P788">an answer to — ответ на;</text:p>
        </text:list-item>
        <text:list-item>
          <text:p text:style-name="P788">an attitude to — отношение к;</text:p>
          <text:p text:style-name="P788"/>
        </text:list-item>
        <text:list-item>
          <text:p text:style-name="P788">a contact with/between — контакт с/между;</text:p>
        </text:list-item>
        <text:list-item>
          <text:p text:style-name="P788">a connection with/between — связь с/между;</text:p>
        </text:list-item>
        <text:list-item>
          <text:p text:style-name="P788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2428312659" text:style-name="L63">
        <text:list-item>
          <text:p text:style-name="P795"><text:span text:style-name="T82">happy about — </text:span><text:span text:style-name="T83">счастливый</text:span><text:span text:style-name="T82"> из-за;</text:span></text:p>
        </text:list-item>
        <text:list-item>
          <text:p text:style-name="P796"><text:span text:style-name="T82">upset about — </text:span><text:span text:style-name="T83">растроенный</text:span><text:span text:style-name="T82"> из-за;</text:span></text:p>
        </text:list-item>
        <text:list-item>
          <text:p text:style-name="P789">angry about — злиться из-за;</text:p>
        </text:list-item>
        <text:list-item>
          <text:p text:style-name="P797"><text:span text:style-name="T83">worried</text:span><text:span text:style-name="T82"> about — </text:span><text:span text:style-name="T83">волноваться</text:span><text:span text:style-name="T82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4"><text:span text:style-name="T417">Слово</text:span><text:span text:style-name="T83"> sorry</text:span><text:span text:style-name="T417"> в связке с </text:span><text:span text:style-name="T83">about</text:span><text:span text:style-name="T417"> и </text:span><text:span text:style-name="T83">for</text:span><text:span text:style-name="T417"> выражает сожаление, сочувствие:</text:span></text:p>
      <text:p text:style-name="P238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22">Если после прилагательного идет предлог <text:span text:style-name="T2">of</text:span>, то он будет соответствовать </text:p>
      <text:p text:style-name="P622">родительскому падежу (кого/чего). </text:p>
      <text:p text:style-name="P238"/>
      <text:p text:style-name="P392">It was very stupied of you to go there — Было очень глупо с твоей стороны идти туда.</text:p>
      <text:p text:style-name="P392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22">может </text:span>переводит<text:span text:style-name="T622">ь</text:span>ся глаголом:</text:p>
      <text:p text:style-name="P239"/>
      <text:list xml:id="list3718001538" text:style-name="L64">
        <text:list-item>
          <text:p text:style-name="P790">afraid of — бояться;</text:p>
        </text:list-item>
        <text:list-item>
          <text:p text:style-name="P790">proud of — гордиться;</text:p>
        </text:list-item>
        <text:list-item>
          <text:p text:style-name="P790">full of — полон;</text:p>
        </text:list-item>
        <text:list-item>
          <text:p text:style-name="P790">short of — не хватает;</text:p>
        </text:list-item>
        <text:list-item>
          <text:p text:style-name="P790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91"><text:span text:style-name="T622">С</text:span>вязки глаголов и предлогов</text:p>
      <text:p text:style-name="P238"/>
      <text:p text:style-name="P445"><text:span text:style-name="T28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4">search</text:span><text:span text:style-name="T288"> чаще используется </text:span><text:span text:style-name="T84">look for</text:span><text:span text:style-name="T288">.</text:span></text:p>
      <text:p text:style-name="P497"/>
      <text:list xml:id="list1443208398" text:style-name="L65">
        <text:list-item>
          <text:p text:style-name="P798">look at — стмотреть на;</text:p>
        </text:list-item>
        <text:list-item>
          <text:p text:style-name="P798">look for — искать;</text:p>
        </text:list-item>
        <text:list-item>
          <text:p text:style-name="P798">listen to — слушать;</text:p>
        </text:list-item>
        <text:list-item>
          <text:p text:style-name="P798">wait for — ждать;</text:p>
        </text:list-item>
        <text:list-item>
          <text:p text:style-name="P798">stay at — останавливаться (например, в отеле);</text:p>
        </text:list-item>
        <text:list-item>
          <text:p text:style-name="P799"><text:soft-page-break/>what ... like — на что похож (здесь like — это предлог);</text:p>
        </text:list-item>
        <text:list-item>
          <text:p text:style-name="P799">belong to — принадлежать к;</text:p>
        </text:list-item>
        <text:list-item>
          <text:p text:style-name="P799">happen to — случилось с;</text:p>
        </text:list-item>
        <text:list-item>
          <text:p text:style-name="P799">speak to / talk to — говорить с (кем-то);</text:p>
        </text:list-item>
        <text:list-item>
          <text:p text:style-name="P799">ask for — просить (чего-то);</text:p>
        </text:list-item>
        <text:list-item>
          <text:p text:style-name="P799">thank for — благодарить за;</text:p>
        </text:list-item>
        <text:list-item>
          <text:p text:style-name="P799">depend on — зависить от;</text:p>
        </text:list-item>
        <text:list-item>
          <text:p text:style-name="P799">think about/of — думать о;</text:p>
        </text:list-item>
      </text:list>
      <text:p text:style-name="P478"/>
      <text:p text:style-name="P476">What are you looking at? — На что ты смотришь?</text:p>
      <text:p text:style-name="P476">What does he look like? — Как он выглядит? (На что он похож?)</text:p>
      <text:p text:style-name="P476">We belong to different world — Мы принадлежим к разным мирам.</text:p>
      <text:p text:style-name="P476"/>
      <text:p text:style-name="P495">Предлоги, передающие особый контекст для глаголов движения и перемещения:</text:p>
      <text:list xml:id="list3504104427" text:style-name="L66">
        <text:list-item>
          <text:p text:style-name="P800">in — переместить(ся) в закрытое пространство (go on — войти);</text:p>
        </text:list-item>
        <text:list-item>
          <text:p text:style-name="P800">out — покинуть закрытое пространство (go out — выйти);</text:p>
        </text:list-item>
        <text:list-item>
          <text:p text:style-name="P800">on — переместить(ся) на поверхность (go on — продложать (движение));</text:p>
        </text:list-item>
        <text:list-item>
          <text:p text:style-name="P800">off — убрать с поверхности (go off — уходить, сходить);</text:p>
        </text:list-item>
        <text:list-item>
          <text:p text:style-name="P800">up — переместить(ся) выше уровнем (go up — подняться);</text:p>
        </text:list-item>
        <text:list-item>
          <text:p text:style-name="P800">down — переместить(ся) ниже уровнем (go down — опускаться);</text:p>
        </text:list-item>
        <text:list-item>
          <text:p text:style-name="P800">away — убрать(ся) прочь (go away — уходить, разойтись);</text:p>
        </text:list-item>
        <text:list-item>
          <text:p text:style-name="P800">back — вернуть(ся) (go back — возвращаться);</text:p>
        </text:list-item>
      </text:list>
      <text:p text:style-name="P494"/>
      <text:p text:style-name="P115"><text:span text:style-name="T486">Если фразовый глагол имеет дополнение, то </text:span><text:span text:style-name="T487">оно </text:span><text:span text:style-name="T486">может стоять как в середине связки, </text:span></text:p>
      <text:p text:style-name="P115"><text:span text:style-name="T486">так и после </text:span><text:span text:style-name="T487">неё</text:span><text:span text:style-name="T486">. А если дополнение</text:span><text:span text:style-name="T487">м</text:span><text:span text:style-name="T486"> </text:span><text:span text:style-name="T487">является </text:span><text:span text:style-name="T486">местоимени</text:span><text:span text:style-name="T487">е</text:span><text:span text:style-name="T486">, то оно всегда будет </text:span><text:span text:style-name="T487">в середине</text:span><text:span text:style-name="T486">.</text:span></text:p>
      <text:p text:style-name="P496"/>
      <text:p text:style-name="P332"><text:span text:style-name="T486">I </text:span><text:span text:style-name="T427">turned</text:span><text:span text:style-name="T486"> </text:span><text:span text:style-name="T163">the light</text:span><text:span text:style-name="T486"> </text:span><text:span text:style-name="T427">off</text:span><text:span text:style-name="T486"> / I </text:span><text:span text:style-name="T427">turned off </text:span><text:span text:style-name="T163">the light </text:span><text:span text:style-name="T486">— Я выключил свет.</text:span></text:p>
      <text:p text:style-name="P332"><text:span text:style-name="T486">I </text:span><text:span text:style-name="T427">turned</text:span><text:span text:style-name="T486"> </text:span><text:span text:style-name="T163">it</text:span><text:span text:style-name="T486"> </text:span><text:span text:style-name="T427">off</text:span><text:span text:style-name="T486"> — Я выключил это.</text:span></text:p>
      <text:p text:style-name="P477"/>
      <text:p text:style-name="P477"/>
      <text:p text:style-name="P623"><text:span text:style-name="T495">С</text:span><text:span text:style-name="T494">ложн</text:span><text:span text:style-name="T496">ое </text:span><text:span text:style-name="T494">предложени</text:span><text:span text:style-name="T496">е</text:span></text:p>
      <text:p text:style-name="P496"/>
      <text:p text:style-name="P630"><text:span text:style-name="T456">С</text:span><text:span text:style-name="T459">одерж</text:span><text:span text:style-name="T461">и</text:span><text:span text:style-name="T459">т 2 (и более) подлежащих, и 2 (и более) сказуемых. </text:span><text:span text:style-name="T460">Всегда </text:span><text:span text:style-name="T461">имеют </text:span><text:span text:style-name="T460">главную часть </text:span></text:p>
      <text:p text:style-name="P498">и зависимые части, которые называются предаточными предложениями (clause).</text:p>
      <text:p text:style-name="P499"/>
      <text:p text:style-name="P333"><text:span text:style-name="T141">I</text:span><text:span text:style-name="T488"> </text:span><text:span text:style-name="T154">woke</text:span><text:span text:style-name="T488"> up at 7 o`clock — Я проснулся в 7 часов (простое предложение).</text:span></text:p>
      <text:p text:style-name="P334"><text:span text:style-name="T141">I</text:span><text:span text:style-name="T488"> </text:span><text:span text:style-name="T154">woke</text:span><text:span text:style-name="T488"> up at 7 o`clock, but </text:span><text:span text:style-name="T141">everybody</text:span><text:span text:style-name="T488"> </text:span><text:span text:style-name="T154">was</text:span><text:span text:style-name="T488"> still asleep — Я проснулся в 7, но все еще спали.</text:span></text:p>
      <text:p text:style-name="P479"/>
      <text:p text:style-name="P500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1"/>
      <text:p text:style-name="P502">Самые популярные союзы:</text:p>
      <text:list xml:id="list1495386298" text:style-name="L67">
        <text:list-item>
          <text:p text:style-name="P801">and — и, а;</text:p>
        </text:list-item>
        <text:list-item>
          <text:p text:style-name="P801">or — или;</text:p>
        </text:list-item>
        <text:list-item>
          <text:p text:style-name="P801">but — но;</text:p>
        </text:list-item>
        <text:list-item>
          <text:p text:style-name="P801">so — поэтому;</text:p>
        </text:list-item>
        <text:list-item>
          <text:p text:style-name="P801">because — потому что;</text:p>
        </text:list-item>
      </text:list>
      <text:p text:style-name="P480"/>
      <text:p text:style-name="P480">I met Jill, and we went for a wolk — Я встретила Джил и мы пошли гулять.</text:p>
      <text:p text:style-name="P480">I was very tired, so I went to sleep early — Я очень устал, поэтому я пошел спать раньше.</text:p>
      <text:p text:style-name="P480"/>
      <text:p text:style-name="P162"><text:span text:style-name="T485">Перед </text:span><text:span text:style-name="T438">because</text:span><text:span text:style-name="T485"> запятая не ставится даже в сложном предложении.</text:span></text:p>
      <text:p text:style-name="P636"><text:soft-page-break/><text:span text:style-name="T470">В вопросах, з</text:span><text:span text:style-name="T472">ависим</text:span><text:span text:style-name="T471">ая</text:span><text:span text:style-name="T472"> част</text:span><text:span text:style-name="T471">ь</text:span><text:span text:style-name="T472"> сохраня</text:span><text:span text:style-name="T471">е</text:span><text:span text:style-name="T472">т утвердительный порядок слов и отделя</text:span><text:span text:style-name="T471">е</text:span><text:span text:style-name="T472">тся вопросительным словом, котор</text:span><text:span text:style-name="T471">ое</text:span><text:span text:style-name="T472"> в этом случае явля</text:span><text:span text:style-name="T471">ю</text:span><text:span text:style-name="T472">тся союзом. Если вопрос общий, </text:span></text:p>
      <text:p text:style-name="P631"><text:span text:style-name="T448">то союзом будет слово </text:span><text:span text:style-name="T438">if/whether</text:span><text:span text:style-name="T448">. </text:span><text:span text:style-name="T463">Оно переводится частицей «ли».</text:span></text:p>
      <text:p text:style-name="P503"/>
      <text:p text:style-name="P335"><text:span text:style-name="T485">Do you know </text:span><text:span text:style-name="T425">why</text:span><text:span text:style-name="T485"> she is crying? </text:span><text:span text:style-name="T489">—</text:span><text:span text:style-name="T485"> </text:span><text:span text:style-name="T489">Ты знаешь </text:span><text:span text:style-name="T428">почему</text:span><text:span text:style-name="T489"> она плачит?</text:span></text:p>
      <text:p text:style-name="P411"><text:span text:style-name="T490">Can you tell </text:span><text:span text:style-name="T497">if</text:span><text:span text:style-name="T490"> this house belongs to Jerry? — Скажите, этот </text:span><text:span text:style-name="T497">ли</text:span><text:span text:style-name="T490"> дом принадлежит Джерри?</text:span></text:p>
      <text:p text:style-name="P489"/>
      <text:p text:style-name="P196"><text:span text:style-name="T497">П</text:span><text:span text:style-name="T424">ридаточные предложения</text:span></text:p>
      <text:p text:style-name="P504"/>
      <text:p text:style-name="P505">Дополняют по смыслу главную часть и обычно относятся к какому-то существительному </text:p>
      <text:p text:style-name="P505">или прилагательному. Могут стоять и в середине, и в конце предложения.</text:p>
      <text:p text:style-name="P505"/>
      <text:p text:style-name="P338"><text:span text:style-name="T485">The </text:span><text:span text:style-name="T140">woman</text:span><text:span text:style-name="T485"> </text:span><text:span text:style-name="T425">who lives next door</text:span><text:span text:style-name="T485"> </text:span><text:span text:style-name="T153">is</text:span><text:span text:style-name="T485"> a doctor — Женщина, которая живет по соседству,</text:span></text:p>
      <text:p text:style-name="P481">работает доктором (выделенная часть относится к «женщине»).</text:p>
      <text:p text:style-name="P505"/>
      <text:p text:style-name="P506">Союзы, с которых начинается придаточное предложение:</text:p>
      <text:list xml:id="list4088682815" text:style-name="L68">
        <text:list-item>
          <text:p text:style-name="P802">who — который (о людях);</text:p>
        </text:list-item>
        <text:list-item>
          <text:p text:style-name="P802">which — который (о предметах и животных);</text:p>
        </text:list-item>
        <text:list-item>
          <text:p text:style-name="P802">that — который (о людях, предметах и животных);</text:p>
        </text:list-item>
        <text:list-item>
          <text:p text:style-name="P802">where — где;</text:p>
        </text:list-item>
        <text:list-item>
          <text:p text:style-name="P802">whose — чей.</text:p>
        </text:list-item>
      </text:list>
      <text:p text:style-name="P481"/>
      <text:p text:style-name="P505">Союзы ставить не обязательно. Всё предложение может быть без союзов и запятых.</text:p>
      <text:p text:style-name="P505">Но если союз заменяет подлежащее, то он обязан стоять.</text:p>
      <text:p text:style-name="P505"/>
      <text:p text:style-name="P338"><text:span text:style-name="T485">The</text:span><text:span text:style-name="T140"> movie</text:span><text:span text:style-name="T485"> </text:span><text:span text:style-name="T425">we saw last weak</text:span><text:span text:style-name="T485"> </text:span><text:span text:style-name="T153">was</text:span><text:span text:style-name="T485"> rather good — Филь, который мы смотрели на прошлой</text:span></text:p>
      <text:p text:style-name="P481">неделе, оказался довольно хорошим (при переводе союзы и запятые будут).</text:p>
      <text:p text:style-name="P505"/>
      <text:p text:style-name="P338"><text:span text:style-name="T462">I work in an office </text:span><text:span text:style-name="T142">which</text:span><text:span text:style-name="T462"> </text:span><text:span text:style-name="T155">is</text:span><text:span text:style-name="T462"> in Park street — Я работаю в офисе, который на Парк стрит.</text:span></text:p>
      <text:p text:style-name="P483"/>
      <text:p text:style-name="P490">Косвенная речь</text:p>
      <text:p text:style-name="P507"/>
      <text:p text:style-name="P507">Это пересказ речи другого человека. В главной части указывается автор. </text:p>
      <text:p text:style-name="P507">В зависимой части меняется время, на прошлое.</text:p>
      <text:p text:style-name="P507"/>
      <text:p text:style-name="P484">I want to eat — Я хочу есть. (прямая речь)</text:p>
      <text:p text:style-name="P484">He said that he wanted to eat — Он сказал, что он хочет есть. (ковенная речь)</text:p>
      <text:p text:style-name="P509"/>
      <text:p text:style-name="P120"><text:span text:style-name="T485">Союз </text:span><text:span text:style-name="T438">that</text:span><text:span text:style-name="T485"> означает «что». Он часто выпадает при переводе.</text:span></text:p>
      <text:p text:style-name="P509"/>
      <text:p text:style-name="P632"><text:span text:style-name="T464">Если слова автора были в </text:span><text:span text:style-name="T442">Future</text:span><text:span text:style-name="T464">, то при пересказе они стану в </text:span><text:span text:style-name="T442">Future In The Past</text:span><text:span text:style-name="T464"> </text:span></text:p>
      <text:p text:style-name="P632"><text:span text:style-name="T464">(это когда </text:span><text:span text:style-name="T442">will</text:span><text:span text:style-name="T464"> меняется на </text:span><text:span text:style-name="T442">would</text:span><text:span text:style-name="T464">; перевод не обязательно будет в прошлом, </text:span></text:p>
      <text:p text:style-name="P507">прошлое указывается грамматически). </text:p>
      <text:p text:style-name="P507"/>
      <text:p text:style-name="P484">When will Joe come to the meeting? — Когда Джо придет на собрание?</text:p>
      <text:p text:style-name="P484">I asked when Joe would come to the meeting? — Я спросил, когда Джо придет на собрание?</text:p>
      <text:p text:style-name="P484"/>
      <text:p text:style-name="P121"><text:span text:style-name="T490">Если пересказывается просьба или приказ, то </text:span><text:span text:style-name="T491">в утверждениях </text:span><text:span text:style-name="T490">перед зависимой</text:span></text:p>
      <text:p text:style-name="P632"><text:span text:style-name="T464">частью ставится слово </text:span><text:span text:style-name="T442">to</text:span><text:span text:style-name="T464">, а </text:span><text:span text:style-name="T465">в отрицаниях</text:span><text:span text:style-name="T464"> — то </text:span><text:span text:style-name="T442">not to</text:span><text:span text:style-name="T464">.</text:span></text:p>
      <text:p text:style-name="P507"/>
      <text:p text:style-name="P484">Stop the car, Tom → She told Tom to stop the car.</text:p>
      <text:p text:style-name="P484">Don`t stop the car, Tom → She told Tom not to stop the car.</text:p>
      <text:p text:style-name="P122"><text:soft-page-break/><text:span text:style-name="T429">У</text:span><text:span text:style-name="T430">словные предложения</text:span></text:p>
      <text:p text:style-name="P510"/>
      <text:p text:style-name="P633"><text:span text:style-name="T46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43">when</text:span><text:span text:style-name="T466">, если ситуация случается наверняка, либо с союза </text:span><text:span text:style-name="T443">if</text:span><text:span text:style-name="T466">, если </text:span><text:span text:style-name="T467">есть только вероятность того, что случится.</text:span></text:p>
      <text:p text:style-name="P511"/>
      <text:p text:style-name="P484">When I com home (зависимая часть), I always watch TV (главная часть).</text:p>
      <text:p text:style-name="P484"/>
      <text:p text:style-name="P508">Союзы в условных предложениях:</text:p>
      <text:list xml:id="list2507844420" text:style-name="L69">
        <text:list-item>
          <text:p text:style-name="P803">when — когда;</text:p>
        </text:list-item>
        <text:list-item>
          <text:p text:style-name="P803">if — если;</text:p>
        </text:list-item>
        <text:list-item>
          <text:p text:style-name="P803">while — в то время, как;</text:p>
        </text:list-item>
        <text:list-item>
          <text:p text:style-name="P803">before — до того, как;</text:p>
        </text:list-item>
        <text:list-item>
          <text:p text:style-name="P803">after — после;</text:p>
        </text:list-item>
        <text:list-item>
          <text:p text:style-name="P803">until (till) — до того момента, как.</text:p>
        </text:list-item>
      </text:list>
      <text:p text:style-name="P507"/>
      <text:p text:style-name="P121"><text:span text:style-name="T490">Когда в главной части </text:span><text:span text:style-name="T493">стоит </text:span><text:span text:style-name="T490">настоящее, то такие предложения называются условными</text:span></text:p>
      <text:p text:style-name="P121"><text:span text:style-name="T490">предложениями нулевого типа (</text:span><text:span text:style-name="T444">Z</text:span><text:span text:style-name="T442">ero </text:span><text:span text:style-name="T444">C</text:span><text:span text:style-name="T442">onditionals</text:span><text:span text:style-name="T490">). Они расска</text:span><text:span text:style-name="T492">зывают</text:span><text:span text:style-name="T490">, при каких</text:span></text:p>
      <text:p text:style-name="P507">условиях обычно происходят события (уклад жизни).</text:p>
      <text:p text:style-name="P484"/>
      <text:p text:style-name="P484">Water boils when the temperature is 100 degrees — Вода кипит, когда температура 100 град.</text:p>
      <text:p text:style-name="P484">When the sun goes down, it gets dark — Когда солнце садится, становится темно.</text:p>
      <text:p text:style-name="P484"/>
      <text:p text:style-name="P634"><text:span text:style-name="T464">Когда в главной части стоит будущее, то </text:span><text:span text:style-name="T468">это</text:span><text:span text:style-name="T464"> условн</text:span><text:span text:style-name="T469">ые</text:span><text:span text:style-name="T468"> </text:span><text:span text:style-name="T464">предложени</text:span><text:span text:style-name="T469">я</text:span><text:span text:style-name="T464"> первого типа </text:span></text:p>
      <text:p text:style-name="P635"><text:span text:style-name="T464">(</text:span><text:span text:style-name="T445">F</text:span><text:span text:style-name="T442">irst </text:span><text:span text:style-name="T445">С</text:span><text:span text:style-name="T442">onditional</text:span><text:span text:style-name="T445">s</text:span><text:span text:style-name="T464">). </text:span><text:span text:style-name="T469">Они описывают </text:span><text:span text:style-name="T464">услови</text:span><text:span text:style-name="T469">я</text:span><text:span text:style-name="T464">, при </text:span><text:span text:style-name="T469">которых</text:span><text:span text:style-name="T464"> произойдут будущие события (планы). </text:span><text:span text:style-name="T469">З</text:span><text:span text:style-name="T468">ависим</text:span><text:span text:style-name="T469">я</text:span><text:span text:style-name="T468"> част</text:span><text:span text:style-name="T469">ь</text:span><text:span text:style-name="T468"> грамматически </text:span><text:span text:style-name="T469">в</text:span><text:span text:style-name="T468"> настояще</text:span><text:span text:style-name="T469">м</text:span><text:span text:style-name="T468">, но переводится будущим.</text:span></text:p>
      <text:p text:style-name="P507"/>
      <text:p text:style-name="P484">If it`s nice day tomorrow, I will go the beach — Если завтра будет хор. день, я пойду на пляж.</text:p>
      <text:p text:style-name="P484">I will go shopping if I have time — Я зайду в магазин, если у меня будет время.</text:p>
      <text:p text:style-name="P484"/>
      <text:p text:style-name="P632"><text:span text:style-name="T464">Условные предложения второго типа </text:span><text:span text:style-name="T469">(</text:span><text:span text:style-name="T446">Second Conditionals</text:span><text:span text:style-name="T469">)</text:span><text:span text:style-name="T464"> используются для описания нереальных ситуаций, связанных с настоящим (альтернативная реальность).</text:span></text:p>
      <text:p text:style-name="P507"/>
      <text:p text:style-name="P121"><text:span text:style-name="T490">Главная часть содержит связку </text:span><text:span text:style-name="T442">would + инфинитив</text:span><text:span text:style-name="T490">. Зависимая часть, грамматически,</text:span></text:p>
      <text:p text:style-name="P121"><text:span text:style-name="T490">стоит в прошешем времени, но привязана к настоящему. Союз </text:span><text:span text:style-name="T442">if</text:span><text:span text:style-name="T490"> переводится как «если бы».</text:span></text:p>
      <text:p text:style-name="P507"/>
      <text:p text:style-name="P336"><text:span text:style-name="T429">If</text:span><text:span text:style-name="T490"> he was rich (зависимая часть), he would buy Lamborgini (главная часть) —</text:span></text:p>
      <text:p text:style-name="P336"><text:span text:style-name="T429">Если бы</text:span><text:span text:style-name="T490"> он был богатым, он бы купил Ламборджини (would и will заменяют to?).</text:span></text:p>
      <text:p text:style-name="P485"/>
      <text:p text:style-name="P123"><text:span text:style-name="T490">Очень часто в условных предложениях второго типа в</text:span><text:span text:style-name="T442"> if-части</text:span><text:span text:style-name="T490">, глагол </text:span><text:span text:style-name="T442">be</text:span><text:span text:style-name="T490"> стоит в форме </text:span><text:span text:style-name="T442">were</text:span><text:span text:style-name="T490">,</text:span></text:p>
      <text:p text:style-name="P123"><text:span text:style-name="T490">даже после </text:span><text:span text:style-name="T442">I, he, she, it</text:span><text:span text:style-name="T490">. Это исключение из правил, которое нужно запомнить.</text:span></text:p>
      <text:p text:style-name="P485"/>
      <text:p text:style-name="P337"><text:span text:style-name="T490">If </text:span><text:span text:style-name="T429">he were</text:span><text:span text:style-name="T490"> rich, he would buy Lamborgini — Если бы </text:span><text:span text:style-name="T429">он был</text:span><text:span text:style-name="T490"> богатым, он бы купил</text:span></text:p>
      <text:p text:style-name="P485">Ламборджини (такой вариант тоже считается правильным).</text:p>
      <text:p text:style-name="P482"/>
      <text:p text:style-name="P672"><text:span text:style-name="T327">Таблица </text:span><text:span text:style-name="T328">форм</text:span><text:span text:style-name="T327"> глагола </text:span><text:span text:style-name="T105">b</text:span><text:span text:style-name="T106">e</text:span><text:span text:style-name="T327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11430655472">
          <table:table-cell table:style-name="Table5.A1" office:value-type="string">
            <text:p text:style-name="P674">Подлежащее</text:p>
          </table:table-cell>
          <table:table-cell table:style-name="Table5.A1" office:value-type="string">
            <text:p text:style-name="P675">Past</text:p>
          </table:table-cell>
          <table:table-cell table:style-name="Table5.A1" office:value-type="string">
            <text:p text:style-name="P675">Present</text:p>
          </table:table-cell>
          <table:table-cell table:style-name="Table5.D1" office:value-type="string">
            <text:p text:style-name="P675">Future</text:p>
          </table:table-cell>
        </table:table-row>
        <table:table-row table:style-name="TableLine94311427823712">
          <table:table-cell table:style-name="Table5.A2" office:value-type="string">
            <text:p text:style-name="P684">I</text:p>
          </table:table-cell>
          <table:table-cell table:style-name="Table5.A2" office:value-type="string">
            <text:p text:style-name="P685">was</text:p>
          </table:table-cell>
          <table:table-cell table:style-name="Table5.A2" office:value-type="string">
            <text:p text:style-name="P686">am</text:p>
          </table:table-cell>
          <table:table-cell table:style-name="Table5.D2" office:value-type="string">
            <text:p text:style-name="P687">will be</text:p>
          </table:table-cell>
        </table:table-row>
        <table:table-row table:style-name="TableLine94311427835904">
          <table:table-cell table:style-name="Table5.A2" office:value-type="string">
            <text:p text:style-name="P684">he/she/<text:span text:style-name="T625">it</text:span></text:p>
          </table:table-cell>
          <table:table-cell table:style-name="Table5.A2" office:value-type="string">
            <text:p text:style-name="P685">was</text:p>
          </table:table-cell>
          <table:table-cell table:style-name="Table5.A2" office:value-type="string">
            <text:p text:style-name="P686">is</text:p>
          </table:table-cell>
          <table:table-cell table:style-name="Table5.D2" office:value-type="string">
            <text:p text:style-name="P687">will be</text:p>
          </table:table-cell>
        </table:table-row>
        <table:table-row table:style-name="TableLine94311427841744">
          <table:table-cell table:style-name="Table5.A2" office:value-type="string">
            <text:p text:style-name="P684">you/we/they</text:p>
          </table:table-cell>
          <table:table-cell table:style-name="Table5.A2" office:value-type="string">
            <text:p text:style-name="P685">were</text:p>
          </table:table-cell>
          <table:table-cell table:style-name="Table5.A2" office:value-type="string">
            <text:p text:style-name="P686">are</text:p>
          </table:table-cell>
          <table:table-cell table:style-name="Table5.D2" office:value-type="string">
            <text:p text:style-name="P687">will be</text:p>
          </table:table-cell>
        </table:table-row>
      </table:table>
      <text:p text:style-name="P621"/>
      <text:p text:style-name="P637"><text:span text:style-name="T421">Таблица </text:span><text:span text:style-name="T422">личны</text:span><text:span text:style-name="T423">х</text:span><text:span text:style-name="T422"> и притяжательных </text:span><text:span text:style-name="T42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11427858160">
          <table:table-cell table:style-name="Table11.A1" table:number-columns-spanned="2" office:value-type="string">
            <text:p text:style-name="P676">Личные местоимения</text:p>
          </table:table-cell>
          <table:covered-table-cell/>
          <table:table-cell table:style-name="Table11.C1" table:number-columns-spanned="2" office:value-type="string">
            <text:p text:style-name="P676">Притяжательные местоимения</text:p>
          </table:table-cell>
          <table:covered-table-cell/>
        </table:table-row>
        <table:table-row table:style-name="TableLine94311427932224">
          <table:table-cell table:style-name="Table11.A2" office:value-type="string">
            <text:p text:style-name="P688"><text:span text:style-name="T626">и</text:span><text:span text:style-name="T627">менительный падеж</text:span></text:p>
            <text:p text:style-name="P690"><text:span text:style-name="T628">(</text:span>кто/что<text:span text:style-name="T628">)</text:span></text:p>
          </table:table-cell>
          <table:table-cell table:style-name="Table11.A2" office:value-type="string">
            <text:p text:style-name="P688"><text:span text:style-name="T626">о</text:span><text:span text:style-name="T627">бъектный падеж</text:span></text:p>
            <text:p text:style-name="P690"><text:span text:style-name="T628">(</text:span>кого, <text:span text:style-name="T628">к</text:span>ому, кем<text:span text:style-name="T628">)</text:span></text:p>
          </table:table-cell>
          <table:table-cell table:style-name="Table11.A2" office:value-type="string">
            <text:p text:style-name="P691"><text:span text:style-name="T628">с</text:span> существительным</text:p>
            <text:p text:style-name="P692">(чей)</text:p>
          </table:table-cell>
          <table:table-cell table:style-name="Table11.D2" office:value-type="string">
            <text:p text:style-name="P688"><text:span text:style-name="T628">о</text:span><text:span text:style-name="T627">тдельно</text:span></text:p>
            <text:p text:style-name="P692">(чей)</text:p>
          </table:table-cell>
        </table:table-row>
        <table:table-row table:style-name="TableLine94311427936768">
          <table:table-cell table:style-name="Table11.A2" office:value-type="string">
            <text:p text:style-name="P693">I</text:p>
          </table:table-cell>
          <table:table-cell table:style-name="Table11.A2" office:value-type="string">
            <text:p text:style-name="P693">me</text:p>
          </table:table-cell>
          <table:table-cell table:style-name="Table11.A2" office:value-type="string">
            <text:p text:style-name="P694">my</text:p>
          </table:table-cell>
          <table:table-cell table:style-name="Table11.D2" office:value-type="string">
            <text:p text:style-name="P694">mine</text:p>
          </table:table-cell>
        </table:table-row>
        <table:table-row table:style-name="TableLine94311427938912">
          <table:table-cell table:style-name="Table11.A2" office:value-type="string">
            <text:p text:style-name="P693">you</text:p>
          </table:table-cell>
          <table:table-cell table:style-name="Table11.A2" office:value-type="string">
            <text:p text:style-name="P693">you</text:p>
          </table:table-cell>
          <table:table-cell table:style-name="Table11.A2" office:value-type="string">
            <text:p text:style-name="P694">your</text:p>
          </table:table-cell>
          <table:table-cell table:style-name="Table11.D2" office:value-type="string">
            <text:p text:style-name="P694">yours</text:p>
          </table:table-cell>
        </table:table-row>
        <table:table-row table:style-name="TableLine94311427946992">
          <table:table-cell table:style-name="Table11.A2" office:value-type="string">
            <text:p text:style-name="P693">he</text:p>
          </table:table-cell>
          <table:table-cell table:style-name="Table11.A2" office:value-type="string">
            <text:p text:style-name="P693">him</text:p>
          </table:table-cell>
          <table:table-cell table:style-name="Table11.A2" office:value-type="string">
            <text:p text:style-name="P694">his</text:p>
          </table:table-cell>
          <table:table-cell table:style-name="Table11.D2" office:value-type="string">
            <text:p text:style-name="P694">his</text:p>
          </table:table-cell>
        </table:table-row>
        <table:table-row table:style-name="TableLine94311427937376">
          <table:table-cell table:style-name="Table11.A2" office:value-type="string">
            <text:p text:style-name="P693">she</text:p>
          </table:table-cell>
          <table:table-cell table:style-name="Table11.A2" office:value-type="string">
            <text:p text:style-name="P694">her</text:p>
          </table:table-cell>
          <table:table-cell table:style-name="Table11.A2" office:value-type="string">
            <text:p text:style-name="P694">her</text:p>
          </table:table-cell>
          <table:table-cell table:style-name="Table11.D2" office:value-type="string">
            <text:p text:style-name="P694">hers</text:p>
          </table:table-cell>
        </table:table-row>
        <table:table-row table:style-name="TableLine94311427965584">
          <table:table-cell table:style-name="Table11.A2" office:value-type="string">
            <text:p text:style-name="P693">it</text:p>
          </table:table-cell>
          <table:table-cell table:style-name="Table11.A2" office:value-type="string">
            <text:p text:style-name="P694">it</text:p>
          </table:table-cell>
          <table:table-cell table:style-name="Table11.A2" office:value-type="string">
            <text:p text:style-name="P694">its</text:p>
          </table:table-cell>
          <table:table-cell table:style-name="Table11.D2" office:value-type="string">
            <text:p text:style-name="P694">its</text:p>
          </table:table-cell>
        </table:table-row>
        <table:table-row table:style-name="TableLine94311427970640">
          <table:table-cell table:style-name="Table11.A2" office:value-type="string">
            <text:p text:style-name="P693">we</text:p>
          </table:table-cell>
          <table:table-cell table:style-name="Table11.A2" office:value-type="string">
            <text:p text:style-name="P694">us</text:p>
          </table:table-cell>
          <table:table-cell table:style-name="Table11.A2" office:value-type="string">
            <text:p text:style-name="P694">our</text:p>
          </table:table-cell>
          <table:table-cell table:style-name="Table11.D2" office:value-type="string">
            <text:p text:style-name="P694">ours</text:p>
          </table:table-cell>
        </table:table-row>
        <table:table-row table:style-name="TableLine94311427977360">
          <table:table-cell table:style-name="Table11.A2" office:value-type="string">
            <text:p text:style-name="P693">they</text:p>
          </table:table-cell>
          <table:table-cell table:style-name="Table11.A2" office:value-type="string">
            <text:p text:style-name="P694">them</text:p>
          </table:table-cell>
          <table:table-cell table:style-name="Table11.A2" office:value-type="string">
            <text:p text:style-name="P694">their</text:p>
          </table:table-cell>
          <table:table-cell table:style-name="Table11.D2" office:value-type="string">
            <text:p text:style-name="P694">theirs</text:p>
          </table:table-cell>
        </table:table-row>
      </table:table>
      <text:p text:style-name="P148"/>
      <text:p text:style-name="P637"><text:span text:style-name="T329">Таблица </text:span><text:span text:style-name="T330">условных предложений</text:span><text:span text:style-name="T329">:</text:span></text:p>
      <table:table table:name="Table14" table:style-name="Table14">
        <table:table-column table:style-name="Table14.A"/>
        <table:table-column table:style-name="Table14.B"/>
        <table:table-row table:style-name="TableLine94311428009344">
          <table:table-cell table:style-name="Table14.A1" office:value-type="string">
            <text:p text:style-name="P677">Тип</text:p>
          </table:table-cell>
          <table:table-cell table:style-name="Table14.B1" office:value-type="string">
            <text:p text:style-name="P677">Пример</text:p>
          </table:table-cell>
        </table:table-row>
        <table:table-row table:style-name="TableLine94311428112176">
          <table:table-cell table:style-name="Table14.A2" office:value-type="string">
            <text:p text:style-name="P695"><text:span text:style-name="T631">Z</text:span>ero <text:span text:style-name="T631">C</text:span>onditionals</text:p>
          </table:table-cell>
          <table:table-cell table:style-name="Table14.B2" office:value-type="string">
            <text:p text:style-name="P699"><text:span text:style-name="T629">If I </text:span><text:span text:style-name="T132">drive</text:span><text:span text:style-name="T629"> home early, I </text:span><text:span text:style-name="T132">watch</text:span><text:span text:style-name="T629"> some movie (уклад жизни)</text:span></text:p>
          </table:table-cell>
        </table:table-row>
        <table:table-row table:style-name="TableLine94311428125936">
          <table:table-cell table:style-name="Table14.A2" office:value-type="string">
            <text:p text:style-name="P695"><text:span text:style-name="T631">F</text:span>irst <text:span text:style-name="T631">C</text:span>onditionals</text:p>
          </table:table-cell>
          <table:table-cell table:style-name="Table14.B2" office:value-type="string">
            <text:p text:style-name="P696">If I <text:span text:style-name="T131">drive</text:span> home early today, I <text:span text:style-name="T131">will watch</text:span> some movie (планы)</text:p>
          </table:table-cell>
        </table:table-row>
        <table:table-row table:style-name="TableLine94311428128032">
          <table:table-cell table:style-name="Table14.A2" office:value-type="string">
            <text:p text:style-name="P695"><text:span text:style-name="T631">S</text:span>ec. <text:span text:style-name="T631">C</text:span>onditionals</text:p>
          </table:table-cell>
          <table:table-cell table:style-name="Table14.B2" office:value-type="string">
            <text:p text:style-name="P699"><text:span text:style-name="T629">If I </text:span><text:span text:style-name="T132">drove</text:span><text:span text:style-name="T629"> home earcly, I </text:span><text:span text:style-name="T132">would watch</text:span><text:span text:style-name="T629"> some movie (</text:span><text:span text:style-name="T630">нереальность</text:span><text:span text:style-name="T629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11428152496">
          <table:table-cell table:style-name="Table2.A1" office:value-type="string">
            <text:p text:style-name="P678">Глагол</text:p>
          </table:table-cell>
          <table:table-cell table:style-name="Table2.A1" office:value-type="string">
            <text:p text:style-name="P688"><text:span text:style-name="T389">З</text:span><text:span text:style-name="T390">начение</text:span></text:p>
          </table:table-cell>
          <table:table-cell table:style-name="Table2.C1" office:value-type="string">
            <text:p text:style-name="P688"><text:span text:style-name="T389">В</text:span><text:span text:style-name="T390">рем</text:span><text:span text:style-name="T389">я</text:span></text:p>
          </table:table-cell>
        </table:table-row>
        <table:table-row table:style-name="TableLine94311428187376">
          <table:table-cell table:style-name="Table2.A2" office:value-type="string">
            <text:p text:style-name="P697">can</text:p>
          </table:table-cell>
          <table:table-cell table:style-name="Table2.A2" office:value-type="string">
            <text:p text:style-name="P697">могу, умею</text:p>
          </table:table-cell>
          <table:table-cell table:style-name="Table2.C2" office:value-type="string">
            <text:p text:style-name="P697">настоящее и будущее</text:p>
          </table:table-cell>
        </table:table-row>
        <table:table-row table:style-name="TableLine94311428220800">
          <table:table-cell table:style-name="Table2.A2" office:value-type="string">
            <text:p text:style-name="P697">could</text:p>
          </table:table-cell>
          <table:table-cell table:style-name="Table2.A2" office:value-type="string">
            <text:p text:style-name="P697">мог, умел</text:p>
          </table:table-cell>
          <table:table-cell table:style-name="Table2.C2" office:value-type="string">
            <text:p text:style-name="P697">прошедшее</text:p>
          </table:table-cell>
        </table:table-row>
        <table:table-row table:style-name="TableLine94311428230448">
          <table:table-cell table:style-name="Table2.A2" office:value-type="string">
            <text:p text:style-name="P697">might, may</text:p>
          </table:table-cell>
          <table:table-cell table:style-name="Table2.A2" office:value-type="string">
            <text:p text:style-name="P697">может быть, мог бы,</text:p>
          </table:table-cell>
          <table:table-cell table:style-name="Table2.C2" office:value-type="string">
            <text:p text:style-name="P697">настоящее и будущие</text:p>
          </table:table-cell>
        </table:table-row>
        <table:table-row table:style-name="TableLine94311428233440">
          <table:table-cell table:style-name="Table2.A2" office:value-type="string">
            <text:p text:style-name="P697">must</text:p>
          </table:table-cell>
          <table:table-cell table:style-name="Table2.A2" office:value-type="string">
            <text:p text:style-name="P697">должен, нужно, нельзя</text:p>
          </table:table-cell>
          <table:table-cell table:style-name="Table2.C2" office:value-type="string">
            <text:p text:style-name="P697">настоящее</text:p>
          </table:table-cell>
        </table:table-row>
        <table:table-row table:style-name="TableLine94311428255552">
          <table:table-cell table:style-name="Table2.A2" office:value-type="string">
            <text:p text:style-name="P697">should</text:p>
          </table:table-cell>
          <table:table-cell table:style-name="Table2.A2" office:value-type="string">
            <text:p text:style-name="P697">следует сделать (совет)</text:p>
          </table:table-cell>
          <table:table-cell table:style-name="Table2.C2" office:value-type="string">
            <text:p text:style-name="P697">настоящее и будущие</text:p>
          </table:table-cell>
        </table:table-row>
        <table:table-row table:style-name="TableLine94311428258176">
          <table:table-cell table:style-name="Table2.A2" office:value-type="string">
            <text:p text:style-name="P697">would</text:p>
          </table:table-cell>
          <table:table-cell table:style-name="Table2.A2" office:value-type="string">
            <text:p text:style-name="P697">частица «бы»</text:p>
          </table:table-cell>
          <table:table-cell table:style-name="Table2.C2" office:value-type="string">
            <text:p text:style-name="P697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11428309136">
          <table:table-cell table:style-name="Table3.A1" office:value-type="string">
            <text:p text:style-name="P679">Конструкция</text:p>
          </table:table-cell>
          <table:table-cell table:style-name="Table3.A1" office:value-type="string">
            <text:p text:style-name="P679">Значение</text:p>
          </table:table-cell>
          <table:table-cell table:style-name="Table3.C1" office:value-type="string">
            <text:p text:style-name="P679">Время</text:p>
          </table:table-cell>
        </table:table-row>
        <table:table-row table:style-name="TableLine94311428322304">
          <table:table-cell table:style-name="Table3.A2" office:value-type="string">
            <text:p text:style-name="P698">be able to</text:p>
          </table:table-cell>
          <table:table-cell table:style-name="Table3.A2" office:value-type="string">
            <text:p text:style-name="P698">могу (близко к can)</text:p>
          </table:table-cell>
          <table:table-cell table:style-name="Table3.C2" office:value-type="string">
            <text:p text:style-name="P698">be меняется по временам</text:p>
          </table:table-cell>
        </table:table-row>
        <table:table-row table:style-name="TableLine94311428272128">
          <table:table-cell table:style-name="Table3.A2" office:value-type="string">
            <text:p text:style-name="P698">have to</text:p>
          </table:table-cell>
          <table:table-cell table:style-name="Table3.A2" office:value-type="string">
            <text:p text:style-name="P698">должен (близко к must)</text:p>
          </table:table-cell>
          <table:table-cell table:style-name="Table3.C2" office:value-type="string">
            <text:p text:style-name="P698">have меняется по временам</text:p>
          </table:table-cell>
        </table:table-row>
        <table:table-row table:style-name="TableLine94311428335920">
          <table:table-cell table:style-name="Table3.A2" office:value-type="string">
            <text:p text:style-name="P698">used to</text:p>
          </table:table-cell>
          <table:table-cell table:style-name="Table3.A2" office:value-type="string">
            <text:p text:style-name="P698">раньше делал (близко к would)</text:p>
          </table:table-cell>
          <table:table-cell table:style-name="Table3.C2" office:value-type="string">
            <text:p text:style-name="P698">всегда в прошедшем</text:p>
          </table:table-cell>
        </table:table-row>
      </table:table>
      <text:p text:style-name="P673"><text:span text:style-name="T331">Таблица попу</text:span><text:span text:style-name="T332">л</text:span><text:span text:style-name="T331">я</text:span><text:span text:style-name="T332">р</text:span><text:span text:style-name="T331">ных</text:span><text:span text:style-name="T333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311428359136">
          <table:table-cell table:style-name="Table13.A1" office:value-type="string">
            <text:p text:style-name="P680">Связка</text:p>
          </table:table-cell>
          <table:table-cell table:style-name="Table13.A1" office:value-type="string">
            <text:p text:style-name="P680">Значение</text:p>
          </table:table-cell>
          <table:table-cell table:style-name="Table13.C1" office:value-type="string">
            <text:p text:style-name="P681">Контекст</text:p>
          </table:table-cell>
        </table:table-row>
        <table:table-row table:style-name="TableLine94311428529744">
          <table:table-cell table:style-name="Table13.A2" office:value-type="string">
            <text:p text:style-name="P700">back off</text:p>
          </table:table-cell>
          <table:table-cell table:style-name="Table13.A2" office:value-type="string">
            <text:p text:style-name="P700">отступать</text:p>
          </table:table-cell>
          <table:table-cell table:style-name="Table13.C2" office:value-type="string">
            <text:p text:style-name="P701"><text:span text:style-name="T632">The police told the protesters to </text:span><text:span text:style-name="T128">back off</text:span><text:span text:style-name="T632"> — </text:span></text:p>
            <text:p text:style-name="P701"><text:span text:style-name="T632">Полиция сказала протестующим </text:span><text:span text:style-name="T128">отступи</text:span><text:span text:style-name="T129">ть</text:span><text:span text:style-name="T632">.</text:span></text:p>
          </table:table-cell>
        </table:table-row>
        <table:table-row table:style-name="TableLine94311428534624">
          <table:table-cell table:style-name="Table13.A2" office:value-type="string">
            <text:p text:style-name="P700">be away</text:p>
          </table:table-cell>
          <table:table-cell table:style-name="Table13.A2" office:value-type="string">
            <text:p text:style-name="P700">отсутствовать, </text:p>
            <text:p text:style-name="P700">быть в отпуске</text:p>
          </table:table-cell>
          <table:table-cell table:style-name="Table13.C2" office:value-type="string">
            <text:p text:style-name="P702">She <text:span text:style-name="T126">is away</text:span> on business for three weeks — </text:p>
            <text:p text:style-name="P702">Она <text:span text:style-name="T126">отсутствует</text:span> по делам 3 недели.</text:p>
          </table:table-cell>
        </table:table-row>
        <table:table-row table:style-name="TableLine94311428538704">
          <table:table-cell table:style-name="Table13.A2" office:value-type="string">
            <text:p text:style-name="P700">break up</text:p>
          </table:table-cell>
          <table:table-cell table:style-name="Table13.A2" office:value-type="string">
            <text:p text:style-name="P700">разойтись, заканчивать отноше<text:span text:style-name="T632">н</text:span>ия, </text:p>
            <text:p text:style-name="P700">разбиться на части</text:p>
          </table:table-cell>
          <table:table-cell table:style-name="Table13.C2" office:value-type="string">
            <text:p text:style-name="P702">Yesterday we decided to <text:span text:style-name="T126">break up</text:span> — </text:p>
            <text:p text:style-name="P703">Вчера мы решили <text:span text:style-name="T126">разойтись</text:span>.</text:p>
            <text:p text:style-name="P705">Tha plate <text:span text:style-name="T126">broke up</text:span> when he dropped it on the floor <text:span text:style-name="T632">—</text:span></text:p>
            <text:p text:style-name="P705">Тарелка <text:span text:style-name="T126">разбилась</text:span>, когда он уронил ее на пол.</text:p>
          </table:table-cell>
        </table:table-row>
        <table:table-row table:style-name="TableLine94311428541008">
          <table:table-cell table:style-name="Table13.A2" office:value-type="string">
            <text:p text:style-name="P700">call back</text:p>
          </table:table-cell>
          <table:table-cell table:style-name="Table13.A2" office:value-type="string">
            <text:p text:style-name="P700">перезванивать</text:p>
          </table:table-cell>
          <table:table-cell table:style-name="Table13.C2" office:value-type="string">
            <text:p text:style-name="P705">I must <text:span text:style-name="T126">call</text:span> her <text:span text:style-name="T126">back</text:span> when <text:span text:style-name="T633">we get to the office — </text:span></text:p>
            <text:p text:style-name="P705"><text:span text:style-name="T633">Я должен </text:span><text:span text:style-name="T130">перезвонить</text:span><text:span text:style-name="T633"> ей, когда вернемся в офис.</text:span></text:p>
          </table:table-cell>
        </table:table-row>
        <table:table-row table:style-name="TableLine94311428543280">
          <table:table-cell table:style-name="Table13.A2" office:value-type="string">
            <text:p text:style-name="P700">fall down</text:p>
          </table:table-cell>
          <table:table-cell table:style-name="Table13.A2" office:value-type="string">
            <text:p text:style-name="P700">упасть на землю</text:p>
          </table:table-cell>
          <table:table-cell table:style-name="Table13.C2" office:value-type="string">
            <text:p text:style-name="P706">I slipped on the ice and <text:span text:style-name="T126">fell down</text:span> — </text:p>
            <text:p text:style-name="P706">Я подскользнулся на льду и <text:span text:style-name="T126">упал</text:span><text:span text:style-name="T293">.</text:span></text:p>
          </table:table-cell>
        </table:table-row>
        <table:table-row table:style-name="TableLine94311428545200">
          <table:table-cell table:style-name="Table13.A2" office:value-type="string">
            <text:p text:style-name="P700">eat out</text:p>
          </table:table-cell>
          <table:table-cell table:style-name="Table13.A2" office:value-type="string">
            <text:p text:style-name="P700">есть вне дома</text:p>
            <text:p text:style-name="P700"><text:span text:style-name="T632">(</text:span>в кафе <text:span text:style-name="T632">или </text:span>ресторане<text:span text:style-name="T632">)</text:span></text:p>
          </table:table-cell>
          <table:table-cell table:style-name="Table13.C2" office:value-type="string">
            <text:p text:style-name="P706">I don`t <text:span text:style-name="T126">eat out</text:span> much — Я не часто <text:span text:style-name="T126">хожу в кафе</text:span>.</text:p>
          </table:table-cell>
        </table:table-row>
        <table:table-row table:style-name="TableLine94311428547472">
          <table:table-cell table:style-name="Table13.A2" office:value-type="string">
            <text:p text:style-name="P700">get out</text:p>
          </table:table-cell>
          <table:table-cell table:style-name="Table13.A2" office:value-type="string">
            <text:p text:style-name="P689"><text:span text:style-name="T634">вынимать</text:span><text:span text:style-name="T635">, </text:span></text:p>
            <text:p text:style-name="P700">покинуть помещение</text:p>
          </table:table-cell>
          <table:table-cell table:style-name="Table13.C2" office:value-type="string">
            <text:p text:style-name="P706">I can <text:span text:style-name="T126">get out</text:span> if you want — </text:p>
            <text:p text:style-name="P706">Я могу <text:span text:style-name="T126">выйти</text:span>, если ты хочешь.</text:p>
          </table:table-cell>
        </table:table-row>
        <table:table-row table:style-name="TableLine94311428550672">
          <table:table-cell table:style-name="Table13.A2" office:value-type="string">
            <text:p text:style-name="P700">work out</text:p>
          </table:table-cell>
          <table:table-cell table:style-name="Table13.A2" office:value-type="string">
            <text:p text:style-name="P700">заниматься спортом, </text:p>
            <text:p text:style-name="P700">решать проблему</text:p>
          </table:table-cell>
          <table:table-cell table:style-name="Table13.C2" office:value-type="string">
            <text:p text:style-name="P706">Don`t worry. We`ll <text:span text:style-name="T131">work</text:span> it <text:span text:style-name="T131">out</text:span> — </text:p>
            <text:p text:style-name="P706">Не волнуйся, мы <text:span text:style-name="T131">найдем выход</text:span> из этой ситуации.</text:p>
          </table:table-cell>
        </table:table-row>
        <table:table-row table:style-name="TableLine94311428552592">
          <table:table-cell table:style-name="Table13.A2" office:value-type="string">
            <text:p text:style-name="P700">find out</text:p>
          </table:table-cell>
          <table:table-cell table:style-name="Table13.A2" office:value-type="string">
            <text:p text:style-name="P700">выяснить, </text:p>
            <text:p text:style-name="P700">узнать правду</text:p>
          </table:table-cell>
          <table:table-cell table:style-name="Table13.C2" office:value-type="string">
            <text:p text:style-name="P706">Let`s <text:span text:style-name="T131">find out</text:span> what`s going on here — </text:p>
            <text:p text:style-name="P706">Давайте <text:span text:style-name="T131">выясним</text:span>, что здесь происходит.</text:p>
          </table:table-cell>
        </table:table-row>
        <table:table-row table:style-name="TableLine94311428557184">
          <table:table-cell table:style-name="Table13.A2" office:value-type="string">
            <text:p text:style-name="P700">turn out</text:p>
          </table:table-cell>
          <table:table-cell table:style-name="Table13.A2" office:value-type="string">
            <text:p text:style-name="P704">выясняться, </text:p>
            <text:p text:style-name="P704">открывать правду</text:p>
          </table:table-cell>
          <table:table-cell table:style-name="Table13.C2" office:value-type="string">
            <text:p text:style-name="P706">It <text:span text:style-name="T131">turned out</text:span> that Mike knew the truth all the time —</text:p>
            <text:p text:style-name="P706"><text:span text:style-name="T131">Выяснилось</text:span>, что Майк знал правду все время.</text:p>
          </table:table-cell>
        </table:table-row>
        <table:table-row table:style-name="TableLine94311428560128">
          <table:table-cell table:style-name="Table13.A2" office:value-type="string">
            <text:p text:style-name="P700">turn on</text:p>
          </table:table-cell>
          <table:table-cell table:style-name="Table13.A2" office:value-type="string">
            <text:p text:style-name="P704">включить</text:p>
          </table:table-cell>
          <table:table-cell table:style-name="Table13.C2" office:value-type="string">
            <text:p text:style-name="P706">It`s dark. Let`s <text:span text:style-name="T131">turn</text:span> the light <text:span text:style-name="T131">on</text:span> — </text:p>
            <text:p text:style-name="P706">Стало темно. Давай <text:span text:style-name="T131">включим</text:span> свет.</text:p>
          </table:table-cell>
        </table:table-row>
        <table:table-row table:style-name="TableLine94311428563008">
          <table:table-cell table:style-name="Table13.A2" office:value-type="string">
            <text:p text:style-name="P700">turn off</text:p>
          </table:table-cell>
          <table:table-cell table:style-name="Table13.A2" office:value-type="string">
            <text:p text:style-name="P704">выключить</text:p>
          </table:table-cell>
          <table:table-cell table:style-name="Table13.C2" office:value-type="string">
            <text:p text:style-name="P707">Could you <text:span text:style-name="T131">turn off</text:span> the TV? — </text:p>
            <text:p text:style-name="P707">Не мог бы ты <text:span text:style-name="T131">выключить</text:span> телевизор?</text:p>
          </table:table-cell>
        </table:table-row>
        <table:table-row table:style-name="TableLine94311428567088">
          <table:table-cell table:style-name="Table13.A2" office:value-type="string">
            <text:p text:style-name="P700">go on</text:p>
          </table:table-cell>
          <table:table-cell table:style-name="Table13.A2" office:value-type="string">
            <text:p text:style-name="P704">происходить (о ситуации)</text:p>
          </table:table-cell>
          <table:table-cell table:style-name="Table13.C2" office:value-type="string">
            <text:p text:style-name="P707">What`s <text:span text:style-name="T131">going on</text:span> here? — Что здесь <text:span text:style-name="T131">происходит</text:span>?</text:p>
          </table:table-cell>
        </table:table-row>
        <table:table-row table:style-name="TableLine94311428570672">
          <table:table-cell table:style-name="Table13.A2" office:value-type="string">
            <text:p text:style-name="P700">carry on</text:p>
          </table:table-cell>
          <table:table-cell table:style-name="Table13.A2" office:value-type="string">
            <text:p text:style-name="P704">продолжать</text:p>
          </table:table-cell>
          <table:table-cell table:style-name="Table13.C2" office:value-type="string">
            <text:p text:style-name="P707">I`d like to <text:span text:style-name="T131">carry on</text:span> if you don`t mind — </text:p>
            <text:p text:style-name="P707">Я бы хотел <text:span text:style-name="T131">продолжить</text:span>, если вы не возражаете.</text:p>
          </table:table-cell>
        </table:table-row>
        <table:table-row table:style-name="TableLine94311428581904">
          <table:table-cell table:style-name="Table13.A2" office:value-type="string">
            <text:p text:style-name="P700">keep on</text:p>
          </table:table-cell>
          <table:table-cell table:style-name="Table13.A2" office:value-type="string">
            <text:p text:style-name="P704">постоянно делать</text:p>
          </table:table-cell>
          <table:table-cell table:style-name="Table13.C2" office:value-type="string">
            <text:p text:style-name="P707"><text:span text:style-name="T131">Keep on</text:span> working in order to succeed — </text:p>
            <text:p text:style-name="P707"><text:span text:style-name="T131">Продолжай</text:span> работать, чтобы добиться успеха.</text:p>
          </table:table-cell>
        </table:table-row>
        <table:table-row table:style-name="TableLine94311428328688">
          <table:table-cell table:style-name="Table13.A2" office:value-type="string">
            <text:p text:style-name="P700">put on</text:p>
          </table:table-cell>
          <table:table-cell table:style-name="Table13.A2" office:value-type="string">
            <text:p text:style-name="P704">надевать (одежду), </text:p>
            <text:p text:style-name="P704">набирать вес</text:p>
          </table:table-cell>
          <table:table-cell table:style-name="Table13.C2" office:value-type="string">
            <text:p text:style-name="P707">I see you`ve <text:span text:style-name="T131">put on</text:span> a few kilos — </text:p>
            <text:p text:style-name="P707">Вижу, ты <text:span text:style-name="T131">поправился</text:span> на пару килограммов.</text:p>
          </table:table-cell>
        </table:table-row>
        <table:table-row table:style-name="TableLine94311428332800">
          <table:table-cell table:style-name="Table13.A2" office:value-type="string">
            <text:p text:style-name="P700">take off</text:p>
          </table:table-cell>
          <table:table-cell table:style-name="Table13.A2" office:value-type="string">
            <text:p text:style-name="P704">снимать (одежду)</text:p>
          </table:table-cell>
          <table:table-cell table:style-name="Table13.C2" office:value-type="string">
            <text:p text:style-name="P707">You should <text:span text:style-name="T131">take off</text:span> these ugly pants — </text:p>
            <text:p text:style-name="P707">Тебе следует <text:span text:style-name="T131">снять</text:span> эти ужасные штаны.</text:p>
          </table:table-cell>
        </table:table-row>
        <table:table-row table:style-name="TableLine94311428607792">
          <table:table-cell table:style-name="Table13.A2" office:value-type="string">
            <text:p text:style-name="P700">calm down</text:p>
          </table:table-cell>
          <table:table-cell table:style-name="Table13.A2" office:value-type="string">
            <text:p text:style-name="P704">успокоиться</text:p>
          </table:table-cell>
          <table:table-cell table:style-name="Table13.C2" office:value-type="string">
            <text:p text:style-name="P707">Please, dear, <text:span text:style-name="T131">calm down</text:span> — </text:p>
            <text:p text:style-name="P707">Прошу тебя, <text:span text:style-name="T131">успокойся</text:span>, дорогая.</text:p>
          </table:table-cell>
        </table:table-row>
        <table:table-row table:style-name="TableLine94311428610656">
          <table:table-cell table:style-name="Table13.A2" office:value-type="string">
            <text:p text:style-name="P700">keep away</text:p>
          </table:table-cell>
          <table:table-cell table:style-name="Table13.A2" office:value-type="string">
            <text:p text:style-name="P704">держаться подальше, </text:p>
            <text:p text:style-name="P704">не приближаться</text:p>
          </table:table-cell>
          <table:table-cell table:style-name="Table13.C2" office:value-type="string">
            <text:p text:style-name="P708">Hazard! <text:span text:style-name="T131">Keep away</text:span> — </text:p>
            <text:p text:style-name="P708">Опасность! <text:span text:style-name="T131">Держитесь подальше</text:span>.</text:p>
          </table:table-cell>
        </table:table-row>
        <table:table-row table:style-name="TableLine94311428613408">
          <table:table-cell table:style-name="Table13.A2" office:value-type="string">
            <text:p text:style-name="P700">give up</text:p>
          </table:table-cell>
          <table:table-cell table:style-name="Table13.A2" office:value-type="string">
            <text:p text:style-name="P704">сдаваться</text:p>
          </table:table-cell>
          <table:table-cell table:style-name="Table13.C2" office:value-type="string">
            <text:p text:style-name="P708">Never <text:span text:style-name="T131">give up</text:span>! — Никогда не <text:span text:style-name="T131">сдавайся</text:span>!</text:p>
          </table:table-cell>
        </table:table-row>
      </table:table>
      <text:p text:style-name="P152"/>
      <text:p text:style-name="P671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311428615392">
          <table:table-cell table:style-name="Table6.A1" office:value-type="string">
            <text:p text:style-name="P683">Начальная форма</text:p>
          </table:table-cell>
          <table:table-cell table:style-name="Table6.A1" office:value-type="string">
            <text:p text:style-name="P683">2я форма</text:p>
          </table:table-cell>
          <table:table-cell table:style-name="Table6.A1" office:value-type="string">
            <text:p text:style-name="P682">3я форма</text:p>
          </table:table-cell>
          <table:table-cell table:style-name="Table6.D1" office:value-type="string">
            <text:p text:style-name="P682">Перевод</text:p>
          </table:table-cell>
        </table:table-row>
        <table:table-row table:style-name="TableLine94311428895184">
          <table:table-cell table:style-name="Table6.A2" office:value-type="string">
            <text:p text:style-name="P709">begin</text:p>
          </table:table-cell>
          <table:table-cell table:style-name="Table6.A2" office:value-type="string">
            <text:p text:style-name="P709">began</text:p>
          </table:table-cell>
          <table:table-cell table:style-name="Table6.A2" office:value-type="string">
            <text:p text:style-name="P709">begun</text:p>
          </table:table-cell>
          <table:table-cell table:style-name="Table6.D2" office:value-type="string">
            <text:p text:style-name="P709">начинать</text:p>
          </table:table-cell>
        </table:table-row>
        <table:table-row table:style-name="TableLine94311428912528">
          <table:table-cell table:style-name="Table6.A2" office:value-type="string">
            <text:p text:style-name="P709">break</text:p>
          </table:table-cell>
          <table:table-cell table:style-name="Table6.A2" office:value-type="string">
            <text:p text:style-name="P709">broke</text:p>
          </table:table-cell>
          <table:table-cell table:style-name="Table6.A2" office:value-type="string">
            <text:p text:style-name="P709">broken</text:p>
          </table:table-cell>
          <table:table-cell table:style-name="Table6.D2" office:value-type="string">
            <text:p text:style-name="P709">ломать</text:p>
          </table:table-cell>
        </table:table-row>
        <table:table-row table:style-name="TableLine94311428916848">
          <table:table-cell table:style-name="Table6.A2" office:value-type="string">
            <text:p text:style-name="P709">bring</text:p>
          </table:table-cell>
          <table:table-cell table:style-name="Table6.A2" office:value-type="string">
            <text:p text:style-name="P709">brought</text:p>
          </table:table-cell>
          <table:table-cell table:style-name="Table6.A2" office:value-type="string">
            <text:p text:style-name="P709">brought</text:p>
          </table:table-cell>
          <table:table-cell table:style-name="Table6.D2" office:value-type="string">
            <text:p text:style-name="P709">приносить</text:p>
          </table:table-cell>
        </table:table-row>
        <table:table-row table:style-name="TableLine94311428920176">
          <table:table-cell table:style-name="Table6.A2" office:value-type="string">
            <text:p text:style-name="P709">buy</text:p>
          </table:table-cell>
          <table:table-cell table:style-name="Table6.A2" office:value-type="string">
            <text:p text:style-name="P709">bought</text:p>
          </table:table-cell>
          <table:table-cell table:style-name="Table6.A2" office:value-type="string">
            <text:p text:style-name="P709">bought</text:p>
          </table:table-cell>
          <table:table-cell table:style-name="Table6.D2" office:value-type="string">
            <text:p text:style-name="P709">покупать</text:p>
          </table:table-cell>
        </table:table-row>
        <table:table-row table:style-name="TableLine94311428923568">
          <table:table-cell table:style-name="Table6.A2" office:value-type="string">
            <text:p text:style-name="P709">come</text:p>
          </table:table-cell>
          <table:table-cell table:style-name="Table6.A2" office:value-type="string">
            <text:p text:style-name="P709">came</text:p>
          </table:table-cell>
          <table:table-cell table:style-name="Table6.A2" office:value-type="string">
            <text:p text:style-name="P709">come</text:p>
          </table:table-cell>
          <table:table-cell table:style-name="Table6.D2" office:value-type="string">
            <text:p text:style-name="P709">приходить</text:p>
          </table:table-cell>
        </table:table-row>
        <table:table-row table:style-name="TableLine94311428929264">
          <table:table-cell table:style-name="Table6.A2" office:value-type="string">
            <text:p text:style-name="P709">do</text:p>
          </table:table-cell>
          <table:table-cell table:style-name="Table6.A2" office:value-type="string">
            <text:p text:style-name="P709">did</text:p>
          </table:table-cell>
          <table:table-cell table:style-name="Table6.A2" office:value-type="string">
            <text:p text:style-name="P709">done</text:p>
          </table:table-cell>
          <table:table-cell table:style-name="Table6.D2" office:value-type="string">
            <text:p text:style-name="P709">делать</text:p>
          </table:table-cell>
        </table:table-row>
        <table:table-row table:style-name="TableLine94311428932960">
          <table:table-cell table:style-name="Table6.A2" office:value-type="string">
            <text:p text:style-name="P709">drink</text:p>
          </table:table-cell>
          <table:table-cell table:style-name="Table6.A2" office:value-type="string">
            <text:p text:style-name="P709">drank</text:p>
          </table:table-cell>
          <table:table-cell table:style-name="Table6.A2" office:value-type="string">
            <text:p text:style-name="P709">drunk</text:p>
          </table:table-cell>
          <table:table-cell table:style-name="Table6.D2" office:value-type="string">
            <text:p text:style-name="P709">пить</text:p>
          </table:table-cell>
        </table:table-row>
        <table:table-row table:style-name="TableLine94311428941056">
          <table:table-cell table:style-name="Table6.A2" office:value-type="string">
            <text:p text:style-name="P709">eat</text:p>
          </table:table-cell>
          <table:table-cell table:style-name="Table6.A2" office:value-type="string">
            <text:p text:style-name="P709">ate</text:p>
          </table:table-cell>
          <table:table-cell table:style-name="Table6.A2" office:value-type="string">
            <text:p text:style-name="P709">eaten</text:p>
          </table:table-cell>
          <table:table-cell table:style-name="Table6.D2" office:value-type="string">
            <text:p text:style-name="P709">есть</text:p>
          </table:table-cell>
        </table:table-row>
        <table:table-row table:style-name="TableLine94311428944464">
          <table:table-cell table:style-name="Table6.A2" office:value-type="string">
            <text:p text:style-name="P709">fall</text:p>
          </table:table-cell>
          <table:table-cell table:style-name="Table6.A2" office:value-type="string">
            <text:p text:style-name="P709">fell</text:p>
          </table:table-cell>
          <table:table-cell table:style-name="Table6.A2" office:value-type="string">
            <text:p text:style-name="P709">fallen</text:p>
          </table:table-cell>
          <table:table-cell table:style-name="Table6.D2" office:value-type="string">
            <text:p text:style-name="P709">падать</text:p>
          </table:table-cell>
        </table:table-row>
        <table:table-row table:style-name="TableLine94311428957200">
          <table:table-cell table:style-name="Table6.A2" office:value-type="string">
            <text:p text:style-name="P709">fly</text:p>
          </table:table-cell>
          <table:table-cell table:style-name="Table6.A2" office:value-type="string">
            <text:p text:style-name="P709">flew</text:p>
          </table:table-cell>
          <table:table-cell table:style-name="Table6.A2" office:value-type="string">
            <text:p text:style-name="P709">flown</text:p>
          </table:table-cell>
          <table:table-cell table:style-name="Table6.D2" office:value-type="string">
            <text:p text:style-name="P709">летать</text:p>
          </table:table-cell>
        </table:table-row>
        <table:table-row table:style-name="TableLine94311428961216">
          <table:table-cell table:style-name="Table6.A2" office:value-type="string">
            <text:p text:style-name="P709">forget</text:p>
          </table:table-cell>
          <table:table-cell table:style-name="Table6.A2" office:value-type="string">
            <text:p text:style-name="P709">forgot</text:p>
          </table:table-cell>
          <table:table-cell table:style-name="Table6.A2" office:value-type="string">
            <text:p text:style-name="P709">forgotten</text:p>
          </table:table-cell>
          <table:table-cell table:style-name="Table6.D2" office:value-type="string">
            <text:p text:style-name="P709">забывать</text:p>
          </table:table-cell>
        </table:table-row>
        <table:table-row table:style-name="TableLine94311428964096">
          <table:table-cell table:style-name="Table6.A2" office:value-type="string">
            <text:p text:style-name="P709">get</text:p>
          </table:table-cell>
          <table:table-cell table:style-name="Table6.A2" office:value-type="string">
            <text:p text:style-name="P709">got</text:p>
          </table:table-cell>
          <table:table-cell table:style-name="Table6.A2" office:value-type="string">
            <text:p text:style-name="P709">got</text:p>
          </table:table-cell>
          <table:table-cell table:style-name="Table6.D2" office:value-type="string">
            <text:p text:style-name="P709">получать</text:p>
          </table:table-cell>
        </table:table-row>
        <table:table-row table:style-name="TableLine94311428984384">
          <table:table-cell table:style-name="Table6.A2" office:value-type="string">
            <text:p text:style-name="P710">give</text:p>
          </table:table-cell>
          <table:table-cell table:style-name="Table6.A2" office:value-type="string">
            <text:p text:style-name="P710">gave</text:p>
          </table:table-cell>
          <table:table-cell table:style-name="Table6.A2" office:value-type="string">
            <text:p text:style-name="P710">given</text:p>
          </table:table-cell>
          <table:table-cell table:style-name="Table6.D2" office:value-type="string">
            <text:p text:style-name="P710">давать</text:p>
          </table:table-cell>
        </table:table-row>
        <table:table-row table:style-name="TableLine94311428992944">
          <table:table-cell table:style-name="Table6.A2" office:value-type="string">
            <text:p text:style-name="P710">go</text:p>
          </table:table-cell>
          <table:table-cell table:style-name="Table6.A2" office:value-type="string">
            <text:p text:style-name="P710">went</text:p>
          </table:table-cell>
          <table:table-cell table:style-name="Table6.A2" office:value-type="string">
            <text:p text:style-name="P710">gone</text:p>
          </table:table-cell>
          <table:table-cell table:style-name="Table6.D2" office:value-type="string">
            <text:p text:style-name="P710">идти</text:p>
          </table:table-cell>
        </table:table-row>
        <table:table-row table:style-name="TableLine94311428998320">
          <table:table-cell table:style-name="Table6.A2" office:value-type="string">
            <text:p text:style-name="P711">have</text:p>
          </table:table-cell>
          <table:table-cell table:style-name="Table6.A2" office:value-type="string">
            <text:p text:style-name="P711">had</text:p>
          </table:table-cell>
          <table:table-cell table:style-name="Table6.A2" office:value-type="string">
            <text:p text:style-name="P711">had</text:p>
          </table:table-cell>
          <table:table-cell table:style-name="Table6.D2" office:value-type="string">
            <text:p text:style-name="P711">иметь </text:p>
          </table:table-cell>
        </table:table-row>
        <table:table-row table:style-name="TableLine94311429001904">
          <table:table-cell table:style-name="Table6.A2" office:value-type="string">
            <text:p text:style-name="P711">hear</text:p>
          </table:table-cell>
          <table:table-cell table:style-name="Table6.A2" office:value-type="string">
            <text:p text:style-name="P711">heard</text:p>
          </table:table-cell>
          <table:table-cell table:style-name="Table6.A2" office:value-type="string">
            <text:p text:style-name="P711">heard</text:p>
          </table:table-cell>
          <table:table-cell table:style-name="Table6.D2" office:value-type="string">
            <text:p text:style-name="P711">слышать</text:p>
          </table:table-cell>
        </table:table-row>
        <table:table-row table:style-name="TableLine94311429007600">
          <table:table-cell table:style-name="Table6.A2" office:value-type="string">
            <text:p text:style-name="P711">know</text:p>
          </table:table-cell>
          <table:table-cell table:style-name="Table6.A2" office:value-type="string">
            <text:p text:style-name="P711">knew</text:p>
          </table:table-cell>
          <table:table-cell table:style-name="Table6.A2" office:value-type="string">
            <text:p text:style-name="P711">known</text:p>
          </table:table-cell>
          <table:table-cell table:style-name="Table6.D2" office:value-type="string">
            <text:p text:style-name="P711">знать</text:p>
          </table:table-cell>
        </table:table-row>
        <table:table-row table:style-name="TableLine94311429008240">
          <table:table-cell table:style-name="Table6.A2" office:value-type="string">
            <text:p text:style-name="P711">lose</text:p>
          </table:table-cell>
          <table:table-cell table:style-name="Table6.A2" office:value-type="string">
            <text:p text:style-name="P711">lost</text:p>
          </table:table-cell>
          <table:table-cell table:style-name="Table6.A2" office:value-type="string">
            <text:p text:style-name="P711">lost</text:p>
          </table:table-cell>
          <table:table-cell table:style-name="Table6.D2" office:value-type="string">
            <text:p text:style-name="P711">терять</text:p>
          </table:table-cell>
        </table:table-row>
        <table:table-row table:style-name="TableLine94311428981552">
          <table:table-cell table:style-name="Table6.A2" office:value-type="string">
            <text:p text:style-name="P711">make</text:p>
          </table:table-cell>
          <table:table-cell table:style-name="Table6.A2" office:value-type="string">
            <text:p text:style-name="P711">made</text:p>
          </table:table-cell>
          <table:table-cell table:style-name="Table6.A2" office:value-type="string">
            <text:p text:style-name="P711">made</text:p>
          </table:table-cell>
          <table:table-cell table:style-name="Table6.D2" office:value-type="string">
            <text:p text:style-name="P711">делать</text:p>
          </table:table-cell>
        </table:table-row>
        <table:table-row table:style-name="TableLine94311429025664">
          <table:table-cell table:style-name="Table6.A2" office:value-type="string">
            <text:p text:style-name="P711">pay</text:p>
          </table:table-cell>
          <table:table-cell table:style-name="Table6.A2" office:value-type="string">
            <text:p text:style-name="P711">paid</text:p>
          </table:table-cell>
          <table:table-cell table:style-name="Table6.A2" office:value-type="string">
            <text:p text:style-name="P711">paid</text:p>
          </table:table-cell>
          <table:table-cell table:style-name="Table6.D2" office:value-type="string">
            <text:p text:style-name="P711">платить</text:p>
          </table:table-cell>
        </table:table-row>
        <table:table-row table:style-name="TableLine94311429042256">
          <table:table-cell table:style-name="Table6.A2" office:value-type="string">
            <text:p text:style-name="P711">put</text:p>
          </table:table-cell>
          <table:table-cell table:style-name="Table6.A2" office:value-type="string">
            <text:p text:style-name="P711">put</text:p>
          </table:table-cell>
          <table:table-cell table:style-name="Table6.A2" office:value-type="string">
            <text:p text:style-name="P711">put</text:p>
          </table:table-cell>
          <table:table-cell table:style-name="Table6.D2" office:value-type="string">
            <text:p text:style-name="P711">класть</text:p>
          </table:table-cell>
        </table:table-row>
        <table:table-row table:style-name="TableLine94311429048208">
          <table:table-cell table:style-name="Table6.A2" office:value-type="string">
            <text:p text:style-name="P711">read</text:p>
          </table:table-cell>
          <table:table-cell table:style-name="Table6.A2" office:value-type="string">
            <text:p text:style-name="P711">read</text:p>
          </table:table-cell>
          <table:table-cell table:style-name="Table6.A2" office:value-type="string">
            <text:p text:style-name="P711">read</text:p>
          </table:table-cell>
          <table:table-cell table:style-name="Table6.D2" office:value-type="string">
            <text:p text:style-name="P711">читать</text:p>
          </table:table-cell>
        </table:table-row>
        <table:table-row table:style-name="TableLine94311429054912">
          <table:table-cell table:style-name="Table6.A2" office:value-type="string">
            <text:p text:style-name="P711">say</text:p>
          </table:table-cell>
          <table:table-cell table:style-name="Table6.A2" office:value-type="string">
            <text:p text:style-name="P711">said</text:p>
          </table:table-cell>
          <table:table-cell table:style-name="Table6.A2" office:value-type="string">
            <text:p text:style-name="P711">said</text:p>
          </table:table-cell>
          <table:table-cell table:style-name="Table6.D2" office:value-type="string">
            <text:p text:style-name="P711">сказать</text:p>
          </table:table-cell>
        </table:table-row>
        <table:table-row table:style-name="TableLine94311429058288">
          <table:table-cell table:style-name="Table6.A2" office:value-type="string">
            <text:p text:style-name="P711">speak</text:p>
          </table:table-cell>
          <table:table-cell table:style-name="Table6.A2" office:value-type="string">
            <text:p text:style-name="P711">spoke</text:p>
          </table:table-cell>
          <table:table-cell table:style-name="Table6.A2" office:value-type="string">
            <text:p text:style-name="P711">spoken</text:p>
          </table:table-cell>
          <table:table-cell table:style-name="Table6.D2" office:value-type="string">
            <text:p text:style-name="P711">говорить</text:p>
          </table:table-cell>
        </table:table-row>
        <table:table-row table:style-name="TableLine94311429062448">
          <table:table-cell table:style-name="Table6.A2" office:value-type="string">
            <text:p text:style-name="P711">see</text:p>
          </table:table-cell>
          <table:table-cell table:style-name="Table6.A2" office:value-type="string">
            <text:p text:style-name="P711">saw</text:p>
          </table:table-cell>
          <table:table-cell table:style-name="Table6.A2" office:value-type="string">
            <text:p text:style-name="P711">seen</text:p>
          </table:table-cell>
          <table:table-cell table:style-name="Table6.D2" office:value-type="string">
            <text:p text:style-name="P711">видеть</text:p>
          </table:table-cell>
        </table:table-row>
        <table:table-row table:style-name="TableLine94311429068144">
          <table:table-cell table:style-name="Table6.A2" office:value-type="string">
            <text:p text:style-name="P711">sit</text:p>
          </table:table-cell>
          <table:table-cell table:style-name="Table6.A2" office:value-type="string">
            <text:p text:style-name="P711">sat</text:p>
          </table:table-cell>
          <table:table-cell table:style-name="Table6.A2" office:value-type="string">
            <text:p text:style-name="P711">sat</text:p>
          </table:table-cell>
          <table:table-cell table:style-name="Table6.D2" office:value-type="string">
            <text:p text:style-name="P711">сидеть</text:p>
          </table:table-cell>
        </table:table-row>
        <table:table-row table:style-name="TableLine94311429076224">
          <table:table-cell table:style-name="Table6.A2" office:value-type="string">
            <text:p text:style-name="P711">take</text:p>
          </table:table-cell>
          <table:table-cell table:style-name="Table6.A2" office:value-type="string">
            <text:p text:style-name="P711">took</text:p>
          </table:table-cell>
          <table:table-cell table:style-name="Table6.A2" office:value-type="string">
            <text:p text:style-name="P711">taken</text:p>
          </table:table-cell>
          <table:table-cell table:style-name="Table6.D2" office:value-type="string">
            <text:p text:style-name="P711">брать</text:p>
          </table:table-cell>
        </table:table-row>
        <table:table-row table:style-name="TableLine94311429083680">
          <table:table-cell table:style-name="Table6.A2" office:value-type="string">
            <text:p text:style-name="P712">teach</text:p>
          </table:table-cell>
          <table:table-cell table:style-name="Table6.A2" office:value-type="string">
            <text:p text:style-name="P713">taught</text:p>
          </table:table-cell>
          <table:table-cell table:style-name="Table6.A2" office:value-type="string">
            <text:p text:style-name="P712">taught</text:p>
          </table:table-cell>
          <table:table-cell table:style-name="Table6.D2" office:value-type="string">
            <text:p text:style-name="P712">обучать</text:p>
          </table:table-cell>
        </table:table-row>
        <table:table-row table:style-name="TableLine94311429087568">
          <table:table-cell table:style-name="Table6.A2" office:value-type="string">
            <text:p text:style-name="P711">tell</text:p>
          </table:table-cell>
          <table:table-cell table:style-name="Table6.A2" office:value-type="string">
            <text:p text:style-name="P711">told</text:p>
          </table:table-cell>
          <table:table-cell table:style-name="Table6.A2" office:value-type="string">
            <text:p text:style-name="P711">told</text:p>
          </table:table-cell>
          <table:table-cell table:style-name="Table6.D2" office:value-type="string">
            <text:p text:style-name="P711">рассказывать</text:p>
          </table:table-cell>
        </table:table-row>
        <table:table-row table:style-name="TableLine94311429097024">
          <table:table-cell table:style-name="Table6.A2" office:value-type="string">
            <text:p text:style-name="P711">think</text:p>
          </table:table-cell>
          <table:table-cell table:style-name="Table6.A2" office:value-type="string">
            <text:p text:style-name="P711">thought</text:p>
          </table:table-cell>
          <table:table-cell table:style-name="Table6.A2" office:value-type="string">
            <text:p text:style-name="P711">thought</text:p>
          </table:table-cell>
          <table:table-cell table:style-name="Table6.D2" office:value-type="string">
            <text:p text:style-name="P711">думать</text:p>
          </table:table-cell>
        </table:table-row>
        <table:table-row table:style-name="TableLine94311429099776">
          <table:table-cell table:style-name="Table6.A2" office:value-type="string">
            <text:p text:style-name="P711">win</text:p>
          </table:table-cell>
          <table:table-cell table:style-name="Table6.A2" office:value-type="string">
            <text:p text:style-name="P711">won</text:p>
          </table:table-cell>
          <table:table-cell table:style-name="Table6.A2" office:value-type="string">
            <text:p text:style-name="P711">won</text:p>
          </table:table-cell>
          <table:table-cell table:style-name="Table6.D2" office:value-type="string">
            <text:p text:style-name="P711">побеждать</text:p>
          </table:table-cell>
        </table:table-row>
        <table:table-row table:style-name="TableLine94311429104032">
          <table:table-cell table:style-name="Table6.A2" office:value-type="string">
            <text:p text:style-name="P711">write</text:p>
          </table:table-cell>
          <table:table-cell table:style-name="Table6.A2" office:value-type="string">
            <text:p text:style-name="P711">wrote</text:p>
          </table:table-cell>
          <table:table-cell table:style-name="Table6.A2" office:value-type="string">
            <text:p text:style-name="P711">written</text:p>
          </table:table-cell>
          <table:table-cell table:style-name="Table6.D2" office:value-type="string">
            <text:p text:style-name="P711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6T20:27:56.242363543</dc:date>
    <meta:editing-duration>PT12H12M7S</meta:editing-duration>
    <meta:editing-cycles>219</meta:editing-cycles>
    <meta:document-statistic meta:table-count="7" meta:image-count="0" meta:object-count="0" meta:page-count="38" meta:paragraph-count="1481" meta:word-count="11487" meta:character-count="71850" meta:non-whitespace-character-count="61390"/>
  </office:meta>
</office:document-meta>
</file>